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style:font-face style:name="DejaVu Sans Mono" svg:font-family="'DejaVu Sans Mono'"/>
    <style:font-face style:name="Lohit Devanagari1" svg:font-family="'Lohit Devanagari'"/>
    <style:font-face style:name="Microsoft Yahei" svg:font-family="'Microsoft Yahei', arial, sans-serif"/>
    <style:font-face style:name="思源黑体 CN Heavy" svg:font-family="'思源黑体 CN Heavy'"/>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automatic-styles>
    <style:style style:name="P1" style:family="paragraph" style:parent-style-name="Standard">
      <style:text-properties fo:color="#000000" style:font-name="DejaVu Sans" fo:font-size="9pt" officeooo:rsid="00256d05" officeooo:paragraph-rsid="0062d683" style:font-size-asian="9pt" style:font-size-complex="9pt"/>
    </style:style>
    <style:style style:name="P2" style:family="paragraph" style:parent-style-name="Standard">
      <style:text-properties fo:color="#000000" style:font-name="DejaVu Sans" fo:font-size="9pt" officeooo:rsid="00256d05" officeooo:paragraph-rsid="007303fa" style:font-size-asian="9pt" style:font-size-complex="9pt"/>
    </style:style>
    <style:style style:name="P3" style:family="paragraph" style:parent-style-name="Standard">
      <style:text-properties fo:color="#000000" style:font-name="DejaVu Sans" fo:font-size="9pt" officeooo:rsid="00256d05" officeooo:paragraph-rsid="0076b02a" style:font-size-asian="9pt" style:font-size-complex="9pt"/>
    </style:style>
    <style:style style:name="P4" style:family="paragraph" style:parent-style-name="Standard">
      <style:text-properties fo:color="#000000" style:font-name="DejaVu Sans" fo:font-size="9pt" officeooo:rsid="00256d05" officeooo:paragraph-rsid="008fe2dc" style:font-size-asian="9pt" style:font-size-complex="9pt"/>
    </style:style>
    <style:style style:name="P5" style:family="paragraph" style:parent-style-name="Standard">
      <style:text-properties fo:color="#000000" style:font-name="DejaVu Sans" fo:font-size="9pt" officeooo:rsid="00256d05" officeooo:paragraph-rsid="0091da14" style:font-size-asian="9pt" style:font-size-complex="9pt"/>
    </style:style>
    <style:style style:name="P6" style:family="paragraph" style:parent-style-name="Standard">
      <style:text-properties fo:color="#000000" style:font-name="DejaVu Sans" fo:font-size="9pt" officeooo:rsid="00256d05" officeooo:paragraph-rsid="0091f46f" style:font-size-asian="9pt" style:font-size-complex="9pt"/>
    </style:style>
    <style:style style:name="P7" style:family="paragraph" style:parent-style-name="Standard">
      <style:text-properties fo:color="#000000" style:font-name="DejaVu Sans" fo:font-size="9pt" officeooo:rsid="00256d05" officeooo:paragraph-rsid="009e91eb" style:font-size-asian="9pt" style:font-size-complex="9pt"/>
    </style:style>
    <style:style style:name="P8" style:family="paragraph" style:parent-style-name="Standard">
      <style:text-properties fo:color="#000000" style:font-name="DejaVu Sans" fo:font-size="9pt" officeooo:rsid="00256d05" officeooo:paragraph-rsid="00c76c7f" style:font-size-asian="9pt" style:font-size-complex="9pt"/>
    </style:style>
    <style:style style:name="P9" style:family="paragraph" style:parent-style-name="Standard">
      <style:text-properties fo:color="#000000" style:font-name="DejaVu Sans" fo:font-size="9pt" officeooo:rsid="00256d05" officeooo:paragraph-rsid="00d31423" style:font-size-asian="9pt" style:font-size-complex="9pt"/>
    </style:style>
    <style:style style:name="P10" style:family="paragraph" style:parent-style-name="Standard">
      <style:text-properties fo:color="#000000" style:font-name="DejaVu Sans" fo:font-size="9pt" officeooo:rsid="00256d05" officeooo:paragraph-rsid="00d37092" style:font-size-asian="9pt" style:font-size-complex="9pt"/>
    </style:style>
    <style:style style:name="P11" style:family="paragraph" style:parent-style-name="Standard">
      <style:text-properties fo:color="#000000" style:font-name="DejaVu Sans" fo:font-size="9pt" officeooo:rsid="00256d05" officeooo:paragraph-rsid="00f8fd2c" style:font-size-asian="9pt" style:font-size-complex="9pt"/>
    </style:style>
    <style:style style:name="P12" style:family="paragraph" style:parent-style-name="Standard">
      <style:text-properties fo:color="#000000" style:font-name="DejaVu Sans" fo:font-size="9pt" officeooo:rsid="00256d05" officeooo:paragraph-rsid="00ff2f41" style:font-size-asian="9pt" style:font-size-complex="9pt"/>
    </style:style>
    <style:style style:name="P13" style:family="paragraph" style:parent-style-name="Standard">
      <style:text-properties fo:color="#000000" style:font-name="DejaVu Sans" fo:font-size="9pt" officeooo:rsid="00256d05" officeooo:paragraph-rsid="0103c5c2" style:font-size-asian="9pt" style:font-size-complex="9pt"/>
    </style:style>
    <style:style style:name="P14" style:family="paragraph" style:parent-style-name="Standard">
      <style:text-properties fo:color="#000000" style:font-name="DejaVu Sans" fo:font-size="9pt" officeooo:rsid="00256d05" officeooo:paragraph-rsid="01109914" style:font-size-asian="9pt" style:font-size-complex="9pt"/>
    </style:style>
    <style:style style:name="P15" style:family="paragraph" style:parent-style-name="Standard">
      <style:text-properties fo:color="#000000" style:font-name="DejaVu Sans" fo:font-size="9pt" officeooo:rsid="00256d05" officeooo:paragraph-rsid="0115793b" style:font-size-asian="9pt" style:font-size-complex="9pt"/>
    </style:style>
    <style:style style:name="P16" style:family="paragraph" style:parent-style-name="Standard">
      <style:text-properties fo:color="#000000" style:font-name="DejaVu Sans" fo:font-size="9pt" officeooo:rsid="00256d05" officeooo:paragraph-rsid="011f1482" style:font-size-asian="9pt" style:font-size-complex="9pt"/>
    </style:style>
    <style:style style:name="P17" style:family="paragraph" style:parent-style-name="Standard">
      <style:text-properties fo:color="#000000" style:font-name="DejaVu Sans" fo:font-size="9pt" officeooo:rsid="00256d05" officeooo:paragraph-rsid="011fe765" style:font-size-asian="9pt" style:font-size-complex="9pt"/>
    </style:style>
    <style:style style:name="P18" style:family="paragraph" style:parent-style-name="Standard">
      <style:text-properties fo:color="#000000" style:font-name="DejaVu Sans" fo:font-size="9pt" officeooo:rsid="00256d05" officeooo:paragraph-rsid="0122df13" style:font-size-asian="9pt" style:font-size-complex="9pt"/>
    </style:style>
    <style:style style:name="P19" style:family="paragraph" style:parent-style-name="Standard">
      <style:text-properties fo:color="#000000" style:font-name="DejaVu Sans" fo:font-size="9pt" officeooo:rsid="00256d05" officeooo:paragraph-rsid="0146c474" style:font-size-asian="9pt" style:font-size-complex="9pt"/>
    </style:style>
    <style:style style:name="P20" style:family="paragraph" style:parent-style-name="Standard">
      <style:text-properties fo:color="#000000" style:font-name="DejaVu Sans" fo:font-size="9pt" officeooo:rsid="000f18c4" officeooo:paragraph-rsid="007303fa" style:font-size-asian="9pt" style:font-size-complex="9pt"/>
    </style:style>
    <style:style style:name="P21" style:family="paragraph" style:parent-style-name="Standard">
      <style:text-properties fo:color="#000000" style:font-name="DejaVu Sans" fo:font-size="9pt" officeooo:rsid="007f320b" officeooo:paragraph-rsid="0122df13" style:font-size-asian="9pt" style:font-size-complex="9pt"/>
    </style:style>
    <style:style style:name="P22" style:family="paragraph" style:parent-style-name="Standard">
      <style:text-properties fo:color="#000000" style:font-name="DejaVu Sans" fo:font-size="9pt" officeooo:rsid="007f320b" officeooo:paragraph-rsid="0141f1cb" style:font-size-asian="9pt" style:font-size-complex="9pt"/>
    </style:style>
    <style:style style:name="P23" style:family="paragraph" style:parent-style-name="Standard">
      <style:text-properties fo:color="#000000" style:font-name="DejaVu Sans" fo:font-size="9pt" officeooo:rsid="007f320b" officeooo:paragraph-rsid="01453e92" style:font-size-asian="9pt" style:font-size-complex="9pt"/>
    </style:style>
    <style:style style:name="P24" style:family="paragraph" style:parent-style-name="Standard">
      <style:text-properties fo:color="#000000" style:font-name="DejaVu Sans" fo:font-size="9pt" officeooo:rsid="007f320b" officeooo:paragraph-rsid="0146c474" style:font-size-asian="9pt" style:font-size-complex="9pt"/>
    </style:style>
    <style:style style:name="P25" style:family="paragraph" style:parent-style-name="Standard">
      <style:text-properties fo:color="#000000" style:font-name="DejaVu Sans" fo:font-size="9pt" officeooo:rsid="007f320b" officeooo:paragraph-rsid="016c1086" style:font-size-asian="9pt" style:font-size-complex="9pt"/>
    </style:style>
    <style:style style:name="P26" style:family="paragraph" style:parent-style-name="Standard">
      <style:text-properties fo:color="#000000" style:font-name="DejaVu Sans" fo:font-size="9pt" officeooo:rsid="007f320b" officeooo:paragraph-rsid="0143cd43" style:font-size-asian="9pt" style:font-size-complex="9pt"/>
    </style:style>
    <style:style style:name="P27" style:family="paragraph" style:parent-style-name="Standard">
      <style:text-properties fo:color="#000000" style:font-name="DejaVu Sans" fo:font-size="9pt" officeooo:rsid="007f320b" officeooo:paragraph-rsid="019ba48f" style:font-size-asian="9pt" style:font-size-complex="9pt"/>
    </style:style>
    <style:style style:name="P28" style:family="paragraph" style:parent-style-name="Standard">
      <style:text-properties fo:color="#000000" style:font-name="DejaVu Sans" fo:font-size="9pt" officeooo:paragraph-rsid="019a464d"/>
    </style:style>
    <style:style style:name="P29" style:family="paragraph" style:parent-style-name="Standard">
      <style:text-properties fo:font-size="9pt" officeooo:paragraph-rsid="0062d683" style:font-size-asian="9pt" style:font-size-complex="9pt"/>
    </style:style>
    <style:style style:name="P30" style:family="paragraph" style:parent-style-name="Preformatted_20_Text">
      <style:text-properties fo:color="#000000" style:font-name="DejaVu Sans" fo:font-size="9pt" officeooo:rsid="00105b14" officeooo:paragraph-rsid="0029b1c6" style:font-size-asian="9pt" style:font-size-complex="9pt"/>
    </style:style>
    <style:style style:name="P31" style:family="paragraph" style:parent-style-name="Preformatted_20_Text">
      <style:text-properties fo:color="#000000" style:font-name="DejaVu Sans" fo:font-size="9pt" officeooo:rsid="00105b14" officeooo:paragraph-rsid="00470682" style:font-size-asian="9pt" style:font-size-complex="9pt"/>
    </style:style>
    <style:style style:name="P32" style:family="paragraph" style:parent-style-name="Preformatted_20_Text">
      <style:text-properties fo:color="#000000" style:font-name="DejaVu Sans" fo:font-size="9pt" officeooo:rsid="00105b14" officeooo:paragraph-rsid="0055a93b" style:font-size-asian="9pt" style:font-size-complex="9pt"/>
    </style:style>
    <style:style style:name="P33" style:family="paragraph" style:parent-style-name="Preformatted_20_Text">
      <style:text-properties fo:color="#000000" style:font-name="DejaVu Sans" fo:font-size="9pt" officeooo:rsid="00105b14" officeooo:paragraph-rsid="0062d683" style:font-size-asian="9pt" style:font-size-complex="9pt"/>
    </style:style>
    <style:style style:name="P34" style:family="paragraph" style:parent-style-name="Preformatted_20_Text">
      <style:text-properties fo:color="#000000" style:font-name="DejaVu Sans" fo:font-size="9pt" officeooo:rsid="00105b14" officeooo:paragraph-rsid="006e126e" style:font-size-asian="9pt" style:font-size-complex="9pt"/>
    </style:style>
    <style:style style:name="P35" style:family="paragraph" style:parent-style-name="Preformatted_20_Text">
      <style:text-properties fo:color="#000000" style:font-name="DejaVu Sans" fo:font-size="9pt" officeooo:rsid="00105b14" officeooo:paragraph-rsid="0076b02a" style:font-size-asian="9pt" style:font-size-complex="9pt"/>
    </style:style>
    <style:style style:name="P36" style:family="paragraph" style:parent-style-name="Preformatted_20_Text">
      <style:text-properties fo:color="#000000" style:font-name="DejaVu Sans" fo:font-size="9pt" officeooo:rsid="00105b14" officeooo:paragraph-rsid="0080a35e" style:font-size-asian="9pt" style:font-size-complex="9pt"/>
    </style:style>
    <style:style style:name="P37" style:family="paragraph" style:parent-style-name="Preformatted_20_Text">
      <style:text-properties fo:color="#000000" style:font-name="DejaVu Sans" fo:font-size="9pt" officeooo:rsid="00105b14" officeooo:paragraph-rsid="0091f46f" style:font-size-asian="9pt" style:font-size-complex="9pt"/>
    </style:style>
    <style:style style:name="P38" style:family="paragraph" style:parent-style-name="Preformatted_20_Text">
      <style:text-properties fo:color="#000000" style:font-name="DejaVu Sans" fo:font-size="9pt" officeooo:rsid="00105b14" officeooo:paragraph-rsid="00a392fe" style:font-size-asian="9pt" style:font-size-complex="9pt"/>
    </style:style>
    <style:style style:name="P39" style:family="paragraph" style:parent-style-name="Preformatted_20_Text">
      <style:text-properties fo:color="#000000" style:font-name="DejaVu Sans" fo:font-size="9pt" officeooo:rsid="00105b14" officeooo:paragraph-rsid="00c76c7f" style:font-size-asian="9pt" style:font-size-complex="9pt"/>
    </style:style>
    <style:style style:name="P40" style:family="paragraph" style:parent-style-name="Preformatted_20_Text">
      <style:text-properties fo:color="#000000" style:font-name="DejaVu Sans" fo:font-size="9pt" officeooo:rsid="00105b14" officeooo:paragraph-rsid="00d37092" style:font-size-asian="9pt" style:font-size-complex="9pt"/>
    </style:style>
    <style:style style:name="P41" style:family="paragraph" style:parent-style-name="Preformatted_20_Text">
      <style:text-properties fo:color="#000000" style:font-name="DejaVu Sans" fo:font-size="9pt" officeooo:rsid="00105b14" officeooo:paragraph-rsid="0103c5c2" style:font-size-asian="9pt" style:font-size-complex="9pt"/>
    </style:style>
    <style:style style:name="P42" style:family="paragraph" style:parent-style-name="Preformatted_20_Text">
      <style:text-properties fo:color="#000000" style:font-name="DejaVu Sans" fo:font-size="9pt" officeooo:rsid="00105b14" officeooo:paragraph-rsid="0115793b" style:font-size-asian="9pt" style:font-size-complex="9pt"/>
    </style:style>
    <style:style style:name="P43" style:family="paragraph" style:parent-style-name="Preformatted_20_Text">
      <style:text-properties fo:color="#000000" style:font-name="DejaVu Sans" fo:font-size="9pt" officeooo:rsid="00105b14" officeooo:paragraph-rsid="0122df13" style:font-size-asian="9pt" style:font-size-complex="9pt"/>
    </style:style>
    <style:style style:name="P44" style:family="paragraph" style:parent-style-name="Preformatted_20_Text">
      <style:text-properties fo:color="#000000" style:font-name="DejaVu Sans" fo:font-size="9pt" officeooo:rsid="00105b14" officeooo:paragraph-rsid="0146c474" style:font-size-asian="9pt" style:font-size-complex="9pt"/>
    </style:style>
    <style:style style:name="P45" style:family="paragraph" style:parent-style-name="Preformatted_20_Text">
      <style:text-properties fo:color="#000000" style:font-name="DejaVu Sans" fo:font-size="9pt" officeooo:rsid="00105b14" officeooo:paragraph-rsid="01a2003c" style:font-size-asian="9pt" style:font-size-complex="9pt"/>
    </style:style>
    <style:style style:name="P46" style:family="paragraph" style:parent-style-name="Preformatted_20_Text">
      <style:text-properties fo:color="#000000" style:font-name="DejaVu Sans" fo:font-size="9pt" officeooo:rsid="00105b14" officeooo:paragraph-rsid="01ab0767" style:font-size-asian="9pt" style:font-size-complex="9pt"/>
    </style:style>
    <style:style style:name="P47" style:family="paragraph" style:parent-style-name="Preformatted_20_Text">
      <style:text-properties fo:color="#000000" style:font-name="DejaVu Sans" fo:font-size="9pt" officeooo:rsid="0013df66" officeooo:paragraph-rsid="00287dbe" style:font-size-asian="9pt" style:font-size-complex="9pt"/>
    </style:style>
    <style:style style:name="P48" style:family="paragraph" style:parent-style-name="Preformatted_20_Text">
      <style:text-properties fo:color="#000000" style:font-name="DejaVu Sans" fo:font-size="9pt" officeooo:rsid="0013df66" officeooo:paragraph-rsid="002b8d5e" style:font-size-asian="9pt" style:font-size-complex="9pt"/>
    </style:style>
    <style:style style:name="P49" style:family="paragraph" style:parent-style-name="Preformatted_20_Text">
      <style:text-properties fo:color="#000000" style:font-name="DejaVu Sans" fo:font-size="9pt" officeooo:rsid="0013df66" officeooo:paragraph-rsid="002c14b7" style:font-size-asian="9pt" style:font-size-complex="9pt"/>
    </style:style>
    <style:style style:name="P50" style:family="paragraph" style:parent-style-name="Preformatted_20_Text">
      <style:text-properties fo:color="#000000" style:font-name="DejaVu Sans" fo:font-size="9pt" officeooo:rsid="0013df66" officeooo:paragraph-rsid="00470682" style:font-size-asian="9pt" style:font-size-complex="9pt"/>
    </style:style>
    <style:style style:name="P51" style:family="paragraph" style:parent-style-name="Preformatted_20_Text">
      <style:text-properties fo:color="#000000" style:font-name="DejaVu Sans" fo:font-size="9pt" officeooo:rsid="0013df66" officeooo:paragraph-rsid="004eb88e" style:font-size-asian="9pt" style:font-size-complex="9pt"/>
    </style:style>
    <style:style style:name="P52" style:family="paragraph" style:parent-style-name="Preformatted_20_Text">
      <style:text-properties fo:color="#000000" style:font-name="DejaVu Sans" fo:font-size="9pt" officeooo:rsid="0013df66" officeooo:paragraph-rsid="0055a93b" style:font-size-asian="9pt" style:font-size-complex="9pt"/>
    </style:style>
    <style:style style:name="P53" style:family="paragraph" style:parent-style-name="Preformatted_20_Text">
      <style:text-properties fo:color="#000000" style:font-name="DejaVu Sans" fo:font-size="9pt" officeooo:rsid="0013df66" officeooo:paragraph-rsid="006e126e" style:font-size-asian="9pt" style:font-size-complex="9pt"/>
    </style:style>
    <style:style style:name="P54" style:family="paragraph" style:parent-style-name="Preformatted_20_Text">
      <style:text-properties fo:color="#000000" style:font-name="DejaVu Sans" fo:font-size="9pt" officeooo:rsid="0013df66" officeooo:paragraph-rsid="006dcef0" style:font-size-asian="9pt" style:font-size-complex="9pt"/>
    </style:style>
    <style:style style:name="P55" style:family="paragraph" style:parent-style-name="Preformatted_20_Text">
      <style:text-properties fo:color="#000000" style:font-name="DejaVu Sans" fo:font-size="9pt" officeooo:rsid="0013df66" officeooo:paragraph-rsid="0076b02a" style:font-size-asian="9pt" style:font-size-complex="9pt"/>
    </style:style>
    <style:style style:name="P56" style:family="paragraph" style:parent-style-name="Preformatted_20_Text">
      <style:text-properties fo:color="#000000" style:font-name="DejaVu Sans" fo:font-size="9pt" officeooo:rsid="0013df66" officeooo:paragraph-rsid="0080a35e" style:font-size-asian="9pt" style:font-size-complex="9pt"/>
    </style:style>
    <style:style style:name="P57" style:family="paragraph" style:parent-style-name="Preformatted_20_Text">
      <style:text-properties fo:color="#000000" style:font-name="DejaVu Sans" fo:font-size="9pt" officeooo:rsid="0013df66" officeooo:paragraph-rsid="00868aac" style:font-size-asian="9pt" style:font-size-complex="9pt"/>
    </style:style>
    <style:style style:name="P58" style:family="paragraph" style:parent-style-name="Preformatted_20_Text">
      <style:text-properties fo:color="#000000" style:font-name="DejaVu Sans" fo:font-size="9pt" officeooo:rsid="0013df66" officeooo:paragraph-rsid="0091f46f" style:font-size-asian="9pt" style:font-size-complex="9pt"/>
    </style:style>
    <style:style style:name="P59" style:family="paragraph" style:parent-style-name="Preformatted_20_Text">
      <style:text-properties fo:color="#000000" style:font-name="DejaVu Sans" fo:font-size="9pt" officeooo:rsid="0013df66" officeooo:paragraph-rsid="0094c056" style:font-size-asian="9pt" style:font-size-complex="9pt"/>
    </style:style>
    <style:style style:name="P60" style:family="paragraph" style:parent-style-name="Preformatted_20_Text">
      <style:text-properties fo:color="#000000" style:font-name="DejaVu Sans" fo:font-size="9pt" officeooo:rsid="0013df66" officeooo:paragraph-rsid="009e91eb" style:font-size-asian="9pt" style:font-size-complex="9pt"/>
    </style:style>
    <style:style style:name="P61" style:family="paragraph" style:parent-style-name="Preformatted_20_Text">
      <style:text-properties fo:color="#000000" style:font-name="DejaVu Sans" fo:font-size="9pt" officeooo:rsid="0013df66" officeooo:paragraph-rsid="00c76c7f" style:font-size-asian="9pt" style:font-size-complex="9pt"/>
    </style:style>
    <style:style style:name="P62" style:family="paragraph" style:parent-style-name="Preformatted_20_Text">
      <style:text-properties fo:color="#000000" style:font-name="DejaVu Sans" fo:font-size="9pt" officeooo:rsid="0013df66" officeooo:paragraph-rsid="00d37092" style:font-size-asian="9pt" style:font-size-complex="9pt"/>
    </style:style>
    <style:style style:name="P63" style:family="paragraph" style:parent-style-name="Preformatted_20_Text">
      <style:text-properties fo:color="#000000" style:font-name="DejaVu Sans" fo:font-size="9pt" officeooo:rsid="0013df66" officeooo:paragraph-rsid="0103c5c2" style:font-size-asian="9pt" style:font-size-complex="9pt"/>
    </style:style>
    <style:style style:name="P64" style:family="paragraph" style:parent-style-name="Preformatted_20_Text">
      <style:text-properties fo:color="#000000" style:font-name="DejaVu Sans" fo:font-size="9pt" officeooo:rsid="0013df66" officeooo:paragraph-rsid="0115793b" style:font-size-asian="9pt" style:font-size-complex="9pt"/>
    </style:style>
    <style:style style:name="P65" style:family="paragraph" style:parent-style-name="Preformatted_20_Text">
      <style:text-properties fo:color="#000000" style:font-name="DejaVu Sans" fo:font-size="9pt" officeooo:rsid="0013df66" officeooo:paragraph-rsid="0122df13" style:font-size-asian="9pt" style:font-size-complex="9pt"/>
    </style:style>
    <style:style style:name="P66" style:family="paragraph" style:parent-style-name="Preformatted_20_Text">
      <style:text-properties fo:color="#000000" style:font-name="DejaVu Sans" fo:font-size="9pt" officeooo:rsid="0013df66" officeooo:paragraph-rsid="0146c474" style:font-size-asian="9pt" style:font-size-complex="9pt"/>
    </style:style>
    <style:style style:name="P67" style:family="paragraph" style:parent-style-name="Preformatted_20_Text">
      <style:text-properties fo:color="#000000" style:font-name="DejaVu Sans" fo:font-size="9pt" officeooo:rsid="0013df66" officeooo:paragraph-rsid="0185d272" style:font-size-asian="9pt" style:font-size-complex="9pt"/>
    </style:style>
    <style:style style:name="P68" style:family="paragraph" style:parent-style-name="Preformatted_20_Text">
      <style:text-properties fo:color="#000000" style:font-name="DejaVu Sans" fo:font-size="9pt" officeooo:rsid="0013df66" officeooo:paragraph-rsid="0192c166" style:font-size-asian="9pt" style:font-size-complex="9pt"/>
    </style:style>
    <style:style style:name="P69" style:family="paragraph" style:parent-style-name="Preformatted_20_Text">
      <style:text-properties fo:color="#000000" style:font-name="DejaVu Sans" fo:font-size="9pt" officeooo:rsid="0013df66" officeooo:paragraph-rsid="01949ba1" style:font-size-asian="9pt" style:font-size-complex="9pt"/>
    </style:style>
    <style:style style:name="P70" style:family="paragraph" style:parent-style-name="Preformatted_20_Text">
      <style:text-properties fo:color="#000000" style:font-name="DejaVu Sans" fo:font-size="9pt" officeooo:rsid="0013df66" officeooo:paragraph-rsid="01988f7e" style:font-size-asian="9pt" style:font-size-complex="9pt"/>
    </style:style>
    <style:style style:name="P71" style:family="paragraph" style:parent-style-name="Preformatted_20_Text">
      <style:text-properties fo:color="#000000" style:font-name="DejaVu Sans" fo:font-size="9pt" officeooo:rsid="0013df66" officeooo:paragraph-rsid="01a2003c" style:font-size-asian="9pt" style:font-size-complex="9pt"/>
    </style:style>
    <style:style style:name="P72" style:family="paragraph" style:parent-style-name="Preformatted_20_Text">
      <style:text-properties fo:color="#000000" style:font-name="DejaVu Sans" fo:font-size="9pt" officeooo:rsid="0013df66" officeooo:paragraph-rsid="01ab0767" style:font-size-asian="9pt" style:font-size-complex="9pt"/>
    </style:style>
    <style:style style:name="P73" style:family="paragraph" style:parent-style-name="Preformatted_20_Text">
      <style:text-properties fo:color="#000000" style:font-name="DejaVu Sans" fo:font-size="9pt" officeooo:rsid="0013df66" officeooo:paragraph-rsid="01ae1e46" style:font-size-asian="9pt" style:font-size-complex="9pt"/>
    </style:style>
    <style:style style:name="P74" style:family="paragraph" style:parent-style-name="Preformatted_20_Text">
      <style:text-properties fo:color="#000000" style:font-name="DejaVu Sans" fo:font-size="9pt" officeooo:rsid="0013df66" officeooo:paragraph-rsid="01af5f57" style:font-size-asian="9pt" style:font-size-complex="9pt"/>
    </style:style>
    <style:style style:name="P75" style:family="paragraph" style:parent-style-name="Preformatted_20_Text">
      <style:text-properties fo:color="#000000" style:font-name="DejaVu Sans" fo:font-size="9pt" officeooo:rsid="0013df66" officeooo:paragraph-rsid="01b4608b" style:font-size-asian="9pt" style:font-size-complex="9pt"/>
    </style:style>
    <style:style style:name="P76" style:family="paragraph" style:parent-style-name="Preformatted_20_Text">
      <style:text-properties fo:color="#000000" style:font-name="DejaVu Sans" fo:font-size="9pt" officeooo:rsid="0013df66" officeooo:paragraph-rsid="01bd4e32" style:font-size-asian="9pt" style:font-size-complex="9pt"/>
    </style:style>
    <style:style style:name="P77" style:family="paragraph" style:parent-style-name="Preformatted_20_Text">
      <style:text-properties fo:color="#000000" style:font-name="DejaVu Sans" fo:font-size="9pt" officeooo:rsid="0013df66" officeooo:paragraph-rsid="01c3a3ea" style:font-size-asian="9pt" style:font-size-complex="9pt"/>
    </style:style>
    <style:style style:name="P78" style:family="paragraph" style:parent-style-name="Preformatted_20_Text">
      <style:text-properties fo:color="#000000" style:font-name="DejaVu Sans" fo:font-size="9pt" officeooo:rsid="00239843" officeooo:paragraph-rsid="00470682" style:font-size-asian="9pt" style:font-size-complex="9pt"/>
    </style:style>
    <style:style style:name="P79" style:family="paragraph" style:parent-style-name="Preformatted_20_Text">
      <style:text-properties fo:color="#000000" style:font-name="DejaVu Sans" fo:font-size="9pt" officeooo:rsid="00239843" officeooo:paragraph-rsid="00537034" style:font-size-asian="9pt" style:font-size-complex="9pt"/>
    </style:style>
    <style:style style:name="P80" style:family="paragraph" style:parent-style-name="Preformatted_20_Text">
      <style:text-properties fo:color="#000000" style:font-name="DejaVu Sans" fo:font-size="9pt" officeooo:rsid="00239843" officeooo:paragraph-rsid="0183eab0" style:font-size-asian="9pt" style:font-size-complex="9pt"/>
    </style:style>
    <style:style style:name="P81" style:family="paragraph" style:parent-style-name="Preformatted_20_Text">
      <style:text-properties fo:color="#000000" style:font-name="DejaVu Sans" fo:font-size="9pt" officeooo:rsid="000f18c4" officeooo:paragraph-rsid="000da431" style:font-size-asian="9pt" style:font-size-complex="9pt"/>
    </style:style>
    <style:style style:name="P82" style:family="paragraph" style:parent-style-name="Preformatted_20_Text">
      <style:text-properties fo:color="#000000" style:font-name="DejaVu Sans" fo:font-size="9pt" officeooo:rsid="000f18c4" officeooo:paragraph-rsid="00470682" style:font-size-asian="9pt" style:font-size-complex="9pt"/>
    </style:style>
    <style:style style:name="P83" style:family="paragraph" style:parent-style-name="Preformatted_20_Text">
      <style:text-properties fo:color="#000000" style:font-name="DejaVu Sans" fo:font-size="9pt" officeooo:paragraph-rsid="00470682" style:font-size-asian="9pt" style:font-size-complex="9pt"/>
    </style:style>
    <style:style style:name="P84" style:family="paragraph" style:parent-style-name="Preformatted_20_Text">
      <style:text-properties fo:color="#000000" style:font-name="DejaVu Sans" fo:font-size="9pt" officeooo:paragraph-rsid="00677af9" style:font-size-asian="9pt" style:font-size-complex="9pt"/>
    </style:style>
    <style:style style:name="P85" style:family="paragraph" style:parent-style-name="Preformatted_20_Text">
      <style:text-properties fo:color="#000000" style:font-name="DejaVu Sans" fo:font-size="9pt" officeooo:paragraph-rsid="006e126e" style:font-size-asian="9pt" style:font-size-complex="9pt"/>
    </style:style>
    <style:style style:name="P86" style:family="paragraph" style:parent-style-name="Preformatted_20_Text">
      <style:text-properties fo:color="#000000" style:font-name="DejaVu Sans" fo:font-size="9pt" officeooo:paragraph-rsid="0076b02a" style:font-size-asian="9pt" style:font-size-complex="9pt"/>
    </style:style>
    <style:style style:name="P87" style:family="paragraph" style:parent-style-name="Preformatted_20_Text">
      <style:text-properties fo:color="#000000" style:font-name="DejaVu Sans" fo:font-size="9pt" officeooo:rsid="0020ae53" officeooo:paragraph-rsid="007b36cb" style:font-size-asian="9pt" style:font-size-complex="9pt"/>
    </style:style>
    <style:style style:name="P88" style:family="paragraph" style:parent-style-name="Preformatted_20_Text">
      <style:text-properties fo:color="#000000" style:font-name="DejaVu Sans" fo:font-size="9pt" officeooo:paragraph-rsid="0080a35e" style:font-size-asian="9pt" style:font-size-complex="9pt"/>
    </style:style>
    <style:style style:name="P89" style:family="paragraph" style:parent-style-name="Preformatted_20_Text">
      <style:text-properties fo:color="#000000" style:font-name="DejaVu Sans" fo:font-size="9pt" officeooo:paragraph-rsid="0091f46f" style:font-size-asian="9pt" style:font-size-complex="9pt"/>
    </style:style>
    <style:style style:name="P90" style:family="paragraph" style:parent-style-name="Preformatted_20_Text">
      <style:text-properties fo:color="#000000" style:font-name="DejaVu Sans" fo:font-size="9pt" officeooo:paragraph-rsid="00a905f8" style:font-size-asian="9pt" style:font-size-complex="9pt"/>
    </style:style>
    <style:style style:name="P91" style:family="paragraph" style:parent-style-name="Preformatted_20_Text">
      <style:text-properties fo:color="#000000" style:font-name="DejaVu Sans" fo:font-size="9pt" officeooo:paragraph-rsid="00b5d394" style:font-size-asian="9pt" style:font-size-complex="9pt"/>
    </style:style>
    <style:style style:name="P92" style:family="paragraph" style:parent-style-name="Preformatted_20_Text">
      <style:text-properties fo:color="#000000" style:font-name="DejaVu Sans" fo:font-size="9pt" officeooo:paragraph-rsid="00c76c7f" style:font-size-asian="9pt" style:font-size-complex="9pt"/>
    </style:style>
    <style:style style:name="P93" style:family="paragraph" style:parent-style-name="Preformatted_20_Text">
      <style:text-properties fo:color="#000000" style:font-name="DejaVu Sans" fo:font-size="9pt" officeooo:paragraph-rsid="00e17d80" style:font-size-asian="9pt" style:font-size-complex="9pt"/>
    </style:style>
    <style:style style:name="P94" style:family="paragraph" style:parent-style-name="Preformatted_20_Text">
      <style:text-properties fo:color="#000000" style:font-name="DejaVu Sans" fo:font-size="9pt" officeooo:paragraph-rsid="01083fef" style:font-size-asian="9pt" style:font-size-complex="9pt"/>
    </style:style>
    <style:style style:name="P95" style:family="paragraph" style:parent-style-name="Preformatted_20_Text">
      <style:text-properties fo:color="#000000" style:font-name="DejaVu Sans" fo:font-size="9pt" officeooo:paragraph-rsid="0115793b" style:font-size-asian="9pt" style:font-size-complex="9pt"/>
    </style:style>
    <style:style style:name="P96" style:family="paragraph" style:parent-style-name="Preformatted_20_Text">
      <style:text-properties fo:color="#000000" style:font-name="DejaVu Sans" fo:font-size="9pt" officeooo:rsid="0127e14c" officeooo:paragraph-rsid="0146c474" style:font-size-asian="9pt" style:font-size-complex="9pt"/>
    </style:style>
    <style:style style:name="P97" style:family="paragraph" style:parent-style-name="Preformatted_20_Text">
      <style:text-properties fo:color="#000000" style:font-name="DejaVu Sans" fo:font-size="9pt" officeooo:rsid="0040d9cb" officeooo:paragraph-rsid="0183eab0" style:font-size-asian="9pt" style:font-size-complex="9pt"/>
    </style:style>
    <style:style style:name="P98" style:family="paragraph" style:parent-style-name="Preformatted_20_Text">
      <style:text-properties fo:color="#000000" style:font-name="DejaVu Sans" fo:font-size="9pt" officeooo:rsid="0040d9cb" officeooo:paragraph-rsid="0185d272" style:font-size-asian="9pt" style:font-size-complex="9pt"/>
    </style:style>
    <style:style style:name="P99" style:family="paragraph" style:parent-style-name="Preformatted_20_Text">
      <style:text-properties fo:color="#000000" style:font-name="DejaVu Sans" fo:font-size="9pt" officeooo:rsid="0040d9cb" officeooo:paragraph-rsid="018da3e3" style:font-size-asian="9pt" style:font-size-complex="9pt"/>
    </style:style>
    <style:style style:name="P100" style:family="paragraph" style:parent-style-name="Preformatted_20_Text">
      <style:text-properties fo:color="#000000" style:font-name="DejaVu Sans" fo:font-size="9pt" officeooo:rsid="0040d9cb" officeooo:paragraph-rsid="0192c166" style:font-size-asian="9pt" style:font-size-complex="9pt"/>
    </style:style>
    <style:style style:name="P101" style:family="paragraph" style:parent-style-name="Preformatted_20_Text">
      <style:text-properties fo:color="#000000" style:font-name="DejaVu Sans" fo:font-size="9pt" officeooo:rsid="0040d9cb" officeooo:paragraph-rsid="01949ba1" style:font-size-asian="9pt" style:font-size-complex="9pt"/>
    </style:style>
    <style:style style:name="P102" style:family="paragraph" style:parent-style-name="Preformatted_20_Text">
      <style:text-properties fo:color="#000000" style:font-name="DejaVu Sans" fo:font-size="9pt" officeooo:rsid="0040d9cb" officeooo:paragraph-rsid="01988f7e" style:font-size-asian="9pt" style:font-size-complex="9pt"/>
    </style:style>
    <style:style style:name="P103" style:family="paragraph" style:parent-style-name="Preformatted_20_Text">
      <style:text-properties fo:color="#000000" style:font-name="DejaVu Sans" fo:font-size="9pt" officeooo:rsid="0040d9cb" officeooo:paragraph-rsid="019f3c7e" style:font-size-asian="9pt" style:font-size-complex="9pt"/>
    </style:style>
    <style:style style:name="P104" style:family="paragraph" style:parent-style-name="Preformatted_20_Text">
      <style:text-properties fo:color="#000000" style:font-name="DejaVu Sans" fo:font-size="9pt" officeooo:rsid="0040d9cb" officeooo:paragraph-rsid="01ab0767" style:font-size-asian="9pt" style:font-size-complex="9pt"/>
    </style:style>
    <style:style style:name="P105" style:family="paragraph" style:parent-style-name="Preformatted_20_Text">
      <style:text-properties fo:color="#000000" style:font-name="DejaVu Sans" fo:font-size="9pt" officeooo:rsid="0040d9cb" officeooo:paragraph-rsid="01ae1e46" style:font-size-asian="9pt" style:font-size-complex="9pt"/>
    </style:style>
    <style:style style:name="P106" style:family="paragraph" style:parent-style-name="Preformatted_20_Text">
      <style:text-properties fo:color="#000000" style:font-name="DejaVu Sans" fo:font-size="9pt" officeooo:rsid="0040d9cb" officeooo:paragraph-rsid="01bd4e32" style:font-size-asian="9pt" style:font-size-complex="9pt"/>
    </style:style>
    <style:style style:name="P107" style:family="paragraph" style:parent-style-name="Preformatted_20_Text">
      <style:text-properties fo:color="#000000" style:font-name="DejaVu Sans" fo:font-size="9pt" officeooo:rsid="00256d05" officeooo:paragraph-rsid="01a2003c" style:font-size-asian="9pt" style:font-size-complex="9pt"/>
    </style:style>
    <style:style style:name="P108" style:family="paragraph" style:parent-style-name="Preformatted_20_Text">
      <style:text-properties fo:color="#000000" style:font-name="DejaVu Sans" fo:font-size="9pt" officeooo:rsid="019f3c7e" officeooo:paragraph-rsid="01aa3050" style:font-size-asian="9pt" style:font-size-complex="9pt"/>
    </style:style>
    <style:style style:name="P109" style:family="paragraph" style:parent-style-name="Preformatted_20_Text">
      <style:text-properties fo:color="#000000" style:font-name="DejaVu Sans" fo:font-size="9pt" officeooo:rsid="019f3c7e" officeooo:paragraph-rsid="01b38a03" style:font-size-asian="9pt" style:font-size-complex="9pt"/>
    </style:style>
    <style:style style:name="P110" style:family="paragraph" style:parent-style-name="Preformatted_20_Text">
      <style:text-properties fo:color="#000000" style:font-name="DejaVu Sans" fo:font-size="9pt" officeooo:rsid="01c70f39" officeooo:paragraph-rsid="01bd4e32" style:font-size-asian="9pt" style:font-size-complex="9pt"/>
    </style:style>
    <style:style style:name="P111" style:family="paragraph" style:parent-style-name="Preformatted_20_Text">
      <style:text-properties fo:color="#000000" style:font-name="DejaVu Sans" fo:font-size="9pt" officeooo:rsid="0013df66" officeooo:paragraph-rsid="002b8d5e" fo:background-color="#e4e4ff" style:font-size-asian="9pt" style:font-size-complex="9pt"/>
    </style:style>
    <style:style style:name="P112" style:family="paragraph" style:parent-style-name="Preformatted_20_Text">
      <style:text-properties fo:color="#000000" style:font-name="DejaVu Sans" fo:font-size="9pt" officeooo:rsid="0013df66" officeooo:paragraph-rsid="00470682" fo:background-color="#e4e4ff" style:font-size-asian="9pt" style:font-size-complex="9pt"/>
    </style:style>
    <style:style style:name="P113" style:family="paragraph" style:parent-style-name="Preformatted_20_Text">
      <style:text-properties fo:color="#000000" style:font-name="DejaVu Sans" fo:font-size="9pt" officeooo:rsid="0013df66" officeooo:paragraph-rsid="0055a93b" fo:background-color="#e4e4ff" style:font-size-asian="9pt" style:font-size-complex="9pt"/>
    </style:style>
    <style:style style:name="P114" style:family="paragraph" style:parent-style-name="Preformatted_20_Text">
      <style:text-properties fo:color="#000000" style:font-name="DejaVu Sans" fo:font-size="9pt" officeooo:rsid="0013df66" officeooo:paragraph-rsid="00677af9" fo:background-color="#e4e4ff" style:font-size-asian="9pt" style:font-size-complex="9pt"/>
    </style:style>
    <style:style style:name="P115" style:family="paragraph" style:parent-style-name="Preformatted_20_Text">
      <style:text-properties fo:color="#000000" style:font-name="DejaVu Sans" fo:font-size="9pt" officeooo:rsid="0013df66" officeooo:paragraph-rsid="006e126e" fo:background-color="#e4e4ff" style:font-size-asian="9pt" style:font-size-complex="9pt"/>
    </style:style>
    <style:style style:name="P116" style:family="paragraph" style:parent-style-name="Preformatted_20_Text">
      <style:text-properties fo:color="#000000" style:font-name="DejaVu Sans" fo:font-size="9pt" officeooo:rsid="0013df66" officeooo:paragraph-rsid="0076b02a" fo:background-color="#e4e4ff" style:font-size-asian="9pt" style:font-size-complex="9pt"/>
    </style:style>
    <style:style style:name="P117" style:family="paragraph" style:parent-style-name="Preformatted_20_Text">
      <style:text-properties fo:color="#000000" style:font-name="DejaVu Sans" fo:font-size="9pt" officeooo:rsid="0013df66" officeooo:paragraph-rsid="0080a35e" fo:background-color="#e4e4ff" style:font-size-asian="9pt" style:font-size-complex="9pt"/>
    </style:style>
    <style:style style:name="P118" style:family="paragraph" style:parent-style-name="Preformatted_20_Text">
      <style:text-properties fo:color="#000000" style:font-name="DejaVu Sans" fo:font-size="9pt" officeooo:rsid="0013df66" officeooo:paragraph-rsid="0091f46f" fo:background-color="#e4e4ff" style:font-size-asian="9pt" style:font-size-complex="9pt"/>
    </style:style>
    <style:style style:name="P119" style:family="paragraph" style:parent-style-name="Preformatted_20_Text">
      <style:text-properties fo:color="#000000" style:font-name="DejaVu Sans" fo:font-size="9pt" officeooo:rsid="0013df66" officeooo:paragraph-rsid="009e91eb" fo:background-color="#e4e4ff" style:font-size-asian="9pt" style:font-size-complex="9pt"/>
    </style:style>
    <style:style style:name="P120" style:family="paragraph" style:parent-style-name="Preformatted_20_Text">
      <style:text-properties fo:color="#000000" style:font-name="DejaVu Sans" fo:font-size="9pt" officeooo:rsid="0013df66" officeooo:paragraph-rsid="00b5d394" fo:background-color="#e4e4ff" style:font-size-asian="9pt" style:font-size-complex="9pt"/>
    </style:style>
    <style:style style:name="P121" style:family="paragraph" style:parent-style-name="Preformatted_20_Text">
      <style:text-properties fo:color="#000000" style:font-name="DejaVu Sans" fo:font-size="9pt" officeooo:rsid="0013df66" officeooo:paragraph-rsid="00d37092" fo:background-color="#e4e4ff" style:font-size-asian="9pt" style:font-size-complex="9pt"/>
    </style:style>
    <style:style style:name="P122" style:family="paragraph" style:parent-style-name="Preformatted_20_Text">
      <style:text-properties fo:color="#000000" style:font-name="DejaVu Sans" fo:font-size="9pt" officeooo:rsid="000f18c4" officeooo:paragraph-rsid="0094c056" fo:background-color="#e4e4ff" style:font-size-asian="9pt" style:font-size-complex="9pt"/>
    </style:style>
    <style:style style:name="P123" style:family="paragraph" style:parent-style-name="Preformatted_20_Text">
      <style:text-properties fo:color="#000000" style:font-name="DejaVu Sans" fo:font-size="9pt" officeooo:rsid="000f18c4" officeooo:paragraph-rsid="00f60e48" fo:background-color="#e4e4ff" style:font-size-asian="9pt" style:font-size-complex="9pt"/>
    </style:style>
    <style:style style:name="P124" style:family="paragraph" style:parent-style-name="Preformatted_20_Text">
      <style:text-properties fo:color="#000000" style:font-name="DejaVu Sans" fo:font-size="9pt" officeooo:rsid="000f18c4" officeooo:paragraph-rsid="0166b4dc" fo:background-color="#e4e4ff" style:font-size-asian="9pt" style:font-size-complex="9pt"/>
    </style:style>
    <style:style style:name="P125" style:family="paragraph" style:parent-style-name="Preformatted_20_Text">
      <style:text-properties fo:color="#000000" style:font-name="DejaVu Sans" fo:font-size="9pt" officeooo:rsid="0013df66" officeooo:paragraph-rsid="00677af9" fo:background-color="#e4e4ff" style:font-name-asian="Nimbus Mono L" style:font-size-asian="9pt" style:font-name-complex="Liberation Mono" style:font-size-complex="9pt"/>
    </style:style>
    <style:style style:name="P126" style:family="paragraph" style:parent-style-name="Preformatted_20_Text">
      <style:text-properties fo:color="#000000" style:font-name="DejaVu Sans" fo:font-size="9pt" officeooo:rsid="0013df66" officeooo:paragraph-rsid="006e126e" fo:background-color="#e4e4ff" style:font-name-asian="Nimbus Mono L" style:font-size-asian="9pt" style:font-name-complex="Liberation Mono" style:font-size-complex="9pt"/>
    </style:style>
    <style:style style:name="P127" style:family="paragraph" style:parent-style-name="Preformatted_20_Text">
      <style:text-properties fo:color="#000000" style:font-name="DejaVu Sans" fo:font-size="9pt" officeooo:rsid="0013df66" officeooo:paragraph-rsid="0076b02a" fo:background-color="#e4e4ff" style:font-name-asian="Nimbus Mono L" style:font-size-asian="9pt" style:font-name-complex="Liberation Mono" style:font-size-complex="9pt"/>
    </style:style>
    <style:style style:name="P128" style:family="paragraph" style:parent-style-name="Preformatted_20_Text">
      <style:text-properties fo:color="#000000" style:font-name="DejaVu Sans" fo:font-size="9pt" officeooo:rsid="0013df66" officeooo:paragraph-rsid="0080a35e" fo:background-color="#e4e4ff" style:font-name-asian="Nimbus Mono L" style:font-size-asian="9pt" style:font-name-complex="Liberation Mono" style:font-size-complex="9pt"/>
    </style:style>
    <style:style style:name="P129" style:family="paragraph" style:parent-style-name="Preformatted_20_Text">
      <style:text-properties fo:color="#000000" style:font-name="DejaVu Sans" fo:font-size="9pt" officeooo:rsid="0013df66" officeooo:paragraph-rsid="0094c056" fo:background-color="#e4e4ff" style:font-name-asian="Nimbus Mono L" style:font-size-asian="9pt" style:font-name-complex="Liberation Mono" style:font-size-complex="9pt"/>
    </style:style>
    <style:style style:name="P130" style:family="paragraph" style:parent-style-name="Preformatted_20_Text">
      <style:text-properties fo:color="#000000" style:font-name="DejaVu Sans" fo:font-size="9pt" officeooo:rsid="0013df66" officeooo:paragraph-rsid="0091f46f" fo:background-color="#e4e4ff" style:font-name-asian="Nimbus Mono L" style:font-size-asian="9pt" style:font-name-complex="Liberation Mono" style:font-size-complex="9pt"/>
    </style:style>
    <style:style style:name="P131" style:family="paragraph" style:parent-style-name="Preformatted_20_Text">
      <style:text-properties fo:color="#000000" style:font-name="DejaVu Sans" fo:font-size="9pt" officeooo:rsid="0013df66" officeooo:paragraph-rsid="009e91eb" fo:background-color="#e4e4ff" style:font-name-asian="Nimbus Mono L" style:font-size-asian="9pt" style:font-name-complex="Liberation Mono" style:font-size-complex="9pt"/>
    </style:style>
    <style:style style:name="P132" style:family="paragraph" style:parent-style-name="Preformatted_20_Text">
      <style:text-properties fo:color="#000000" style:font-name="DejaVu Sans" fo:font-size="9pt" officeooo:rsid="0013df66" officeooo:paragraph-rsid="00b5d394" fo:background-color="#e4e4ff" style:font-name-asian="Nimbus Mono L" style:font-size-asian="9pt" style:font-name-complex="Liberation Mono" style:font-size-complex="9pt"/>
    </style:style>
    <style:style style:name="P133" style:family="paragraph" style:parent-style-name="Preformatted_20_Text">
      <style:text-properties fo:color="#000000" style:font-name="DejaVu Sans" fo:font-size="9pt" officeooo:rsid="0013df66" officeooo:paragraph-rsid="00b78c1b" fo:background-color="#e4e4ff" style:font-name-asian="Nimbus Mono L" style:font-size-asian="9pt" style:font-name-complex="Liberation Mono" style:font-size-complex="9pt"/>
    </style:style>
    <style:style style:name="P134" style:family="paragraph" style:parent-style-name="Preformatted_20_Text">
      <style:text-properties fo:color="#000000" style:font-name="DejaVu Sans" fo:font-size="9pt" officeooo:rsid="0013df66" officeooo:paragraph-rsid="00b8e28b" fo:background-color="#e4e4ff" style:font-name-asian="Nimbus Mono L" style:font-size-asian="9pt" style:font-name-complex="Liberation Mono" style:font-size-complex="9pt"/>
    </style:style>
    <style:style style:name="P135" style:family="paragraph" style:parent-style-name="Preformatted_20_Text">
      <style:text-properties fo:color="#000000" style:font-name="DejaVu Sans" fo:font-size="9pt" officeooo:rsid="0013df66" officeooo:paragraph-rsid="00c76c7f" fo:background-color="#e4e4ff" style:font-name-asian="Nimbus Mono L" style:font-size-asian="9pt" style:font-name-complex="Liberation Mono" style:font-size-complex="9pt"/>
    </style:style>
    <style:style style:name="P136" style:family="paragraph" style:parent-style-name="Preformatted_20_Text">
      <style:text-properties fo:color="#000000" style:font-name="DejaVu Sans" fo:font-size="9pt" officeooo:rsid="0013df66" officeooo:paragraph-rsid="00d06fe2" fo:background-color="#e4e4ff" style:font-name-asian="Nimbus Mono L" style:font-size-asian="9pt" style:font-name-complex="Liberation Mono" style:font-size-complex="9pt"/>
    </style:style>
    <style:style style:name="P137" style:family="paragraph" style:parent-style-name="Preformatted_20_Text">
      <style:text-properties fo:color="#000000" style:font-name="DejaVu Sans" fo:font-size="9pt" officeooo:rsid="0013df66" officeooo:paragraph-rsid="00d37092" fo:background-color="#e4e4ff" style:font-name-asian="Nimbus Mono L" style:font-size-asian="9pt" style:font-name-complex="Liberation Mono" style:font-size-complex="9pt"/>
    </style:style>
    <style:style style:name="P138" style:family="paragraph" style:parent-style-name="Preformatted_20_Text">
      <style:text-properties fo:color="#000000" style:font-name="DejaVu Sans" fo:font-size="9pt" officeooo:rsid="0013df66" officeooo:paragraph-rsid="00e8770c" fo:background-color="#e4e4ff" style:font-name-asian="Nimbus Mono L" style:font-size-asian="9pt" style:font-name-complex="Liberation Mono" style:font-size-complex="9pt"/>
    </style:style>
    <style:style style:name="P139" style:family="paragraph" style:parent-style-name="Preformatted_20_Text">
      <style:text-properties fo:color="#000000" style:font-name="DejaVu Sans" fo:font-size="9pt" officeooo:rsid="0013df66" officeooo:paragraph-rsid="00f0c662" fo:background-color="#e4e4ff" style:font-name-asian="Nimbus Mono L" style:font-size-asian="9pt" style:font-name-complex="Liberation Mono" style:font-size-complex="9pt"/>
    </style:style>
    <style:style style:name="P140" style:family="paragraph" style:parent-style-name="Preformatted_20_Text">
      <style:text-properties fo:color="#000000" style:font-name="DejaVu Sans" fo:font-size="9pt" officeooo:rsid="0013df66" officeooo:paragraph-rsid="00f60e48" fo:background-color="#e4e4ff" style:font-name-asian="Nimbus Mono L" style:font-size-asian="9pt" style:font-name-complex="Liberation Mono" style:font-size-complex="9pt"/>
    </style:style>
    <style:style style:name="P141" style:family="paragraph" style:parent-style-name="Preformatted_20_Text">
      <style:text-properties fo:color="#000000" style:font-name="DejaVu Sans" fo:font-size="9pt" officeooo:rsid="0013df66" officeooo:paragraph-rsid="0103c5c2" fo:background-color="#e4e4ff" style:font-name-asian="Nimbus Mono L" style:font-size-asian="9pt" style:font-name-complex="Liberation Mono" style:font-size-complex="9pt"/>
    </style:style>
    <style:style style:name="P142" style:family="paragraph" style:parent-style-name="Preformatted_20_Text">
      <style:text-properties fo:color="#000000" style:font-name="DejaVu Sans" fo:font-size="9pt" officeooo:rsid="0013df66" officeooo:paragraph-rsid="0115793b" fo:background-color="#e4e4ff" style:font-name-asian="Nimbus Mono L" style:font-size-asian="9pt" style:font-name-complex="Liberation Mono" style:font-size-complex="9pt"/>
    </style:style>
    <style:style style:name="P143" style:family="paragraph" style:parent-style-name="Preformatted_20_Text">
      <style:text-properties fo:color="#000000" style:font-name="DejaVu Sans" fo:font-size="9pt" officeooo:rsid="0013df66" officeooo:paragraph-rsid="0122df13" fo:background-color="#e4e4ff" style:font-name-asian="Nimbus Mono L" style:font-size-asian="9pt" style:font-name-complex="Liberation Mono" style:font-size-complex="9pt"/>
    </style:style>
    <style:style style:name="P144" style:family="paragraph" style:parent-style-name="Preformatted_20_Text">
      <style:text-properties fo:color="#000000" style:font-name="DejaVu Sans" fo:font-size="9pt" officeooo:rsid="0013df66" officeooo:paragraph-rsid="0133e920" fo:background-color="#e4e4ff" style:font-name-asian="Nimbus Mono L" style:font-size-asian="9pt" style:font-name-complex="Liberation Mono" style:font-size-complex="9pt"/>
    </style:style>
    <style:style style:name="P145" style:family="paragraph" style:parent-style-name="Preformatted_20_Text">
      <style:text-properties fo:color="#000000" style:font-name="DejaVu Sans" fo:font-size="9pt" officeooo:rsid="0013df66" officeooo:paragraph-rsid="0137f113" fo:background-color="#e4e4ff" style:font-name-asian="Nimbus Mono L" style:font-size-asian="9pt" style:font-name-complex="Liberation Mono" style:font-size-complex="9pt"/>
    </style:style>
    <style:style style:name="P146" style:family="paragraph" style:parent-style-name="Preformatted_20_Text">
      <style:text-properties fo:color="#000000" style:font-name="DejaVu Sans" fo:font-size="9pt" officeooo:rsid="0013df66" officeooo:paragraph-rsid="0138a190" fo:background-color="#e4e4ff" style:font-name-asian="Nimbus Mono L" style:font-size-asian="9pt" style:font-name-complex="Liberation Mono" style:font-size-complex="9pt"/>
    </style:style>
    <style:style style:name="P147" style:family="paragraph" style:parent-style-name="Preformatted_20_Text">
      <style:text-properties fo:color="#000000" style:font-name="DejaVu Sans" fo:font-size="9pt" officeooo:rsid="0013df66" officeooo:paragraph-rsid="0146c474" fo:background-color="#e4e4ff" style:font-name-asian="Nimbus Mono L" style:font-size-asian="9pt" style:font-name-complex="Liberation Mono" style:font-size-complex="9pt"/>
    </style:style>
    <style:style style:name="P148" style:family="paragraph" style:parent-style-name="Preformatted_20_Text">
      <style:text-properties fo:color="#000000" style:font-name="DejaVu Sans" fo:font-size="9pt" officeooo:rsid="0013df66" officeooo:paragraph-rsid="0164e1cc" fo:background-color="#e4e4ff" style:font-name-asian="Nimbus Mono L" style:font-size-asian="9pt" style:font-name-complex="Liberation Mono" style:font-size-complex="9pt"/>
    </style:style>
    <style:style style:name="P149" style:family="paragraph" style:parent-style-name="Preformatted_20_Text">
      <style:text-properties fo:color="#000000" style:font-name="DejaVu Sans" fo:font-size="9pt" officeooo:rsid="0013df66" officeooo:paragraph-rsid="0166b4dc" fo:background-color="#e4e4ff" style:font-name-asian="Nimbus Mono L" style:font-size-asian="9pt" style:font-name-complex="Liberation Mono" style:font-size-complex="9pt"/>
    </style:style>
    <style:style style:name="P150" style:family="paragraph" style:parent-style-name="Preformatted_20_Text">
      <style:text-properties fo:color="#000000" style:font-name="DejaVu Sans" fo:font-size="9pt" officeooo:rsid="0013df66" officeooo:paragraph-rsid="01c3a3ea" fo:background-color="#e4e4ff" style:font-name-asian="Nimbus Mono L" style:font-size-asian="9pt" style:font-name-complex="Liberation Mono" style:font-size-complex="9pt"/>
    </style:style>
    <style:style style:name="P151" style:family="paragraph" style:parent-style-name="Preformatted_20_Text">
      <style:text-properties fo:color="#000000" style:font-name="DejaVu Sans" fo:font-size="9pt" officeooo:rsid="0013df66" officeooo:paragraph-rsid="006e126e" fo:background-color="#ffffff" style:font-size-asian="9pt" style:font-size-complex="9pt"/>
    </style:style>
    <style:style style:name="P152" style:family="paragraph" style:parent-style-name="Preformatted_20_Text">
      <style:text-properties fo:color="#000000" style:font-name="DejaVu Sans" fo:font-size="9pt" officeooo:rsid="000f18c4" officeooo:paragraph-rsid="0080a35e" fo:background-color="#ffffff" style:font-size-asian="9pt" style:font-size-complex="9pt"/>
    </style:style>
    <style:style style:name="P153" style:family="paragraph" style:parent-style-name="Preformatted_20_Text">
      <style:text-properties fo:color="#000000" style:font-name="DejaVu Sans" fo:font-size="9pt" officeooo:rsid="000f18c4" officeooo:paragraph-rsid="0091f46f" fo:background-color="#ffffff" style:font-size-asian="9pt" style:font-size-complex="9pt"/>
    </style:style>
    <style:style style:name="P154" style:family="paragraph" style:parent-style-name="Preformatted_20_Text">
      <style:text-properties fo:color="#000000" style:font-name="DejaVu Sans" fo:font-size="9pt" officeooo:rsid="000f18c4" officeooo:paragraph-rsid="009e91eb" fo:background-color="#ffffff" style:font-size-asian="9pt" style:font-size-complex="9pt"/>
    </style:style>
    <style:style style:name="P155" style:family="paragraph" style:parent-style-name="Preformatted_20_Text">
      <style:text-properties fo:color="#000000" style:font-name="DejaVu Sans" fo:font-size="9pt" officeooo:rsid="000f18c4" officeooo:paragraph-rsid="00b5d394" fo:background-color="#ffffff" style:font-size-asian="9pt" style:font-size-complex="9pt"/>
    </style:style>
    <style:style style:name="P156" style:family="paragraph" style:parent-style-name="Preformatted_20_Text">
      <style:text-properties fo:color="#000000" style:font-name="DejaVu Sans" fo:font-size="9pt" officeooo:rsid="000f18c4" officeooo:paragraph-rsid="00b78c1b" fo:background-color="#ffffff" style:font-size-asian="9pt" style:font-size-complex="9pt"/>
    </style:style>
    <style:style style:name="P157" style:family="paragraph" style:parent-style-name="Preformatted_20_Text">
      <style:text-properties fo:color="#000000" style:font-name="DejaVu Sans" fo:font-size="9pt" officeooo:rsid="000f18c4" officeooo:paragraph-rsid="00c76c7f" fo:background-color="#ffffff" style:font-size-asian="9pt" style:font-size-complex="9pt"/>
    </style:style>
    <style:style style:name="P158" style:family="paragraph" style:parent-style-name="Preformatted_20_Text">
      <style:text-properties fo:color="#000000" style:font-name="DejaVu Sans" fo:font-size="9pt" officeooo:rsid="000f18c4" officeooo:paragraph-rsid="00d06fe2" fo:background-color="#ffffff" style:font-size-asian="9pt" style:font-size-complex="9pt"/>
    </style:style>
    <style:style style:name="P159" style:family="paragraph" style:parent-style-name="Preformatted_20_Text">
      <style:text-properties fo:color="#000000" style:font-name="DejaVu Sans" fo:font-size="9pt" officeooo:rsid="000f18c4" officeooo:paragraph-rsid="00d37092" fo:background-color="#ffffff" style:font-size-asian="9pt" style:font-size-complex="9pt"/>
    </style:style>
    <style:style style:name="P160" style:family="paragraph" style:parent-style-name="Preformatted_20_Text">
      <style:text-properties fo:color="#000000" style:font-name="DejaVu Sans" fo:font-size="9pt" officeooo:rsid="000f18c4" officeooo:paragraph-rsid="00e8770c" fo:background-color="#ffffff" style:font-size-asian="9pt" style:font-size-complex="9pt"/>
    </style:style>
    <style:style style:name="P161" style:family="paragraph" style:parent-style-name="Preformatted_20_Text">
      <style:text-properties fo:color="#000000" style:font-name="DejaVu Sans" fo:font-size="9pt" officeooo:rsid="000f18c4" officeooo:paragraph-rsid="00f0c662" fo:background-color="#ffffff" style:font-size-asian="9pt" style:font-size-complex="9pt"/>
    </style:style>
    <style:style style:name="P162" style:family="paragraph" style:parent-style-name="Preformatted_20_Text">
      <style:text-properties fo:color="#000000" style:font-name="DejaVu Sans" fo:font-size="9pt" officeooo:rsid="000f18c4" officeooo:paragraph-rsid="0103c5c2" fo:background-color="#ffffff" style:font-size-asian="9pt" style:font-size-complex="9pt"/>
    </style:style>
    <style:style style:name="P163" style:family="paragraph" style:parent-style-name="Preformatted_20_Text">
      <style:text-properties fo:color="#000000" style:font-name="DejaVu Sans" fo:font-size="9pt" officeooo:rsid="000f18c4" officeooo:paragraph-rsid="0115793b" fo:background-color="#ffffff" style:font-size-asian="9pt" style:font-size-complex="9pt"/>
    </style:style>
    <style:style style:name="P164" style:family="paragraph" style:parent-style-name="Preformatted_20_Text">
      <style:text-properties fo:color="#000000" style:font-name="DejaVu Sans" fo:font-size="9pt" officeooo:rsid="000f18c4" officeooo:paragraph-rsid="0122df13" fo:background-color="#ffffff" style:font-size-asian="9pt" style:font-size-complex="9pt"/>
    </style:style>
    <style:style style:name="P165" style:family="paragraph" style:parent-style-name="Preformatted_20_Text">
      <style:text-properties fo:color="#000000" style:font-name="DejaVu Sans" fo:font-size="9pt" officeooo:rsid="000f18c4" officeooo:paragraph-rsid="0146c474" fo:background-color="#ffffff" style:font-size-asian="9pt" style:font-size-complex="9pt"/>
    </style:style>
    <style:style style:name="P166" style:family="paragraph" style:parent-style-name="Preformatted_20_Text">
      <style:text-properties fo:color="#000000" style:font-name="DejaVu Sans" fo:font-size="9pt" officeooo:rsid="000f18c4" officeooo:paragraph-rsid="01a2003c" fo:background-color="#ffffff" style:font-size-asian="9pt" style:font-size-complex="9pt"/>
    </style:style>
    <style:style style:name="P167" style:family="paragraph" style:parent-style-name="Preformatted_20_Text">
      <style:text-properties fo:color="#000000" style:font-name="DejaVu Sans" fo:font-size="9pt" officeooo:rsid="000f18c4" officeooo:paragraph-rsid="01ab0767" fo:background-color="#ffffff" style:font-size-asian="9pt" style:font-size-complex="9pt"/>
    </style:style>
    <style:style style:name="P168" style:family="paragraph" style:parent-style-name="Preformatted_20_Text">
      <style:text-properties fo:color="#000000" style:font-name="DejaVu Sans" fo:font-size="9pt" officeooo:rsid="000f18c4" officeooo:paragraph-rsid="01ae1e46" fo:background-color="#ffffff" style:font-size-asian="9pt" style:font-size-complex="9pt"/>
    </style:style>
    <style:style style:name="P169" style:family="paragraph" style:parent-style-name="Preformatted_20_Text">
      <style:text-properties fo:color="#000000" style:font-name="DejaVu Sans" fo:font-size="9pt" officeooo:rsid="000f18c4" officeooo:paragraph-rsid="01bd4e32" fo:background-color="#ffffff" style:font-size-asian="9pt" style:font-size-complex="9pt"/>
    </style:style>
    <style:style style:name="P170" style:family="paragraph" style:parent-style-name="Preformatted_20_Text">
      <style:text-properties fo:color="#000000" style:font-name="DejaVu Sans" fo:font-size="9pt" officeooo:rsid="00a13dbd" officeooo:paragraph-rsid="00a4c07e" fo:background-color="#ffffff" style:font-size-asian="9pt" style:font-size-complex="9pt"/>
    </style:style>
    <style:style style:name="P171" style:family="paragraph" style:parent-style-name="Preformatted_20_Text">
      <style:text-properties fo:color="#000000" style:font-name="DejaVu Sans" fo:font-size="9pt" officeooo:rsid="00a13dbd" officeooo:paragraph-rsid="00c76c7f" fo:background-color="#ffffff" style:font-size-asian="9pt" style:font-size-complex="9pt"/>
    </style:style>
    <style:style style:name="P172" style:family="paragraph" style:parent-style-name="Preformatted_20_Text">
      <style:text-properties fo:color="#000000" style:font-name="DejaVu Sans" fo:font-size="9pt" officeooo:rsid="00a13dbd" officeooo:paragraph-rsid="00d37092" fo:background-color="#ffffff" style:font-size-asian="9pt" style:font-size-complex="9pt"/>
    </style:style>
    <style:style style:name="P173" style:family="paragraph" style:parent-style-name="Preformatted_20_Text">
      <style:text-properties fo:color="#000000" style:font-name="DejaVu Sans" fo:font-size="9pt" officeooo:rsid="00a13dbd" officeooo:paragraph-rsid="0103c5c2" fo:background-color="#ffffff" style:font-size-asian="9pt" style:font-size-complex="9pt"/>
    </style:style>
    <style:style style:name="P174" style:family="paragraph" style:parent-style-name="Preformatted_20_Text">
      <style:text-properties fo:color="#000000" style:font-name="DejaVu Sans" fo:font-size="9pt" officeooo:rsid="00a13dbd" officeooo:paragraph-rsid="0115793b" fo:background-color="#ffffff" style:font-size-asian="9pt" style:font-size-complex="9pt"/>
    </style:style>
    <style:style style:name="P175" style:family="paragraph" style:parent-style-name="Preformatted_20_Text">
      <style:text-properties fo:color="#000000" style:font-name="DejaVu Sans" fo:font-size="9pt" officeooo:rsid="00a13dbd" officeooo:paragraph-rsid="0122df13" fo:background-color="#ffffff" style:font-size-asian="9pt" style:font-size-complex="9pt"/>
    </style:style>
    <style:style style:name="P176" style:family="paragraph" style:parent-style-name="Preformatted_20_Text">
      <style:text-properties fo:color="#000000" style:font-name="DejaVu Sans" fo:font-size="9pt" officeooo:rsid="00a13dbd" officeooo:paragraph-rsid="0146c474" fo:background-color="#ffffff" style:font-size-asian="9pt" style:font-size-complex="9pt"/>
    </style:style>
    <style:style style:name="P177" style:family="paragraph" style:parent-style-name="Preformatted_20_Text">
      <style:text-properties fo:color="#000000" style:font-name="DejaVu Sans" fo:font-size="9pt" officeooo:rsid="0013df66" officeooo:paragraph-rsid="0137f113" fo:background-color="#ffffff" style:font-name-asian="Nimbus Mono L" style:font-size-asian="9pt" style:font-name-complex="Liberation Mono" style:font-size-complex="9pt"/>
    </style:style>
    <style:style style:name="P178" style:family="paragraph" style:parent-style-name="Preformatted_20_Text">
      <style:text-properties fo:color="#000000" style:font-name="DejaVu Sans" fo:font-size="9pt" officeooo:rsid="0013df66" officeooo:paragraph-rsid="0146c474" fo:background-color="#ffffff" style:font-name-asian="Nimbus Mono L" style:font-size-asian="9pt" style:font-name-complex="Liberation Mono" style:font-size-complex="9pt"/>
    </style:style>
    <style:style style:name="P179" style:family="paragraph" style:parent-style-name="Preformatted_20_Text">
      <style:text-properties fo:color="#000000" style:font-name="DejaVu Sans" fo:font-size="9pt" officeooo:paragraph-rsid="00b5d394"/>
    </style:style>
    <style:style style:name="P180" style:family="paragraph" style:parent-style-name="Preformatted_20_Text">
      <style:text-properties fo:color="#000000" style:font-name="DejaVu Sans" fo:font-size="9pt" officeooo:paragraph-rsid="00b78c1b"/>
    </style:style>
    <style:style style:name="P181" style:family="paragraph" style:parent-style-name="Preformatted_20_Text">
      <style:text-properties fo:color="#000000" style:font-name="DejaVu Sans" fo:font-size="9pt" officeooo:paragraph-rsid="00b8e28b"/>
    </style:style>
    <style:style style:name="P182" style:family="paragraph" style:parent-style-name="Preformatted_20_Text">
      <style:text-properties fo:color="#000000" style:font-name="DejaVu Sans" fo:font-size="9pt" officeooo:paragraph-rsid="00bc7d93"/>
    </style:style>
    <style:style style:name="P183" style:family="paragraph" style:parent-style-name="Preformatted_20_Text">
      <style:text-properties fo:color="#000000" style:font-name="DejaVu Sans" fo:font-size="9pt" officeooo:paragraph-rsid="00cdc1f6"/>
    </style:style>
    <style:style style:name="P184" style:family="paragraph" style:parent-style-name="Preformatted_20_Text">
      <style:text-properties fo:color="#000000" style:font-name="DejaVu Sans" fo:font-size="9pt" officeooo:paragraph-rsid="00cf23fe"/>
    </style:style>
    <style:style style:name="P185" style:family="paragraph" style:parent-style-name="Preformatted_20_Text">
      <style:text-properties fo:color="#000000" style:font-name="DejaVu Sans" fo:font-size="9pt" officeooo:paragraph-rsid="00d06fe2"/>
    </style:style>
    <style:style style:name="P186" style:family="paragraph" style:parent-style-name="Preformatted_20_Text">
      <style:text-properties fo:color="#000000" style:font-name="DejaVu Sans" fo:font-size="9pt" officeooo:paragraph-rsid="00e2e163"/>
    </style:style>
    <style:style style:name="P187" style:family="paragraph" style:parent-style-name="Preformatted_20_Text">
      <style:text-properties fo:color="#000000" style:font-name="DejaVu Sans" fo:font-size="9pt" officeooo:paragraph-rsid="00e4604b"/>
    </style:style>
    <style:style style:name="P188" style:family="paragraph" style:parent-style-name="Preformatted_20_Text">
      <style:text-properties fo:color="#000000" style:font-name="DejaVu Sans" fo:font-size="9pt" officeooo:paragraph-rsid="00e9295e"/>
    </style:style>
    <style:style style:name="P189" style:family="paragraph" style:parent-style-name="Preformatted_20_Text">
      <style:text-properties fo:color="#000000" style:font-name="DejaVu Sans" fo:font-size="9pt" officeooo:paragraph-rsid="00eef744"/>
    </style:style>
    <style:style style:name="P190" style:family="paragraph" style:parent-style-name="Preformatted_20_Text">
      <style:text-properties fo:color="#000000" style:font-name="DejaVu Sans" fo:font-size="9pt" officeooo:paragraph-rsid="00f0c662"/>
    </style:style>
    <style:style style:name="P191" style:family="paragraph" style:parent-style-name="Preformatted_20_Text">
      <style:text-properties fo:color="#000000" style:font-name="DejaVu Sans" fo:font-size="9pt" fo:font-style="normal" officeooo:rsid="000f18c4" officeooo:paragraph-rsid="00da45f9" fo:background-color="#ffffff" style:font-name-asian="Nimbus Mono L" style:font-size-asian="9pt" style:font-style-asian="normal" style:font-name-complex="Liberation Mono" style:font-size-complex="9pt" style:font-style-complex="normal"/>
    </style:style>
    <style:style style:name="P192" style:family="paragraph" style:parent-style-name="Preformatted_20_Text">
      <style:text-properties fo:color="#000000" style:font-name="DejaVu Sans" fo:font-size="9pt" fo:font-style="normal" officeooo:rsid="000f18c4" officeooo:paragraph-rsid="0115793b" fo:background-color="#ffffff" style:font-name-asian="Nimbus Mono L" style:font-size-asian="9pt" style:font-style-asian="normal" style:font-name-complex="Liberation Mono" style:font-size-complex="9pt" style:font-style-complex="normal"/>
    </style:style>
    <style:style style:name="P193" style:family="paragraph" style:parent-style-name="Preformatted_20_Text">
      <style:text-properties fo:color="#000000" style:font-name="DejaVu Sans" fo:font-size="9pt" fo:font-style="normal" officeooo:rsid="000f18c4" officeooo:paragraph-rsid="0122df13" fo:background-color="#ffffff" style:font-name-asian="Nimbus Mono L" style:font-size-asian="9pt" style:font-style-asian="normal" style:font-name-complex="Liberation Mono" style:font-size-complex="9pt" style:font-style-complex="normal"/>
    </style:style>
    <style:style style:name="P194" style:family="paragraph" style:parent-style-name="Preformatted_20_Text">
      <style:text-properties fo:color="#000000" style:font-name="DejaVu Sans" fo:font-size="9pt" fo:font-style="normal" officeooo:rsid="000f18c4" officeooo:paragraph-rsid="0146c474" fo:background-color="#ffffff" style:font-name-asian="Nimbus Mono L" style:font-size-asian="9pt" style:font-style-asian="normal" style:font-name-complex="Liberation Mono" style:font-size-complex="9pt" style:font-style-complex="normal"/>
    </style:style>
    <style:style style:name="P195" style:family="paragraph" style:parent-style-name="Preformatted_20_Text">
      <style:text-properties fo:color="#000000" style:font-name="DejaVu Sans" fo:font-size="9pt" fo:font-style="normal" officeooo:rsid="0127e14c" officeooo:paragraph-rsid="0127e14c" fo:background-color="#e4e4ff" style:font-name-asian="Nimbus Mono L" style:font-size-asian="9pt" style:font-style-asian="normal" style:font-name-complex="Liberation Mono" style:font-size-complex="9pt" style:font-style-complex="normal"/>
    </style:style>
    <style:style style:name="P196" style:family="paragraph" style:parent-style-name="Preformatted_20_Text">
      <style:text-properties fo:color="#000000" style:font-name="DejaVu Sans" fo:font-size="9pt" fo:font-style="normal" officeooo:rsid="0127e14c" officeooo:paragraph-rsid="0146c474" fo:background-color="#e4e4ff" style:font-name-asian="Nimbus Mono L" style:font-size-asian="9pt" style:font-style-asian="normal" style:font-name-complex="Liberation Mono" style:font-size-complex="9pt" style:font-style-complex="normal"/>
    </style:style>
    <style:style style:name="P197" style:family="paragraph" style:parent-style-name="Preformatted_20_Text">
      <style:text-properties fo:color="#000000" style:font-name="DejaVu Sans" fo:font-size="9pt" officeooo:paragraph-rsid="01334f52"/>
    </style:style>
    <style:style style:name="P198" style:family="paragraph" style:parent-style-name="Preformatted_20_Text">
      <style:text-properties fo:color="#000000" style:font-name="DejaVu Sans" fo:font-size="9pt" officeooo:paragraph-rsid="0136c6f9"/>
    </style:style>
    <style:style style:name="P199" style:family="paragraph" style:parent-style-name="Preformatted_20_Text">
      <style:text-properties fo:color="#000000" style:font-name="DejaVu Sans" fo:font-size="9pt" officeooo:paragraph-rsid="0136c9e9"/>
    </style:style>
    <style:style style:name="P200" style:family="paragraph" style:parent-style-name="Preformatted_20_Text">
      <style:text-properties fo:color="#000000" style:font-name="DejaVu Sans" fo:font-size="9pt" officeooo:paragraph-rsid="0137f113"/>
    </style:style>
    <style:style style:name="P201" style:family="paragraph" style:parent-style-name="Preformatted_20_Text">
      <style:text-properties fo:color="#000000" style:font-name="DejaVu Sans" fo:font-size="9pt" officeooo:paragraph-rsid="01380c47"/>
    </style:style>
    <style:style style:name="P202" style:family="paragraph" style:parent-style-name="Preformatted_20_Text">
      <style:text-properties fo:color="#000000" style:font-name="DejaVu Sans" fo:font-size="9pt" officeooo:paragraph-rsid="0138a190"/>
    </style:style>
    <style:style style:name="P203" style:family="paragraph" style:parent-style-name="Preformatted_20_Text">
      <style:text-properties fo:color="#000000" style:font-name="DejaVu Sans" fo:font-size="9pt" officeooo:paragraph-rsid="0153e0de"/>
    </style:style>
    <style:style style:name="P204" style:family="paragraph" style:parent-style-name="Preformatted_20_Text">
      <style:text-properties fo:color="#000000" style:font-name="DejaVu Sans" fo:font-size="9pt" officeooo:paragraph-rsid="0156c1f0"/>
    </style:style>
    <style:style style:name="P205" style:family="paragraph" style:parent-style-name="Preformatted_20_Text">
      <style:text-properties fo:color="#000000" style:font-name="DejaVu Sans" fo:font-size="9pt" officeooo:paragraph-rsid="015a88d7"/>
    </style:style>
    <style:style style:name="P206" style:family="paragraph" style:parent-style-name="Preformatted_20_Text">
      <style:text-properties fo:color="#000000" style:font-name="DejaVu Sans" fo:font-size="9pt" officeooo:paragraph-rsid="01626f82"/>
    </style:style>
    <style:style style:name="P207" style:family="paragraph" style:parent-style-name="Preformatted_20_Text">
      <style:text-properties fo:color="#000000" style:font-name="DejaVu Sans" fo:font-size="9pt" officeooo:paragraph-rsid="0164e1cc"/>
    </style:style>
    <style:style style:name="P208" style:family="paragraph" style:parent-style-name="Preformatted_20_Text">
      <style:text-properties fo:color="#000000" style:font-name="DejaVu Sans" fo:font-size="9pt" officeooo:paragraph-rsid="01ab0767"/>
    </style:style>
    <style:style style:name="P209" style:family="paragraph" style:parent-style-name="Preformatted_20_Text">
      <style:text-properties fo:color="#000000" style:font-name="DejaVu Sans" fo:font-size="9pt" officeooo:paragraph-rsid="01ae1e46"/>
    </style:style>
    <style:style style:name="P210" style:family="paragraph" style:parent-style-name="Preformatted_20_Text">
      <style:text-properties fo:color="#000000" style:font-name="DejaVu Sans" fo:font-size="9pt" officeooo:paragraph-rsid="01b7d6bd"/>
    </style:style>
    <style:style style:name="P211" style:family="paragraph" style:parent-style-name="Preformatted_20_Text">
      <style:text-properties fo:color="#000000" style:font-name="DejaVu Sans" fo:font-size="9pt" officeooo:paragraph-rsid="01b7fe52"/>
    </style:style>
    <style:style style:name="P212" style:family="paragraph" style:parent-style-name="Preformatted_20_Text">
      <style:text-properties fo:color="#000000" style:font-name="DejaVu Sans" fo:font-size="9pt" officeooo:paragraph-rsid="01c17bae"/>
    </style:style>
    <style:style style:name="P213" style:family="paragraph" style:parent-style-name="Preformatted_20_Text">
      <style:text-properties fo:color="#000000" style:font-name="DejaVu Sans" fo:font-size="9.80000019073486pt" officeooo:rsid="000f18c4" officeooo:paragraph-rsid="01c3a3ea" fo:background-color="#e4e4ff" style:font-size-asian="9pt" style:font-size-complex="9pt"/>
    </style:style>
    <style:style style:name="P214" style:family="paragraph" style:parent-style-name="Preformatted_20_Text">
      <style:text-properties fo:color="#000000" style:font-name="DejaVu Sans Mono" fo:font-size="9.80000019073486pt" officeooo:rsid="000f18c4" officeooo:paragraph-rsid="00b78c1b" fo:background-color="#e4e4ff" style:font-size-asian="9pt" style:font-size-complex="9pt"/>
    </style:style>
    <style:style style:name="P215" style:family="paragraph" style:parent-style-name="Preformatted_20_Text">
      <style:text-properties fo:color="#000000" style:font-name="DejaVu Sans Mono" fo:font-size="9.80000019073486pt" officeooo:rsid="000f18c4" officeooo:paragraph-rsid="00b8e28b" fo:background-color="#e4e4ff" style:font-size-asian="9pt" style:font-size-complex="9pt"/>
    </style:style>
    <style:style style:name="P216" style:family="paragraph" style:parent-style-name="Preformatted_20_Text">
      <style:text-properties fo:color="#000000" style:font-name="DejaVu Sans Mono" fo:font-size="9.80000019073486pt" officeooo:rsid="000f18c4" officeooo:paragraph-rsid="00d06fe2" fo:background-color="#e4e4ff" style:font-size-asian="9pt" style:font-size-complex="9pt"/>
    </style:style>
    <style:style style:name="P217" style:family="paragraph" style:parent-style-name="Preformatted_20_Text">
      <style:text-properties fo:color="#000000" style:font-name="DejaVu Sans Mono" fo:font-size="9.80000019073486pt" officeooo:rsid="000f18c4" officeooo:paragraph-rsid="00d37092" fo:background-color="#e4e4ff" style:font-size-asian="9pt" style:font-size-complex="9pt"/>
    </style:style>
    <style:style style:name="P218" style:family="paragraph" style:parent-style-name="Preformatted_20_Text">
      <style:text-properties fo:color="#000000" style:font-name="DejaVu Sans Mono" fo:font-size="9.80000019073486pt" officeooo:rsid="000f18c4" officeooo:paragraph-rsid="00eef744" fo:background-color="#e4e4ff" style:font-size-asian="9pt" style:font-size-complex="9pt"/>
    </style:style>
    <style:style style:name="P219" style:family="paragraph" style:parent-style-name="Preformatted_20_Text">
      <style:text-properties fo:color="#000000" style:font-name="DejaVu Sans Mono" fo:font-size="9.80000019073486pt" officeooo:rsid="000f18c4" officeooo:paragraph-rsid="0103c5c2" fo:background-color="#e4e4ff" style:font-size-asian="9pt" style:font-size-complex="9pt"/>
    </style:style>
    <style:style style:name="P220" style:family="paragraph" style:parent-style-name="Preformatted_20_Text">
      <style:text-properties fo:color="#000000" style:font-name="DejaVu Sans Mono" fo:font-size="9.80000019073486pt" officeooo:rsid="000f18c4" officeooo:paragraph-rsid="0115793b" fo:background-color="#e4e4ff" style:font-size-asian="9pt" style:font-size-complex="9pt"/>
    </style:style>
    <style:style style:name="P221" style:family="paragraph" style:parent-style-name="Preformatted_20_Text">
      <style:text-properties fo:color="#000000" style:font-name="DejaVu Sans Mono" fo:font-size="9.80000019073486pt" officeooo:rsid="000f18c4" officeooo:paragraph-rsid="0136c6f9" fo:background-color="#e4e4ff" style:font-size-asian="9pt" style:font-size-complex="9pt"/>
    </style:style>
    <style:style style:name="P222" style:family="paragraph" style:parent-style-name="Preformatted_20_Text">
      <style:text-properties fo:color="#000000" style:font-name="DejaVu Sans Mono" fo:font-size="9.80000019073486pt" officeooo:rsid="000f18c4" officeooo:paragraph-rsid="0136c9e9" fo:background-color="#e4e4ff" style:font-size-asian="9pt" style:font-size-complex="9pt"/>
    </style:style>
    <style:style style:name="P223" style:family="paragraph" style:parent-style-name="Preformatted_20_Text">
      <style:text-properties fo:color="#000000" style:font-name="DejaVu Sans Mono" fo:font-size="9.80000019073486pt" officeooo:rsid="000f18c4" officeooo:paragraph-rsid="0137f113" fo:background-color="#e4e4ff" style:font-size-asian="9pt" style:font-size-complex="9pt"/>
    </style:style>
    <style:style style:name="P224" style:family="paragraph" style:parent-style-name="Preformatted_20_Text">
      <style:text-properties fo:color="#000000" style:font-name="DejaVu Sans Mono" fo:font-size="9.80000019073486pt" officeooo:rsid="000f18c4" officeooo:paragraph-rsid="0138a190" fo:background-color="#e4e4ff" style:font-size-asian="9pt" style:font-size-complex="9pt"/>
    </style:style>
    <style:style style:name="P225" style:family="paragraph" style:parent-style-name="Preformatted_20_Text">
      <style:text-properties fo:color="#000000" style:font-name="DejaVu Sans Mono" fo:font-size="9.80000019073486pt" officeooo:rsid="000f18c4" officeooo:paragraph-rsid="0146c474" fo:background-color="#e4e4ff" style:font-size-asian="9pt" style:font-size-complex="9pt"/>
    </style:style>
    <style:style style:name="P226" style:family="paragraph" style:parent-style-name="Preformatted_20_Text">
      <style:text-properties fo:color="#000000" style:font-name="DejaVu Sans Mono" fo:font-size="9.80000019073486pt" officeooo:rsid="000f18c4" officeooo:paragraph-rsid="0164e1cc" fo:background-color="#e4e4ff" style:font-size-asian="9pt" style:font-size-complex="9pt"/>
    </style:style>
    <style:style style:name="P227" style:family="paragraph" style:parent-style-name="Preformatted_20_Text">
      <style:text-properties fo:color="#000000" style:font-name="DejaVu Sans Mono" fo:font-size="9.80000019073486pt" officeooo:rsid="000f18c4" officeooo:paragraph-rsid="0166b4dc" fo:background-color="#e4e4ff" style:font-size-asian="9pt" style:font-size-complex="9pt"/>
    </style:style>
    <style:style style:name="P228" style:family="paragraph" style:parent-style-name="Preformatted_20_Text">
      <style:text-properties fo:color="#000000" style:font-name="DejaVu Sans Mono" fo:font-size="9.80000019073486pt" officeooo:rsid="000f18c4" officeooo:paragraph-rsid="0156c1f0" fo:background-color="#e4e4ff" style:font-size-asian="9pt" style:font-size-complex="9pt"/>
    </style:style>
    <style:style style:name="P229" style:family="paragraph" style:parent-style-name="Preformatted_20_Text">
      <style:text-properties fo:color="#000000" style:font-name="DejaVu Sans Mono" fo:font-size="9.80000019073486pt" officeooo:rsid="000f18c4" officeooo:paragraph-rsid="01334f52" fo:background-color="#e4e4ff"/>
    </style:style>
    <style:style style:name="P230" style:family="paragraph" style:parent-style-name="Preformatted_20_Text">
      <style:text-properties fo:color="#000000" style:font-name="DejaVu Sans Mono" fo:font-size="9.80000019073486pt" officeooo:rsid="000f18c4" officeooo:paragraph-rsid="0133e920" fo:background-color="#e4e4ff"/>
    </style:style>
    <style:style style:name="P231" style:family="paragraph" style:parent-style-name="Preformatted_20_Text">
      <style:text-properties fo:color="#000000" style:font-name="DejaVu Sans Mono" fo:font-size="9.80000019073486pt" officeooo:rsid="000f18c4" officeooo:paragraph-rsid="0137f113" fo:background-color="#e4e4ff"/>
    </style:style>
    <style:style style:name="P232" style:family="paragraph" style:parent-style-name="Preformatted_20_Text">
      <style:text-properties fo:color="#000000" style:font-name="DejaVu Sans Mono" fo:font-size="9.80000019073486pt" officeooo:rsid="000f18c4" officeooo:paragraph-rsid="0146c474" fo:background-color="#e4e4ff"/>
    </style:style>
    <style:style style:name="P233" style:family="paragraph" style:parent-style-name="Preformatted_20_Text">
      <style:text-properties fo:color="#000000" style:font-name="DejaVu Sans Mono" fo:font-size="9pt" officeooo:rsid="000f18c4" officeooo:paragraph-rsid="00b5d394" fo:background-color="#e4e4ff" style:font-size-asian="9pt" style:font-size-complex="9pt"/>
    </style:style>
    <style:style style:name="P234" style:family="paragraph" style:parent-style-name="Preformatted_20_Text">
      <style:text-properties fo:color="#000000" officeooo:paragraph-rsid="01b38a03"/>
    </style:style>
    <style:style style:name="P235" style:family="paragraph" style:parent-style-name="Preformatted_20_Text">
      <style:text-properties fo:font-size="9pt" officeooo:rsid="000da431" officeooo:paragraph-rsid="00287dbe" style:font-size-asian="9pt" style:font-size-complex="9pt"/>
    </style:style>
    <style:style style:name="P236" style:family="paragraph" style:parent-style-name="Preformatted_20_Text">
      <style:text-properties fo:font-size="9pt" officeooo:rsid="000da431" officeooo:paragraph-rsid="003e2b05" style:font-size-asian="9pt" style:font-size-complex="9pt"/>
    </style:style>
    <style:style style:name="P237" style:family="paragraph" style:parent-style-name="Preformatted_20_Text">
      <style:text-properties fo:font-size="9pt" officeooo:rsid="000da431" officeooo:paragraph-rsid="004376db" style:font-size-asian="9pt" style:font-size-complex="9pt"/>
    </style:style>
    <style:style style:name="P238" style:family="paragraph" style:parent-style-name="Preformatted_20_Text">
      <style:text-properties fo:font-size="9pt" officeooo:rsid="000da431" officeooo:paragraph-rsid="004b30ab" style:font-size-asian="9pt" style:font-size-complex="9pt"/>
    </style:style>
    <style:style style:name="P239" style:family="paragraph" style:parent-style-name="Preformatted_20_Text">
      <style:text-properties fo:font-size="9pt" officeooo:rsid="000da431" officeooo:paragraph-rsid="00470682" style:font-size-asian="9pt" style:font-size-complex="9pt"/>
    </style:style>
    <style:style style:name="P240" style:family="paragraph" style:parent-style-name="Preformatted_20_Text">
      <style:text-properties fo:font-size="9pt" officeooo:rsid="000da431" officeooo:paragraph-rsid="0055a93b" style:font-size-asian="9pt" style:font-size-complex="9pt"/>
    </style:style>
    <style:style style:name="P241" style:family="paragraph" style:parent-style-name="Preformatted_20_Text">
      <style:text-properties fo:font-size="9pt" officeooo:rsid="000da431" officeooo:paragraph-rsid="004bb8e1" style:font-size-asian="9pt" style:font-size-complex="9pt"/>
    </style:style>
    <style:style style:name="P242" style:family="paragraph" style:parent-style-name="Preformatted_20_Text">
      <style:text-properties fo:font-size="9pt" officeooo:rsid="000da431" officeooo:paragraph-rsid="0055c909" style:font-size-asian="9pt" style:font-size-complex="9pt"/>
    </style:style>
    <style:style style:name="P243" style:family="paragraph" style:parent-style-name="Preformatted_20_Text">
      <style:text-properties fo:font-size="9pt" officeooo:rsid="000da431" officeooo:paragraph-rsid="00573bb4" style:font-size-asian="9pt" style:font-size-complex="9pt"/>
    </style:style>
    <style:style style:name="P244" style:family="paragraph" style:parent-style-name="Preformatted_20_Text">
      <style:text-properties fo:font-size="9pt" officeooo:rsid="000da431" officeooo:paragraph-rsid="006dcef0" style:font-size-asian="9pt" style:font-size-complex="9pt"/>
    </style:style>
    <style:style style:name="P245" style:family="paragraph" style:parent-style-name="Preformatted_20_Text">
      <style:text-properties fo:font-size="9pt" officeooo:rsid="000da431" officeooo:paragraph-rsid="00771891" style:font-size-asian="9pt" style:font-size-complex="9pt"/>
    </style:style>
    <style:style style:name="P246" style:family="paragraph" style:parent-style-name="Preformatted_20_Text">
      <style:text-properties fo:font-size="9pt" officeooo:rsid="000da431" officeooo:paragraph-rsid="0076b02a" style:font-size-asian="9pt" style:font-size-complex="9pt"/>
    </style:style>
    <style:style style:name="P247" style:family="paragraph" style:parent-style-name="Preformatted_20_Text">
      <style:text-properties fo:font-size="9pt" officeooo:rsid="000da431" officeooo:paragraph-rsid="00827641" style:font-size-asian="9pt" style:font-size-complex="9pt"/>
    </style:style>
    <style:style style:name="P248" style:family="paragraph" style:parent-style-name="Preformatted_20_Text">
      <style:text-properties fo:font-size="9pt" officeooo:rsid="000da431" officeooo:paragraph-rsid="0080a35e" style:font-size-asian="9pt" style:font-size-complex="9pt"/>
    </style:style>
    <style:style style:name="P249" style:family="paragraph" style:parent-style-name="Preformatted_20_Text">
      <style:text-properties fo:font-size="9pt" officeooo:rsid="000da431" officeooo:paragraph-rsid="008486e6" style:font-size-asian="9pt" style:font-size-complex="9pt"/>
    </style:style>
    <style:style style:name="P250" style:family="paragraph" style:parent-style-name="Preformatted_20_Text">
      <style:text-properties fo:font-size="9pt" officeooo:rsid="000da431" officeooo:paragraph-rsid="0082e386" style:font-size-asian="9pt" style:font-size-complex="9pt"/>
    </style:style>
    <style:style style:name="P251" style:family="paragraph" style:parent-style-name="Preformatted_20_Text">
      <style:text-properties fo:font-size="9pt" officeooo:rsid="000da431" officeooo:paragraph-rsid="00920314" style:font-size-asian="9pt" style:font-size-complex="9pt"/>
    </style:style>
    <style:style style:name="P252" style:family="paragraph" style:parent-style-name="Preformatted_20_Text">
      <style:text-properties fo:font-size="9pt" officeooo:rsid="000da431" officeooo:paragraph-rsid="0091f46f" style:font-size-asian="9pt" style:font-size-complex="9pt"/>
    </style:style>
    <style:style style:name="P253" style:family="paragraph" style:parent-style-name="Preformatted_20_Text">
      <style:text-properties fo:font-size="9pt" officeooo:rsid="000da431" officeooo:paragraph-rsid="009e91eb" style:font-size-asian="9pt" style:font-size-complex="9pt"/>
    </style:style>
    <style:style style:name="P254" style:family="paragraph" style:parent-style-name="Preformatted_20_Text">
      <style:text-properties fo:font-size="9pt" officeooo:rsid="000da431" officeooo:paragraph-rsid="009f682d" style:font-size-asian="9pt" style:font-size-complex="9pt"/>
    </style:style>
    <style:style style:name="P255" style:family="paragraph" style:parent-style-name="Preformatted_20_Text">
      <style:text-properties fo:font-size="9pt" officeooo:rsid="000da431" officeooo:paragraph-rsid="00c76c7f" style:font-size-asian="9pt" style:font-size-complex="9pt"/>
    </style:style>
    <style:style style:name="P256" style:family="paragraph" style:parent-style-name="Preformatted_20_Text">
      <style:text-properties fo:font-size="9pt" officeooo:rsid="000da431" officeooo:paragraph-rsid="00ca1eac" style:font-size-asian="9pt" style:font-size-complex="9pt"/>
    </style:style>
    <style:style style:name="P257" style:family="paragraph" style:parent-style-name="Preformatted_20_Text">
      <style:text-properties fo:font-size="9pt" officeooo:rsid="000da431" officeooo:paragraph-rsid="00d37092" style:font-size-asian="9pt" style:font-size-complex="9pt"/>
    </style:style>
    <style:style style:name="P258" style:family="paragraph" style:parent-style-name="Preformatted_20_Text">
      <style:text-properties fo:font-size="9pt" officeooo:rsid="000da431" officeooo:paragraph-rsid="00d54cc6" style:font-size-asian="9pt" style:font-size-complex="9pt"/>
    </style:style>
    <style:style style:name="P259" style:family="paragraph" style:parent-style-name="Preformatted_20_Text">
      <style:text-properties fo:font-size="9pt" officeooo:rsid="000da431" officeooo:paragraph-rsid="0103c5c2" style:font-size-asian="9pt" style:font-size-complex="9pt"/>
    </style:style>
    <style:style style:name="P260" style:family="paragraph" style:parent-style-name="Preformatted_20_Text">
      <style:text-properties fo:font-size="9pt" officeooo:rsid="000da431" officeooo:paragraph-rsid="0106b28d" style:font-size-asian="9pt" style:font-size-complex="9pt"/>
    </style:style>
    <style:style style:name="P261" style:family="paragraph" style:parent-style-name="Preformatted_20_Text">
      <style:text-properties fo:font-size="9pt" officeooo:rsid="000da431" officeooo:paragraph-rsid="0107c76c" style:font-size-asian="9pt" style:font-size-complex="9pt"/>
    </style:style>
    <style:style style:name="P262" style:family="paragraph" style:parent-style-name="Preformatted_20_Text">
      <style:text-properties fo:font-size="9pt" officeooo:rsid="000da431" officeooo:paragraph-rsid="0115793b" style:font-size-asian="9pt" style:font-size-complex="9pt"/>
    </style:style>
    <style:style style:name="P263" style:family="paragraph" style:parent-style-name="Preformatted_20_Text">
      <style:text-properties fo:font-size="9pt" officeooo:rsid="000da431" officeooo:paragraph-rsid="011b399c" style:font-size-asian="9pt" style:font-size-complex="9pt"/>
    </style:style>
    <style:style style:name="P264" style:family="paragraph" style:parent-style-name="Preformatted_20_Text">
      <style:text-properties fo:font-size="9pt" officeooo:rsid="000da431" officeooo:paragraph-rsid="011c4dd7" style:font-size-asian="9pt" style:font-size-complex="9pt"/>
    </style:style>
    <style:style style:name="P265" style:family="paragraph" style:parent-style-name="Preformatted_20_Text">
      <style:text-properties fo:font-size="9pt" officeooo:rsid="000da431" officeooo:paragraph-rsid="0122df13" style:font-size-asian="9pt" style:font-size-complex="9pt"/>
    </style:style>
    <style:style style:name="P266" style:family="paragraph" style:parent-style-name="Preformatted_20_Text">
      <style:text-properties fo:font-size="9pt" officeooo:rsid="000da431" officeooo:paragraph-rsid="0123e02f" style:font-size-asian="9pt" style:font-size-complex="9pt"/>
    </style:style>
    <style:style style:name="P267" style:family="paragraph" style:parent-style-name="Preformatted_20_Text">
      <style:text-properties fo:font-size="9pt" officeooo:rsid="000da431" officeooo:paragraph-rsid="0146c474" style:font-size-asian="9pt" style:font-size-complex="9pt"/>
    </style:style>
    <style:style style:name="P268" style:family="paragraph" style:parent-style-name="Preformatted_20_Text">
      <style:text-properties fo:font-size="9pt" officeooo:rsid="000da431" officeooo:paragraph-rsid="01481da0" style:font-size-asian="9pt" style:font-size-complex="9pt"/>
    </style:style>
    <style:style style:name="P269" style:family="paragraph" style:parent-style-name="Preformatted_20_Text">
      <style:text-properties fo:font-size="9pt" officeooo:rsid="000da431" officeooo:paragraph-rsid="01a2003c" style:font-size-asian="9pt" style:font-size-complex="9pt"/>
    </style:style>
    <style:style style:name="P270" style:family="paragraph" style:parent-style-name="Preformatted_20_Text">
      <style:text-properties fo:font-size="9pt" officeooo:rsid="000da431" officeooo:paragraph-rsid="01ab0767" style:font-size-asian="9pt" style:font-size-complex="9pt"/>
    </style:style>
    <style:style style:name="P271" style:family="paragraph" style:parent-style-name="Preformatted_20_Text">
      <style:text-properties fo:font-size="9pt" officeooo:rsid="000da431" officeooo:paragraph-rsid="01bba5e3" style:font-size-asian="9pt" style:font-size-complex="9pt"/>
    </style:style>
    <style:style style:name="P272" style:family="paragraph" style:parent-style-name="Preformatted_20_Text">
      <style:text-properties fo:font-size="9pt" officeooo:rsid="000da431" officeooo:paragraph-rsid="01bd4e32" style:font-size-asian="9pt" style:font-size-complex="9pt"/>
    </style:style>
    <style:style style:name="P273" style:family="paragraph" style:parent-style-name="Preformatted_20_Text">
      <style:text-properties fo:font-size="9pt" officeooo:rsid="000da431" officeooo:paragraph-rsid="01bfcf1a" style:font-size-asian="9pt" style:font-size-complex="9pt"/>
    </style:style>
    <style:style style:name="P274" style:family="paragraph" style:parent-style-name="Preformatted_20_Text">
      <style:text-properties fo:font-size="9pt" officeooo:rsid="000da431" officeooo:paragraph-rsid="01c17bae" style:font-size-asian="9pt" style:font-size-complex="9pt"/>
    </style:style>
    <style:style style:name="P275" style:family="paragraph" style:parent-style-name="Preformatted_20_Text">
      <style:text-properties fo:font-size="9pt" officeooo:paragraph-rsid="003fa8d3" style:font-size-asian="9pt" style:font-size-complex="9pt"/>
    </style:style>
    <style:style style:name="P276" style:family="paragraph" style:parent-style-name="Preformatted_20_Text">
      <style:text-properties fo:font-size="9pt" officeooo:paragraph-rsid="0029b1c6" style:font-size-asian="9pt" style:font-size-complex="9pt"/>
    </style:style>
    <style:style style:name="P277" style:family="paragraph" style:parent-style-name="Preformatted_20_Text">
      <style:text-properties fo:font-size="9pt" officeooo:paragraph-rsid="003a89f1" style:font-size-asian="9pt" style:font-size-complex="9pt"/>
    </style:style>
    <style:style style:name="P278" style:family="paragraph" style:parent-style-name="Preformatted_20_Text">
      <style:text-properties fo:font-size="9pt" officeooo:paragraph-rsid="00287dbe" style:font-size-asian="9pt" style:font-size-complex="9pt"/>
    </style:style>
    <style:style style:name="P279" style:family="paragraph" style:parent-style-name="Preformatted_20_Text">
      <style:text-properties fo:font-size="9pt" officeooo:paragraph-rsid="004bf0af" style:font-size-asian="9pt" style:font-size-complex="9pt"/>
    </style:style>
    <style:style style:name="P280" style:family="paragraph" style:parent-style-name="Preformatted_20_Text">
      <style:text-properties fo:font-size="9pt" officeooo:paragraph-rsid="00470682" style:font-size-asian="9pt" style:font-size-complex="9pt"/>
    </style:style>
    <style:style style:name="P281" style:family="paragraph" style:parent-style-name="Preformatted_20_Text">
      <style:text-properties fo:font-size="9pt" officeooo:paragraph-rsid="0057a9ef" style:font-size-asian="9pt" style:font-size-complex="9pt"/>
    </style:style>
    <style:style style:name="P282" style:family="paragraph" style:parent-style-name="Preformatted_20_Text">
      <style:text-properties fo:font-size="9pt" officeooo:paragraph-rsid="005aeba0" style:font-size-asian="9pt" style:font-size-complex="9pt"/>
    </style:style>
    <style:style style:name="P283" style:family="paragraph" style:parent-style-name="Preformatted_20_Text">
      <style:text-properties fo:font-size="9pt" officeooo:paragraph-rsid="0061f7f0" style:font-size-asian="9pt" style:font-size-complex="9pt"/>
    </style:style>
    <style:style style:name="P284" style:family="paragraph" style:parent-style-name="Preformatted_20_Text">
      <style:text-properties fo:font-size="9pt" officeooo:paragraph-rsid="0055a93b" style:font-size-asian="9pt" style:font-size-complex="9pt"/>
    </style:style>
    <style:style style:name="P285" style:family="paragraph" style:parent-style-name="Preformatted_20_Text">
      <style:text-properties fo:font-size="9pt" officeooo:rsid="003e480a" officeooo:paragraph-rsid="006e126e" style:font-size-asian="9pt" style:font-size-complex="9pt"/>
    </style:style>
    <style:style style:name="P286" style:family="paragraph" style:parent-style-name="Preformatted_20_Text">
      <style:text-properties fo:font-size="9pt" officeooo:rsid="003e480a" officeooo:paragraph-rsid="0076b02a" style:font-size-asian="9pt" style:font-size-complex="9pt"/>
    </style:style>
    <style:style style:name="P287" style:family="paragraph" style:parent-style-name="Preformatted_20_Text">
      <style:text-properties fo:font-size="9pt" officeooo:rsid="003e480a" officeooo:paragraph-rsid="0080a35e" style:font-size-asian="9pt" style:font-size-complex="9pt"/>
    </style:style>
    <style:style style:name="P288" style:family="paragraph" style:parent-style-name="Preformatted_20_Text">
      <style:text-properties fo:font-size="9pt" officeooo:rsid="003e480a" officeooo:paragraph-rsid="0091f46f" style:font-size-asian="9pt" style:font-size-complex="9pt"/>
    </style:style>
    <style:style style:name="P289" style:family="paragraph" style:parent-style-name="Preformatted_20_Text">
      <style:text-properties fo:font-size="9pt" officeooo:rsid="003e480a" officeooo:paragraph-rsid="009e91eb" style:font-size-asian="9pt" style:font-size-complex="9pt"/>
    </style:style>
    <style:style style:name="P290" style:family="paragraph" style:parent-style-name="Preformatted_20_Text">
      <style:text-properties fo:font-size="9pt" officeooo:rsid="003e480a" officeooo:paragraph-rsid="00c76c7f" style:font-size-asian="9pt" style:font-size-complex="9pt"/>
    </style:style>
    <style:style style:name="P291" style:family="paragraph" style:parent-style-name="Preformatted_20_Text">
      <style:text-properties fo:font-size="9pt" officeooo:rsid="003e480a" officeooo:paragraph-rsid="00d37092" style:font-size-asian="9pt" style:font-size-complex="9pt"/>
    </style:style>
    <style:style style:name="P292" style:family="paragraph" style:parent-style-name="Preformatted_20_Text">
      <style:text-properties fo:font-size="9pt" officeooo:rsid="003e480a" officeooo:paragraph-rsid="0103c5c2" style:font-size-asian="9pt" style:font-size-complex="9pt"/>
    </style:style>
    <style:style style:name="P293" style:family="paragraph" style:parent-style-name="Preformatted_20_Text">
      <style:text-properties fo:font-size="9pt" officeooo:rsid="003e480a" officeooo:paragraph-rsid="0115793b" style:font-size-asian="9pt" style:font-size-complex="9pt"/>
    </style:style>
    <style:style style:name="P294" style:family="paragraph" style:parent-style-name="Preformatted_20_Text">
      <style:text-properties fo:font-size="9pt" officeooo:rsid="003e480a" officeooo:paragraph-rsid="0122df13" style:font-size-asian="9pt" style:font-size-complex="9pt"/>
    </style:style>
    <style:style style:name="P295" style:family="paragraph" style:parent-style-name="Preformatted_20_Text">
      <style:text-properties fo:font-size="9pt" officeooo:rsid="003e480a" officeooo:paragraph-rsid="0146c474" style:font-size-asian="9pt" style:font-size-complex="9pt"/>
    </style:style>
    <style:style style:name="P296" style:family="paragraph" style:parent-style-name="Preformatted_20_Text">
      <style:text-properties fo:font-size="9pt" officeooo:rsid="003e480a" officeooo:paragraph-rsid="01a2003c" style:font-size-asian="9pt" style:font-size-complex="9pt"/>
    </style:style>
    <style:style style:name="P297" style:family="paragraph" style:parent-style-name="Preformatted_20_Text">
      <style:text-properties fo:font-size="9pt" officeooo:rsid="003e480a" officeooo:paragraph-rsid="01ab0767" style:font-size-asian="9pt" style:font-size-complex="9pt"/>
    </style:style>
    <style:style style:name="P298" style:family="paragraph" style:parent-style-name="Preformatted_20_Text">
      <style:text-properties fo:font-size="9pt" officeooo:rsid="003e480a" officeooo:paragraph-rsid="01bd4e32" style:font-size-asian="9pt" style:font-size-complex="9pt"/>
    </style:style>
    <style:style style:name="P299" style:family="paragraph" style:parent-style-name="Preformatted_20_Text">
      <style:text-properties fo:font-size="9pt" officeooo:paragraph-rsid="006e126e" style:font-size-asian="9pt" style:font-size-complex="9pt"/>
    </style:style>
    <style:style style:name="P300" style:family="paragraph" style:parent-style-name="Preformatted_20_Text">
      <style:text-properties fo:font-size="9pt" officeooo:paragraph-rsid="00737e8c" style:font-size-asian="9pt" style:font-size-complex="9pt"/>
    </style:style>
    <style:style style:name="P301" style:family="paragraph" style:parent-style-name="Preformatted_20_Text">
      <style:text-properties fo:font-size="9pt" officeooo:paragraph-rsid="0079a053" style:font-size-asian="9pt" style:font-size-complex="9pt"/>
    </style:style>
    <style:style style:name="P302" style:family="paragraph" style:parent-style-name="Preformatted_20_Text">
      <style:text-properties fo:font-size="9pt" officeooo:paragraph-rsid="0076b02a" style:font-size-asian="9pt" style:font-size-complex="9pt"/>
    </style:style>
    <style:style style:name="P303" style:family="paragraph" style:parent-style-name="Preformatted_20_Text">
      <style:text-properties fo:font-size="9pt" officeooo:paragraph-rsid="007b36cb" style:font-size-asian="9pt" style:font-size-complex="9pt"/>
    </style:style>
    <style:style style:name="P304" style:family="paragraph" style:parent-style-name="Preformatted_20_Text">
      <style:text-properties fo:font-size="9pt" officeooo:paragraph-rsid="00832931" style:font-size-asian="9pt" style:font-size-complex="9pt"/>
    </style:style>
    <style:style style:name="P305" style:family="paragraph" style:parent-style-name="Preformatted_20_Text">
      <style:text-properties fo:font-size="9pt" officeooo:paragraph-rsid="0084d27c" style:font-size-asian="9pt" style:font-size-complex="9pt"/>
    </style:style>
    <style:style style:name="P306" style:family="paragraph" style:parent-style-name="Preformatted_20_Text">
      <style:text-properties fo:font-size="9pt" officeooo:paragraph-rsid="0080a35e" style:font-size-asian="9pt" style:font-size-complex="9pt"/>
    </style:style>
    <style:style style:name="P307" style:family="paragraph" style:parent-style-name="Preformatted_20_Text">
      <style:text-properties fo:font-size="9pt" officeooo:paragraph-rsid="009228ab" style:font-size-asian="9pt" style:font-size-complex="9pt"/>
    </style:style>
    <style:style style:name="P308" style:family="paragraph" style:parent-style-name="Preformatted_20_Text">
      <style:text-properties fo:font-size="9pt" officeooo:paragraph-rsid="0091f46f" style:font-size-asian="9pt" style:font-size-complex="9pt"/>
    </style:style>
    <style:style style:name="P309" style:family="paragraph" style:parent-style-name="Preformatted_20_Text">
      <style:text-properties fo:font-size="9pt" officeooo:paragraph-rsid="0093d68d" style:font-size-asian="9pt" style:font-size-complex="9pt"/>
    </style:style>
    <style:style style:name="P310" style:family="paragraph" style:parent-style-name="Preformatted_20_Text">
      <style:text-properties fo:font-size="9pt" officeooo:paragraph-rsid="00a13dbd" style:font-size-asian="9pt" style:font-size-complex="9pt"/>
    </style:style>
    <style:style style:name="P311" style:family="paragraph" style:parent-style-name="Preformatted_20_Text">
      <style:text-properties fo:font-size="9pt" officeooo:paragraph-rsid="00a5531f" style:font-size-asian="9pt" style:font-size-complex="9pt"/>
    </style:style>
    <style:style style:name="P312" style:family="paragraph" style:parent-style-name="Preformatted_20_Text">
      <style:text-properties fo:font-size="9pt" officeooo:paragraph-rsid="00a5d782" style:font-size-asian="9pt" style:font-size-complex="9pt"/>
    </style:style>
    <style:style style:name="P313" style:family="paragraph" style:parent-style-name="Preformatted_20_Text">
      <style:text-properties fo:font-size="9pt" officeooo:paragraph-rsid="00a170fe" style:font-size-asian="9pt" style:font-size-complex="9pt"/>
    </style:style>
    <style:style style:name="P314" style:family="paragraph" style:parent-style-name="Preformatted_20_Text">
      <style:text-properties fo:font-size="9pt" officeooo:paragraph-rsid="00a392fe" style:font-size-asian="9pt" style:font-size-complex="9pt"/>
    </style:style>
    <style:style style:name="P315" style:family="paragraph" style:parent-style-name="Preformatted_20_Text">
      <style:text-properties fo:font-size="9pt" officeooo:paragraph-rsid="009e91eb" style:font-size-asian="9pt" style:font-size-complex="9pt"/>
    </style:style>
    <style:style style:name="P316" style:family="paragraph" style:parent-style-name="Preformatted_20_Text">
      <style:text-properties fo:font-size="9pt" officeooo:paragraph-rsid="00c76c7f" style:font-size-asian="9pt" style:font-size-complex="9pt"/>
    </style:style>
    <style:style style:name="P317" style:family="paragraph" style:parent-style-name="Preformatted_20_Text">
      <style:text-properties fo:font-size="9pt" officeooo:paragraph-rsid="00d37092" style:font-size-asian="9pt" style:font-size-complex="9pt"/>
    </style:style>
    <style:style style:name="P318" style:family="paragraph" style:parent-style-name="Preformatted_20_Text">
      <style:text-properties fo:font-size="9pt" officeooo:paragraph-rsid="00da45f9" style:font-size-asian="9pt" style:font-size-complex="9pt"/>
    </style:style>
    <style:style style:name="P319" style:family="paragraph" style:parent-style-name="Preformatted_20_Text">
      <style:text-properties fo:font-size="9pt" officeooo:paragraph-rsid="0103c5c2" style:font-size-asian="9pt" style:font-size-complex="9pt"/>
    </style:style>
    <style:style style:name="P320" style:family="paragraph" style:parent-style-name="Preformatted_20_Text">
      <style:text-properties fo:font-size="9pt" officeooo:paragraph-rsid="0115793b" style:font-size-asian="9pt" style:font-size-complex="9pt"/>
    </style:style>
    <style:style style:name="P321" style:family="paragraph" style:parent-style-name="Preformatted_20_Text">
      <style:text-properties fo:font-size="9pt" officeooo:paragraph-rsid="0116b3b3" style:font-size-asian="9pt" style:font-size-complex="9pt"/>
    </style:style>
    <style:style style:name="P322" style:family="paragraph" style:parent-style-name="Preformatted_20_Text">
      <style:text-properties fo:font-size="9pt" officeooo:paragraph-rsid="01181ae9" style:font-size-asian="9pt" style:font-size-complex="9pt"/>
    </style:style>
    <style:style style:name="P323" style:family="paragraph" style:parent-style-name="Preformatted_20_Text">
      <style:text-properties fo:font-size="9pt" officeooo:paragraph-rsid="0122df13" style:font-size-asian="9pt" style:font-size-complex="9pt"/>
    </style:style>
    <style:style style:name="P324" style:family="paragraph" style:parent-style-name="Preformatted_20_Text">
      <style:text-properties fo:font-size="9pt" officeooo:paragraph-rsid="0146c474" style:font-size-asian="9pt" style:font-size-complex="9pt"/>
    </style:style>
    <style:style style:name="P325" style:family="paragraph" style:parent-style-name="Preformatted_20_Text">
      <style:text-properties fo:font-size="9pt" officeooo:paragraph-rsid="0183eab0" style:font-size-asian="9pt" style:font-size-complex="9pt"/>
    </style:style>
    <style:style style:name="P326" style:family="paragraph" style:parent-style-name="Preformatted_20_Text">
      <style:text-properties fo:font-size="9pt" officeooo:paragraph-rsid="0190ae53" style:font-size-asian="9pt" style:font-size-complex="9pt"/>
    </style:style>
    <style:style style:name="P327" style:family="paragraph" style:parent-style-name="Preformatted_20_Text">
      <style:text-properties fo:font-size="9pt" officeooo:paragraph-rsid="01ab0767" style:font-size-asian="9pt" style:font-size-complex="9pt"/>
    </style:style>
    <style:style style:name="P328" style:family="paragraph" style:parent-style-name="Preformatted_20_Text">
      <style:text-properties fo:font-size="9pt" officeooo:paragraph-rsid="01ae1e46" style:font-size-asian="9pt" style:font-size-complex="9pt"/>
    </style:style>
    <style:style style:name="P329" style:family="paragraph" style:parent-style-name="Preformatted_20_Text">
      <style:text-properties fo:font-size="9pt" officeooo:paragraph-rsid="01bd4e32" style:font-size-asian="9pt" style:font-size-complex="9pt"/>
    </style:style>
    <style:style style:name="P330" style:family="paragraph" style:parent-style-name="Preformatted_20_Text">
      <style:text-properties fo:font-size="9pt" officeooo:paragraph-rsid="01c79ead" style:font-size-asian="9pt" style:font-size-complex="9pt"/>
    </style:style>
    <style:style style:name="P331" style:family="paragraph" style:parent-style-name="Preformatted_20_Text">
      <style:text-properties fo:font-size="9pt" officeooo:paragraph-rsid="01cb2264" style:font-size-asian="9pt" style:font-size-complex="9pt"/>
    </style:style>
    <style:style style:name="P332" style:family="paragraph" style:parent-style-name="Preformatted_20_Text">
      <style:text-properties fo:font-size="9pt" officeooo:paragraph-rsid="01ce303e" style:font-size-asian="9pt" style:font-size-complex="9pt"/>
    </style:style>
    <style:style style:name="P333" style:family="paragraph" style:parent-style-name="Preformatted_20_Text">
      <style:text-properties fo:font-size="9pt" officeooo:paragraph-rsid="00ca1eac"/>
    </style:style>
    <style:style style:name="P334" style:family="paragraph" style:parent-style-name="Preformatted_20_Text">
      <style:text-properties fo:font-size="9pt" officeooo:paragraph-rsid="00cc35da"/>
    </style:style>
    <style:style style:name="P335" style:family="paragraph" style:parent-style-name="Preformatted_20_Text">
      <style:text-properties fo:font-size="9pt" officeooo:paragraph-rsid="00ccf750"/>
    </style:style>
    <style:style style:name="P336" style:family="paragraph" style:parent-style-name="Preformatted_20_Text">
      <style:text-properties fo:font-size="9pt" officeooo:paragraph-rsid="00d54cc6"/>
    </style:style>
    <style:style style:name="P337" style:family="paragraph" style:parent-style-name="Preformatted_20_Text">
      <style:text-properties fo:font-size="9pt" officeooo:paragraph-rsid="00d627e1"/>
    </style:style>
    <style:style style:name="P338" style:family="paragraph" style:parent-style-name="Preformatted_20_Text">
      <style:text-properties fo:font-size="9pt" officeooo:paragraph-rsid="00d703dd"/>
    </style:style>
    <style:style style:name="P339" style:family="paragraph" style:parent-style-name="Preformatted_20_Text">
      <style:text-properties fo:font-size="9pt" officeooo:paragraph-rsid="00d84bdc"/>
    </style:style>
    <style:style style:name="P340" style:family="paragraph" style:parent-style-name="Preformatted_20_Text">
      <style:text-properties fo:font-size="9pt" officeooo:paragraph-rsid="01083fef"/>
    </style:style>
    <style:style style:name="P341" style:family="paragraph" style:parent-style-name="Preformatted_20_Text">
      <style:text-properties fo:font-size="9pt" officeooo:paragraph-rsid="0116b3b3"/>
    </style:style>
    <style:style style:name="P342" style:family="paragraph" style:parent-style-name="Preformatted_20_Text">
      <style:text-properties fo:font-size="9pt" officeooo:paragraph-rsid="0123e02f"/>
    </style:style>
    <style:style style:name="P343" style:family="paragraph" style:parent-style-name="Preformatted_20_Text">
      <style:text-properties fo:font-size="9pt" officeooo:paragraph-rsid="012743d9"/>
    </style:style>
    <style:style style:name="P344" style:family="paragraph" style:parent-style-name="Preformatted_20_Text">
      <style:text-properties fo:font-size="9pt" officeooo:paragraph-rsid="0129d809"/>
    </style:style>
    <style:style style:name="P345" style:family="paragraph" style:parent-style-name="Preformatted_20_Text">
      <style:text-properties fo:font-size="9pt" officeooo:paragraph-rsid="012b50ac"/>
    </style:style>
    <style:style style:name="P346" style:family="paragraph" style:parent-style-name="Preformatted_20_Text">
      <style:text-properties fo:font-size="9pt" officeooo:paragraph-rsid="01303eb3"/>
    </style:style>
    <style:style style:name="P347" style:family="paragraph" style:parent-style-name="Preformatted_20_Text">
      <style:text-properties fo:font-size="9pt" officeooo:paragraph-rsid="0131f329"/>
    </style:style>
    <style:style style:name="P348" style:family="paragraph" style:parent-style-name="Preformatted_20_Text">
      <style:text-properties fo:font-size="9pt" officeooo:paragraph-rsid="0149e8d6"/>
    </style:style>
    <style:style style:name="P349" style:family="paragraph" style:parent-style-name="Preformatted_20_Text">
      <style:text-properties fo:font-size="9pt" officeooo:paragraph-rsid="0190ae53"/>
    </style:style>
    <style:style style:name="P350" style:family="paragraph" style:parent-style-name="Preformatted_20_Text">
      <style:text-properties fo:font-size="9pt" officeooo:paragraph-rsid="01a4fb2e"/>
    </style:style>
    <style:style style:name="P351" style:family="paragraph" style:parent-style-name="Preformatted_20_Text">
      <style:text-properties fo:font-size="9pt" officeooo:paragraph-rsid="01a2003c"/>
    </style:style>
    <style:style style:name="P352" style:family="paragraph" style:parent-style-name="Preformatted_20_Text">
      <style:text-properties fo:font-size="9pt" officeooo:paragraph-rsid="01ab0767"/>
    </style:style>
    <style:style style:name="P353" style:family="paragraph" style:parent-style-name="Preformatted_20_Text">
      <style:text-properties fo:font-size="9pt" officeooo:paragraph-rsid="01c17bae"/>
    </style:style>
    <style:style style:name="P354" style:family="paragraph" style:parent-style-name="Preformatted_20_Text">
      <style:text-properties fo:color="#000000" style:font-name="DejaVu Sans" fo:font-size="9pt" officeooo:rsid="00105b14" officeooo:paragraph-rsid="01d1628f" style:font-size-asian="9pt" style:font-size-complex="9pt"/>
    </style:style>
    <style:style style:name="P355" style:family="paragraph" style:parent-style-name="Preformatted_20_Text">
      <style:text-properties fo:color="#000000" style:font-name="DejaVu Sans" fo:font-size="9pt" officeooo:rsid="0013df66" officeooo:paragraph-rsid="01d1628f" style:font-size-asian="9pt" style:font-size-complex="9pt"/>
    </style:style>
    <style:style style:name="P356" style:family="paragraph" style:parent-style-name="Preformatted_20_Text">
      <style:text-properties fo:color="#000000" style:font-name="DejaVu Sans" fo:font-size="9pt" officeooo:rsid="00239843" officeooo:paragraph-rsid="01d1628f" style:font-size-asian="9pt" style:font-size-complex="9pt"/>
    </style:style>
    <style:style style:name="P357" style:family="paragraph" style:parent-style-name="Preformatted_20_Text">
      <style:text-properties fo:color="#000000" style:font-name="DejaVu Sans" fo:font-size="9pt" officeooo:rsid="0040d9cb" officeooo:paragraph-rsid="01d1628f" style:font-size-asian="9pt" style:font-size-complex="9pt"/>
    </style:style>
    <style:style style:name="P358" style:family="paragraph" style:parent-style-name="Preformatted_20_Text">
      <style:text-properties fo:color="#000000" style:font-name="DejaVu Sans" fo:font-size="9pt" officeooo:rsid="000f18c4" officeooo:paragraph-rsid="01d1628f" style:font-size-asian="9pt" style:font-size-complex="9pt"/>
    </style:style>
    <style:style style:name="P359" style:family="paragraph" style:parent-style-name="Preformatted_20_Text">
      <style:text-properties fo:color="#000000" style:font-name="DejaVu Sans" fo:font-size="9pt" officeooo:rsid="0020ae53" officeooo:paragraph-rsid="01d1628f" style:font-size-asian="9pt" style:font-size-complex="9pt"/>
    </style:style>
    <style:style style:name="P360" style:family="paragraph" style:parent-style-name="Preformatted_20_Text">
      <style:text-properties fo:color="#000000" style:font-name="DejaVu Sans" fo:font-size="9pt" officeooo:rsid="0127e14c" officeooo:paragraph-rsid="01d1628f" style:font-size-asian="9pt" style:font-size-complex="9pt"/>
    </style:style>
    <style:style style:name="P361" style:family="paragraph" style:parent-style-name="Preformatted_20_Text">
      <style:text-properties fo:color="#000000" style:font-name="DejaVu Sans" fo:font-size="9pt" officeooo:rsid="00256d05" officeooo:paragraph-rsid="01d1628f" style:font-size-asian="9pt" style:font-size-complex="9pt"/>
    </style:style>
    <style:style style:name="P362" style:family="paragraph" style:parent-style-name="Preformatted_20_Text">
      <style:text-properties fo:color="#000000" style:font-name="DejaVu Sans" fo:font-size="9pt" officeooo:rsid="019f3c7e" officeooo:paragraph-rsid="01d1628f" style:font-size-asian="9pt" style:font-size-complex="9pt"/>
    </style:style>
    <style:style style:name="P363" style:family="paragraph" style:parent-style-name="Preformatted_20_Text">
      <style:text-properties fo:color="#000000" style:font-name="DejaVu Sans" fo:font-size="9pt" officeooo:rsid="01c70f39" officeooo:paragraph-rsid="01d1628f" style:font-size-asian="9pt" style:font-size-complex="9pt"/>
    </style:style>
    <style:style style:name="P364" style:family="paragraph" style:parent-style-name="Preformatted_20_Text">
      <style:text-properties fo:color="#000000" style:font-name="DejaVu Sans" fo:font-size="9pt" officeooo:paragraph-rsid="01d1628f" style:font-size-asian="9pt" style:font-size-complex="9pt"/>
    </style:style>
    <style:style style:name="P365" style:family="paragraph" style:parent-style-name="Preformatted_20_Text">
      <style:text-properties fo:color="#000000" style:font-name="DejaVu Sans" fo:font-size="9pt" officeooo:rsid="0013df66" officeooo:paragraph-rsid="01d1628f" fo:background-color="#e4e4ff" style:font-size-asian="9pt" style:font-size-complex="9pt"/>
    </style:style>
    <style:style style:name="P366" style:family="paragraph" style:parent-style-name="Preformatted_20_Text">
      <style:text-properties fo:color="#000000" style:font-name="DejaVu Sans" fo:font-size="9pt" officeooo:rsid="000f18c4" officeooo:paragraph-rsid="01d1628f" fo:background-color="#e4e4ff" style:font-size-asian="9pt" style:font-size-complex="9pt"/>
    </style:style>
    <style:style style:name="P367" style:family="paragraph" style:parent-style-name="Preformatted_20_Text">
      <style:text-properties fo:color="#000000" style:font-name="DejaVu Sans" fo:font-size="9pt" officeooo:rsid="0013df66" officeooo:paragraph-rsid="01d1628f" fo:background-color="#e4e4ff" style:font-name-asian="Nimbus Mono L" style:font-size-asian="9pt" style:font-name-complex="Liberation Mono" style:font-size-complex="9pt"/>
    </style:style>
    <style:style style:name="P368" style:family="paragraph" style:parent-style-name="Preformatted_20_Text">
      <style:text-properties fo:color="#000000" style:font-name="DejaVu Sans" fo:font-size="9pt" officeooo:rsid="0013df66" officeooo:paragraph-rsid="01d1628f" fo:background-color="#ffffff" style:font-size-asian="9pt" style:font-size-complex="9pt"/>
    </style:style>
    <style:style style:name="P369" style:family="paragraph" style:parent-style-name="Preformatted_20_Text">
      <style:text-properties fo:color="#000000" style:font-name="DejaVu Sans" fo:font-size="9pt" officeooo:rsid="000f18c4" officeooo:paragraph-rsid="01d1628f" fo:background-color="#ffffff" style:font-size-asian="9pt" style:font-size-complex="9pt"/>
    </style:style>
    <style:style style:name="P370" style:family="paragraph" style:parent-style-name="Preformatted_20_Text">
      <style:text-properties fo:color="#000000" style:font-name="DejaVu Sans" fo:font-size="9pt" officeooo:rsid="00a13dbd" officeooo:paragraph-rsid="01d1628f" fo:background-color="#ffffff" style:font-size-asian="9pt" style:font-size-complex="9pt"/>
    </style:style>
    <style:style style:name="P371" style:family="paragraph" style:parent-style-name="Preformatted_20_Text">
      <style:text-properties fo:color="#000000" style:font-name="DejaVu Sans" fo:font-size="9pt" officeooo:rsid="0013df66" officeooo:paragraph-rsid="01d1628f" fo:background-color="#ffffff" style:font-name-asian="Nimbus Mono L" style:font-size-asian="9pt" style:font-name-complex="Liberation Mono" style:font-size-complex="9pt"/>
    </style:style>
    <style:style style:name="P372" style:family="paragraph" style:parent-style-name="Preformatted_20_Text">
      <style:text-properties fo:color="#000000" style:font-name="DejaVu Sans" fo:font-size="9pt" fo:font-style="normal" officeooo:rsid="000f18c4" officeooo:paragraph-rsid="01d1628f" fo:background-color="#ffffff" style:font-name-asian="Nimbus Mono L" style:font-size-asian="9pt" style:font-style-asian="normal" style:font-name-complex="Liberation Mono" style:font-size-complex="9pt" style:font-style-complex="normal"/>
    </style:style>
    <style:style style:name="P373" style:family="paragraph" style:parent-style-name="Preformatted_20_Text">
      <style:text-properties fo:color="#000000" style:font-name="DejaVu Sans" fo:font-size="9pt" fo:font-style="normal" officeooo:rsid="0127e14c" officeooo:paragraph-rsid="01d1628f" fo:background-color="#e4e4ff" style:font-name-asian="Nimbus Mono L" style:font-size-asian="9pt" style:font-style-asian="normal" style:font-name-complex="Liberation Mono" style:font-size-complex="9pt" style:font-style-complex="normal"/>
    </style:style>
    <style:style style:name="P374" style:family="paragraph" style:parent-style-name="Preformatted_20_Text">
      <style:text-properties fo:color="#000000" style:font-name="DejaVu Sans" fo:font-size="9pt" officeooo:paragraph-rsid="01d1628f"/>
    </style:style>
    <style:style style:name="P375" style:family="paragraph" style:parent-style-name="Preformatted_20_Text">
      <style:text-properties fo:color="#000000" style:font-name="DejaVu Sans" fo:font-size="9.80000019073486pt" officeooo:rsid="000f18c4" officeooo:paragraph-rsid="01d1628f" fo:background-color="#e4e4ff" style:font-size-asian="9pt" style:font-size-complex="9pt"/>
    </style:style>
    <style:style style:name="P376" style:family="paragraph" style:parent-style-name="Preformatted_20_Text">
      <style:text-properties fo:color="#000000" style:font-name="DejaVu Sans Mono" fo:font-size="9.80000019073486pt" officeooo:rsid="000f18c4" officeooo:paragraph-rsid="01d1628f" fo:background-color="#e4e4ff" style:font-size-asian="9pt" style:font-size-complex="9pt"/>
    </style:style>
    <style:style style:name="P377" style:family="paragraph" style:parent-style-name="Preformatted_20_Text">
      <style:text-properties fo:color="#000000" style:font-name="DejaVu Sans Mono" fo:font-size="9.80000019073486pt" officeooo:rsid="000f18c4" officeooo:paragraph-rsid="01d1628f" fo:background-color="#e4e4ff"/>
    </style:style>
    <style:style style:name="P378" style:family="paragraph" style:parent-style-name="Preformatted_20_Text">
      <style:text-properties fo:color="#000000" style:font-name="DejaVu Sans Mono" fo:font-size="9pt" officeooo:rsid="000f18c4" officeooo:paragraph-rsid="01d1628f" fo:background-color="#e4e4ff" style:font-size-asian="9pt" style:font-size-complex="9pt"/>
    </style:style>
    <style:style style:name="P379" style:family="paragraph" style:parent-style-name="Preformatted_20_Text">
      <style:text-properties fo:color="#000000" officeooo:paragraph-rsid="01d1628f"/>
    </style:style>
    <style:style style:name="P380" style:family="paragraph" style:parent-style-name="Preformatted_20_Text">
      <style:text-properties fo:font-size="9pt" officeooo:rsid="000da431" officeooo:paragraph-rsid="01d1628f" style:font-size-asian="9pt" style:font-size-complex="9pt"/>
    </style:style>
    <style:style style:name="P381" style:family="paragraph" style:parent-style-name="Preformatted_20_Text">
      <style:text-properties fo:font-size="9pt" officeooo:rsid="003e480a" officeooo:paragraph-rsid="01d1628f" style:font-size-asian="9pt" style:font-size-complex="9pt"/>
    </style:style>
    <style:style style:name="P382" style:family="paragraph" style:parent-style-name="Preformatted_20_Text">
      <style:text-properties fo:font-size="9pt" officeooo:paragraph-rsid="01d1628f" style:font-size-asian="9pt" style:font-size-complex="9pt"/>
    </style:style>
    <style:style style:name="P383" style:family="paragraph" style:parent-style-name="Preformatted_20_Text">
      <style:text-properties fo:font-size="9pt" officeooo:paragraph-rsid="01d1628f"/>
    </style:style>
    <style:style style:name="P384" style:family="paragraph" style:parent-style-name="Standard">
      <style:text-properties fo:font-size="9pt" officeooo:paragraph-rsid="01d1628f" style:font-size-asian="9pt" style:font-size-complex="9pt"/>
    </style:style>
    <style:style style:name="P385" style:family="paragraph" style:parent-style-name="Standard">
      <style:text-properties fo:color="#000000" style:font-name="DejaVu Sans" fo:font-size="9pt" officeooo:rsid="00256d05" officeooo:paragraph-rsid="01d1628f" style:font-size-asian="9pt" style:font-size-complex="9pt"/>
    </style:style>
    <style:style style:name="P386" style:family="paragraph" style:parent-style-name="Standard">
      <style:text-properties fo:color="#000000" style:font-name="DejaVu Sans" fo:font-size="9pt" officeooo:rsid="000f18c4" officeooo:paragraph-rsid="01d1628f" style:font-size-asian="9pt" style:font-size-complex="9pt"/>
    </style:style>
    <style:style style:name="P387" style:family="paragraph" style:parent-style-name="Standard">
      <style:text-properties fo:color="#000000" style:font-name="DejaVu Sans" fo:font-size="9pt" officeooo:rsid="007f320b" officeooo:paragraph-rsid="01d1628f" style:font-size-asian="9pt" style:font-size-complex="9pt"/>
    </style:style>
    <style:style style:name="P388" style:family="paragraph" style:parent-style-name="Standard">
      <style:text-properties fo:color="#000000" style:font-name="DejaVu Sans" fo:font-size="9pt" officeooo:paragraph-rsid="01d1628f"/>
    </style:style>
    <style:style style:name="P389" style:family="paragraph">
      <style:paragraph-properties fo:text-align="center"/>
    </style:style>
    <style:style style:name="T1" style:family="text">
      <style:text-properties officeooo:rsid="000da431"/>
    </style:style>
    <style:style style:name="T2" style:family="text">
      <style:text-properties fo:color="#000000" style:font-name="DejaVu Sans"/>
    </style:style>
    <style:style style:name="T3" style:family="text">
      <style:text-properties fo:color="#000000" style:font-name="DejaVu Sans" fo:background-color="#e4e4ff" loext:char-shading-value="0"/>
    </style:style>
    <style:style style:name="T4" style:family="text">
      <style:text-properties fo:color="#000000" style:font-name="DejaVu Sans" officeooo:rsid="000f18c4" fo:background-color="#e4e4ff" loext:char-shading-value="0"/>
    </style:style>
    <style:style style:name="T5" style:family="text">
      <style:text-properties fo:color="#000000" style:font-name="DejaVu Sans" officeooo:rsid="0029b1c6"/>
    </style:style>
    <style:style style:name="T6" style:family="text">
      <style:text-properties fo:color="#000000" style:font-name="DejaVu Sans" officeooo:rsid="000e581c"/>
    </style:style>
    <style:style style:name="T7" style:family="text">
      <style:text-properties fo:color="#000000" style:font-name="DejaVu Sans" officeooo:rsid="000f18c4"/>
    </style:style>
    <style:style style:name="T8" style:family="text">
      <style:text-properties fo:color="#000000" style:font-name="DejaVu Sans" officeooo:rsid="0013df66"/>
    </style:style>
    <style:style style:name="T9" style:family="text">
      <style:text-properties fo:color="#000000" style:font-name="DejaVu Sans" officeooo:rsid="0020ae53"/>
    </style:style>
    <style:style style:name="T10" style:family="text">
      <style:text-properties fo:color="#000000" style:font-name="DejaVu Sans" officeooo:rsid="00420e99"/>
    </style:style>
    <style:style style:name="T11" style:family="text">
      <style:text-properties fo:color="#000000" style:font-name="DejaVu Sans" officeooo:rsid="003a89f1"/>
    </style:style>
    <style:style style:name="T12" style:family="text">
      <style:text-properties fo:color="#000000" style:font-name="DejaVu Sans" officeooo:rsid="002236d5"/>
    </style:style>
    <style:style style:name="T13" style:family="text">
      <style:text-properties fo:color="#000000" style:font-name="DejaVu Sans" officeooo:rsid="004bf0af"/>
    </style:style>
    <style:style style:name="T14" style:family="text">
      <style:text-properties fo:color="#000000" style:font-name="DejaVu Sans" officeooo:rsid="00512f02"/>
    </style:style>
    <style:style style:name="T15" style:family="text">
      <style:text-properties fo:color="#000000" style:font-name="DejaVu Sans" officeooo:rsid="0057a9ef"/>
    </style:style>
    <style:style style:name="T16" style:family="text">
      <style:text-properties fo:color="#000000" style:font-name="DejaVu Sans" officeooo:rsid="0014e898"/>
    </style:style>
    <style:style style:name="T17" style:family="text">
      <style:text-properties fo:color="#000000" style:font-name="DejaVu Sans" officeooo:rsid="00239843"/>
    </style:style>
    <style:style style:name="T18" style:family="text">
      <style:text-properties fo:color="#000000" style:font-name="DejaVu Sans" officeooo:rsid="00256d05"/>
    </style:style>
    <style:style style:name="T19" style:family="text">
      <style:text-properties fo:color="#000000" style:font-name="DejaVu Sans" officeooo:rsid="0062d683"/>
    </style:style>
    <style:style style:name="T20" style:family="text">
      <style:text-properties fo:color="#000000" style:font-name="DejaVu Sans" officeooo:rsid="00650d09"/>
    </style:style>
    <style:style style:name="T21" style:family="text">
      <style:text-properties fo:color="#000000" style:font-name="DejaVu Sans" officeooo:rsid="007303fa"/>
    </style:style>
    <style:style style:name="T22" style:family="text">
      <style:text-properties fo:color="#000000" style:font-name="DejaVu Sans" officeooo:rsid="00737e8c"/>
    </style:style>
    <style:style style:name="T23" style:family="text">
      <style:text-properties fo:color="#000000" style:font-name="DejaVu Sans" officeooo:rsid="006e126e"/>
    </style:style>
    <style:style style:name="T24" style:family="text">
      <style:text-properties fo:color="#000000" style:font-name="DejaVu Sans" officeooo:rsid="0055a93b"/>
    </style:style>
    <style:style style:name="T25" style:family="text">
      <style:text-properties fo:color="#000000" style:font-name="DejaVu Sans" officeooo:rsid="007b36cb"/>
    </style:style>
    <style:style style:name="T26" style:family="text">
      <style:text-properties fo:color="#000000" style:font-name="DejaVu Sans" officeooo:rsid="00832931"/>
    </style:style>
    <style:style style:name="T27" style:family="text">
      <style:text-properties fo:color="#000000" style:font-name="DejaVu Sans" officeooo:rsid="009228ab"/>
    </style:style>
    <style:style style:name="T28" style:family="text">
      <style:text-properties fo:color="#000000" style:font-name="DejaVu Sans" officeooo:rsid="000da431"/>
    </style:style>
    <style:style style:name="T29" style:family="text">
      <style:text-properties fo:color="#000000" style:font-name="DejaVu Sans" officeooo:rsid="00a13dbd"/>
    </style:style>
    <style:style style:name="T30" style:family="text">
      <style:text-properties fo:color="#000000" style:font-name="DejaVu Sans" officeooo:rsid="00a13dbd" fo:background-color="#ffffff" loext:char-shading-value="0"/>
    </style:style>
    <style:style style:name="T31" style:family="text">
      <style:text-properties fo:color="#000000" style:font-name="DejaVu Sans" officeooo:rsid="000f18c4" fo:background-color="#ffffff" loext:char-shading-value="0"/>
    </style:style>
    <style:style style:name="T32" style:family="text">
      <style:text-properties fo:color="#000000" style:font-name="DejaVu Sans" officeooo:rsid="00a13dbd" fo:background-color="#ffffff" loext:char-shading-value="0" style:font-size-asian="9pt" style:font-size-complex="9pt"/>
    </style:style>
    <style:style style:name="T33" style:family="text">
      <style:text-properties fo:color="#000000" style:font-name="DejaVu Sans" officeooo:rsid="000f18c4" fo:background-color="#ffffff" loext:char-shading-value="0" style:font-size-asian="9pt" style:font-size-complex="9pt"/>
    </style:style>
    <style:style style:name="T34" style:family="text">
      <style:text-properties fo:color="#000000" style:font-name="DejaVu Sans" officeooo:rsid="00d54cc6" fo:background-color="#ffffff" loext:char-shading-value="0" style:font-size-asian="9pt" style:font-size-complex="9pt"/>
    </style:style>
    <style:style style:name="T35" style:family="text">
      <style:text-properties fo:color="#000000" style:font-name="DejaVu Sans" officeooo:rsid="00d703dd" fo:background-color="#ffffff" loext:char-shading-value="0" style:font-size-asian="9pt" style:font-size-complex="9pt"/>
    </style:style>
    <style:style style:name="T36" style:family="text">
      <style:text-properties fo:color="#000000" style:font-name="DejaVu Sans" officeooo:rsid="00d84bdc" fo:background-color="#ffffff" loext:char-shading-value="0" style:font-size-asian="9pt" style:font-size-complex="9pt"/>
    </style:style>
    <style:style style:name="T37" style:family="text">
      <style:text-properties fo:color="#000000" style:font-name="DejaVu Sans" fo:font-style="normal" officeooo:rsid="00a13dbd" fo:background-color="#ffffff" loext:char-shading-value="0" style:font-name-asian="Nimbus Mono L" style:font-style-asian="normal" style:font-name-complex="Liberation Mono" style:font-style-complex="normal"/>
    </style:style>
    <style:style style:name="T38" style:family="text">
      <style:text-properties fo:color="#000000" style:font-name="DejaVu Sans" fo:font-style="normal" officeooo:rsid="00a13dbd" fo:background-color="#ffffff" loext:char-shading-value="0" style:font-name-asian="Nimbus Mono L" style:font-size-asian="9pt" style:font-style-asian="normal" style:font-name-complex="Liberation Mono" style:font-size-complex="9pt" style:font-style-complex="normal"/>
    </style:style>
    <style:style style:name="T39" style:family="text">
      <style:text-properties fo:color="#000000" style:font-name="DejaVu Sans" fo:font-style="normal" officeooo:rsid="00d54cc6" fo:background-color="#ffffff" loext:char-shading-value="0" style:font-name-asian="Nimbus Mono L" style:font-size-asian="9pt" style:font-style-asian="normal" style:font-name-complex="Liberation Mono" style:font-size-complex="9pt" style:font-style-complex="normal"/>
    </style:style>
    <style:style style:name="T40" style:family="text">
      <style:text-properties fo:color="#000000" style:font-name="DejaVu Sans" fo:font-style="normal" officeooo:rsid="000f18c4" fo:background-color="#ffffff" loext:char-shading-value="0" style:font-name-asian="Nimbus Mono L" style:font-size-asian="9pt" style:font-style-asian="normal" style:font-name-complex="Liberation Mono" style:font-size-complex="9pt" style:font-style-complex="normal"/>
    </style:style>
    <style:style style:name="T41" style:family="text">
      <style:text-properties fo:color="#000000" style:font-name="DejaVu Sans" fo:font-style="normal" officeooo:rsid="00d627e1" fo:background-color="#ffffff" loext:char-shading-value="0" style:font-name-asian="Nimbus Mono L" style:font-size-asian="9pt" style:font-style-asian="normal" style:font-name-complex="Liberation Mono" style:font-size-complex="9pt" style:font-style-complex="normal"/>
    </style:style>
    <style:style style:name="T42" style:family="text">
      <style:text-properties fo:color="#000000" style:font-name="DejaVu Sans" officeooo:rsid="00a170fe"/>
    </style:style>
    <style:style style:name="T43" style:family="text">
      <style:text-properties fo:color="#000000" style:font-name="DejaVu Sans" officeooo:rsid="00c1a61c"/>
    </style:style>
    <style:style style:name="T44" style:family="text">
      <style:text-properties fo:color="#000000" style:font-name="DejaVu Sans" fo:font-size="9.80000019073486pt" officeooo:rsid="000f18c4" fo:background-color="#e4e4ff" loext:char-shading-value="0"/>
    </style:style>
    <style:style style:name="T45" style:family="text">
      <style:text-properties fo:color="#000000" style:font-name="DejaVu Sans" fo:font-size="9.80000019073486pt" officeooo:rsid="000f18c4" fo:background-color="#e4e4ff" loext:char-shading-value="0" style:font-size-asian="9pt" style:font-size-complex="9pt"/>
    </style:style>
    <style:style style:name="T46" style:family="text">
      <style:text-properties fo:color="#000000" style:font-name="DejaVu Sans" fo:font-size="9.80000019073486pt" fo:font-style="normal" officeooo:rsid="000f18c4" fo:background-color="#e4e4ff" loext:char-shading-value="0" style:font-name-asian="Nimbus Mono L" style:font-size-asian="9pt" style:font-style-asian="normal" style:font-name-complex="Liberation Mono" style:font-size-complex="9pt" style:font-style-complex="normal"/>
    </style:style>
    <style:style style:name="T47" style:family="text">
      <style:text-properties fo:color="#000000" style:font-name="DejaVu Sans" fo:font-size="9.80000019073486pt" fo:font-style="normal" officeooo:rsid="000f18c4" fo:background-color="#e4e4ff" loext:char-shading-value="0" style:font-name-asian="Nimbus Mono L" style:font-style-asian="normal" style:font-name-complex="Liberation Mono" style:font-style-complex="normal"/>
    </style:style>
    <style:style style:name="T48" style:family="text">
      <style:text-properties fo:color="#000000" style:font-name="DejaVu Sans" fo:font-size="9.80000019073486pt" fo:font-style="normal" officeooo:rsid="0014e898" fo:background-color="#e4e4ff" loext:char-shading-value="0" style:font-name-asian="Nimbus Mono L" style:font-style-asian="normal" style:font-name-complex="Liberation Mono" style:font-style-complex="normal"/>
    </style:style>
    <style:style style:name="T49" style:family="text">
      <style:text-properties fo:color="#000000" style:font-name="DejaVu Sans" fo:font-size="9.80000019073486pt" fo:font-style="normal" officeooo:rsid="000f18c4" fo:background-color="#ffffff" loext:char-shading-value="0" style:font-name-asian="Nimbus Mono L" style:font-style-asian="normal" style:font-name-complex="Liberation Mono" style:font-style-complex="normal"/>
    </style:style>
    <style:style style:name="T50" style:family="text">
      <style:text-properties fo:color="#000000" style:font-name="DejaVu Sans" style:font-size-asian="9pt" style:font-size-complex="9pt"/>
    </style:style>
    <style:style style:name="T51" style:family="text">
      <style:text-properties fo:color="#000000" style:font-name="DejaVu Sans" officeooo:rsid="000f18c4" style:font-size-asian="9pt" style:font-size-complex="9pt"/>
    </style:style>
    <style:style style:name="T52" style:family="text">
      <style:text-properties fo:color="#000000" style:font-name="DejaVu Sans" officeooo:rsid="00a13dbd" style:font-size-asian="9pt" style:font-size-complex="9pt"/>
    </style:style>
    <style:style style:name="T53" style:family="text">
      <style:text-properties fo:color="#000000" style:font-name="DejaVu Sans" officeooo:rsid="000da431" style:font-size-asian="9pt" style:font-size-complex="9pt"/>
    </style:style>
    <style:style style:name="T54" style:family="text">
      <style:text-properties fo:color="#000000" style:font-name="DejaVu Sans" officeooo:rsid="01195b90" style:font-size-asian="9pt" style:font-size-complex="9pt"/>
    </style:style>
    <style:style style:name="T55" style:family="text">
      <style:text-properties fo:color="#000000" style:font-name="DejaVu Sans" officeooo:rsid="0127e14c" style:font-size-asian="9pt" style:font-size-complex="9pt"/>
    </style:style>
    <style:style style:name="T56" style:family="text">
      <style:text-properties fo:color="#000000" style:font-name="DejaVu Sans" officeooo:rsid="01303eb3" style:font-size-asian="9pt" style:font-size-complex="9pt"/>
    </style:style>
    <style:style style:name="T57" style:family="text">
      <style:text-properties fo:color="#000000" style:font-name="DejaVu Sans" officeooo:rsid="0131f329" style:font-size-asian="9pt" style:font-size-complex="9pt"/>
    </style:style>
    <style:style style:name="T58" style:family="text">
      <style:text-properties fo:color="#000000" style:font-name="DejaVu Sans" officeooo:rsid="018da3e3" style:font-size-asian="9pt" style:font-size-complex="9pt"/>
    </style:style>
    <style:style style:name="T59" style:family="text">
      <style:text-properties fo:color="#000000" style:font-name="DejaVu Sans" officeooo:rsid="0020ae53" style:font-size-asian="9pt" style:font-size-complex="9pt"/>
    </style:style>
    <style:style style:name="T60" style:family="text">
      <style:text-properties fo:color="#000000" style:font-name="DejaVu Sans" officeooo:rsid="01918485" style:font-size-asian="9pt" style:font-size-complex="9pt"/>
    </style:style>
    <style:style style:name="T61" style:family="text">
      <style:text-properties fo:color="#000000" style:font-name="DejaVu Sans" officeooo:rsid="0191d925" style:font-size-asian="9pt" style:font-size-complex="9pt"/>
    </style:style>
    <style:style style:name="T62" style:family="text">
      <style:text-properties fo:color="#000000" style:font-name="DejaVu Sans" officeooo:rsid="01a4fb2e" style:font-size-asian="9pt" style:font-size-complex="9pt"/>
    </style:style>
    <style:style style:name="T63" style:family="text">
      <style:text-properties fo:color="#000000" style:font-name="DejaVu Sans" officeooo:rsid="01c17bae" style:font-size-asian="9pt" style:font-size-complex="9pt"/>
    </style:style>
    <style:style style:name="T64" style:family="text">
      <style:text-properties fo:color="#000000" style:font-name="DejaVu Sans" officeooo:rsid="01099109"/>
    </style:style>
    <style:style style:name="T65" style:family="text">
      <style:text-properties fo:color="#000000" style:font-name="DejaVu Sans" officeooo:rsid="011fe765"/>
    </style:style>
    <style:style style:name="T66" style:family="text">
      <style:text-properties fo:color="#000000" style:font-name="DejaVu Sans" officeooo:rsid="0140166b"/>
    </style:style>
    <style:style style:name="T67" style:family="text">
      <style:text-properties fo:color="#000000" style:font-name="DejaVu Sans" officeooo:rsid="0168ad2d"/>
    </style:style>
    <style:style style:name="T68" style:family="text">
      <style:text-properties fo:color="#000000" style:font-name="DejaVu Sans" officeooo:rsid="016f0c35"/>
    </style:style>
    <style:style style:name="T69" style:family="text">
      <style:text-properties fo:color="#000000" style:font-name="DejaVu Sans" officeooo:rsid="0170e745"/>
    </style:style>
    <style:style style:name="T70" style:family="text">
      <style:text-properties fo:color="#000000" style:font-name="DejaVu Sans" officeooo:rsid="0170fc0f"/>
    </style:style>
    <style:style style:name="T71" style:family="text">
      <style:text-properties fo:color="#000000" style:font-name="DejaVu Sans" officeooo:rsid="017167f5"/>
    </style:style>
    <style:style style:name="T72" style:family="text">
      <style:text-properties fo:color="#000000" style:font-name="DejaVu Sans" officeooo:rsid="01731d84"/>
    </style:style>
    <style:style style:name="T73" style:family="text">
      <style:text-properties fo:color="#000000" style:font-name="DejaVu Sans" officeooo:rsid="0173912b"/>
    </style:style>
    <style:style style:name="T74" style:family="text">
      <style:text-properties fo:color="#000000" style:font-name="DejaVu Sans" officeooo:rsid="0183eab0"/>
    </style:style>
    <style:style style:name="T75" style:family="text">
      <style:text-properties fo:color="#000000" style:font-name="DejaVu Sans" officeooo:rsid="018491f8"/>
    </style:style>
    <style:style style:name="T76" style:family="text">
      <style:text-properties fo:color="#000000" style:font-name="DejaVu Sans" officeooo:rsid="018da3e3"/>
    </style:style>
    <style:style style:name="T77" style:family="text">
      <style:text-properties fo:color="#000000" style:font-name="DejaVu Sans" officeooo:rsid="018eb2ee"/>
    </style:style>
    <style:style style:name="T78" style:family="text">
      <style:text-properties fo:color="#000000" style:font-name="DejaVu Sans" officeooo:rsid="01a69499"/>
    </style:style>
    <style:style style:name="T79" style:family="text">
      <style:text-properties fo:color="#000000" style:font-name="DejaVu Sans" officeooo:rsid="01ab3e37"/>
    </style:style>
    <style:style style:name="T80" style:family="text">
      <style:text-properties fo:color="#000000" style:font-name="DejaVu Sans" officeooo:rsid="01ad38fa"/>
    </style:style>
    <style:style style:name="T81" style:family="text">
      <style:text-properties fo:color="#000000" style:font-name="DejaVu Sans" officeooo:rsid="01bd4e32"/>
    </style:style>
    <style:style style:name="T82" style:family="text">
      <style:text-properties fo:color="#000000" style:font-name="DejaVu Sans" officeooo:rsid="01c70f39"/>
    </style:style>
    <style:style style:name="T83" style:family="text">
      <style:text-properties fo:color="#000000" style:font-name="DejaVu Sans" officeooo:rsid="01cb2264"/>
    </style:style>
    <style:style style:name="T84" style:family="text">
      <style:text-properties fo:color="#000000" style:font-name="DejaVu Sans" officeooo:rsid="01cd156f"/>
    </style:style>
    <style:style style:name="T85" style:family="text">
      <style:text-properties fo:color="#000000" style:font-name="DejaVu Sans" officeooo:rsid="01ce303e"/>
    </style:style>
    <style:style style:name="T86" style:family="text">
      <style:text-properties fo:color="#000000" style:font-name="Liberation Mono" officeooo:rsid="000da431" style:font-name-asian="Nimbus Mono L" style:font-name-complex="Liberation Mono"/>
    </style:style>
    <style:style style:name="T87" style:family="text">
      <style:text-properties fo:color="#000000" style:font-name="Liberation Mono" officeooo:rsid="006e66d8" style:font-name-asian="Nimbus Mono L" style:font-name-complex="Liberation Mono"/>
    </style:style>
    <style:style style:name="T88" style:family="text">
      <style:text-properties fo:color="#000000" style:font-name="Liberation Mono" officeooo:rsid="006e126e" style:font-name-asian="Nimbus Mono L" style:font-name-complex="Liberation Mono"/>
    </style:style>
    <style:style style:name="T89" style:family="text">
      <style:text-properties fo:color="#000000" style:font-name="Liberation Mono" officeooo:rsid="0077ad28" style:font-name-asian="Nimbus Mono L" style:font-name-complex="Liberation Mono"/>
    </style:style>
    <style:style style:name="T90" style:family="text">
      <style:text-properties fo:color="#000000" style:font-name="Liberation Mono" officeooo:rsid="0084d27c" style:font-name-asian="Nimbus Mono L" style:font-name-complex="Liberation Mono"/>
    </style:style>
    <style:style style:name="T91" style:family="text">
      <style:text-properties fo:color="#000000" style:font-name="Liberation Mono" officeooo:rsid="009228ab" style:font-name-asian="Nimbus Mono L" style:font-name-complex="Liberation Mono"/>
    </style:style>
    <style:style style:name="T92" style:family="text">
      <style:text-properties fo:color="#000000" style:font-name="Liberation Mono" officeooo:rsid="00a30b7a" style:font-name-asian="Nimbus Mono L" style:font-name-complex="Liberation Mono"/>
    </style:style>
    <style:style style:name="T93" style:family="text">
      <style:text-properties fo:color="#000000" style:font-name="Liberation Mono" officeooo:rsid="00a4c07e" style:font-name-asian="Nimbus Mono L" style:font-name-complex="Liberation Mono"/>
    </style:style>
    <style:style style:name="T94" style:family="text">
      <style:text-properties fo:color="#000000" style:font-name="Liberation Mono" officeooo:rsid="00da45f9" style:font-name-asian="Nimbus Mono L" style:font-name-complex="Liberation Mono"/>
    </style:style>
    <style:style style:name="T95" style:family="text">
      <style:text-properties fo:color="#000000" style:font-name="Liberation Mono" officeooo:rsid="0116b3b3" style:font-name-asian="Nimbus Mono L" style:font-name-complex="Liberation Mono"/>
    </style:style>
    <style:style style:name="T96" style:family="text">
      <style:text-properties fo:color="#000000" style:font-name="Liberation Mono" officeooo:rsid="01181ae9" style:font-name-asian="Nimbus Mono L" style:font-name-complex="Liberation Mono"/>
    </style:style>
    <style:style style:name="T97" style:family="text">
      <style:text-properties fo:color="#000000" style:font-name="Liberation Mono" officeooo:rsid="00a30b7a" style:font-name-asian="Nimbus Mono L" style:font-size-asian="9pt" style:font-name-complex="Liberation Mono" style:font-size-complex="9pt"/>
    </style:style>
    <style:style style:name="T98" style:family="text">
      <style:text-properties fo:color="#000000" style:font-name="Liberation Mono" officeooo:rsid="00a4c07e" style:font-name-asian="Nimbus Mono L" style:font-size-asian="9pt" style:font-name-complex="Liberation Mono" style:font-size-complex="9pt"/>
    </style:style>
    <style:style style:name="T99" style:family="text">
      <style:text-properties fo:color="#000000" style:font-name="Liberation Mono" officeooo:rsid="006e126e" style:font-name-asian="Nimbus Mono L" style:font-size-asian="9pt" style:font-name-complex="Liberation Mono" style:font-size-complex="9pt"/>
    </style:style>
    <style:style style:name="T100" style:family="text">
      <style:text-properties fo:color="#000000" style:font-name="Liberation Mono" officeooo:rsid="0077ad28" style:font-name-asian="Nimbus Mono L" style:font-size-asian="9pt" style:font-name-complex="Liberation Mono" style:font-size-complex="9pt"/>
    </style:style>
    <style:style style:name="T101" style:family="text">
      <style:text-properties fo:color="#000000" style:font-name="Liberation Mono" officeooo:rsid="01181ae9" style:font-name-asian="Nimbus Mono L" style:font-size-asian="9pt" style:font-name-complex="Liberation Mono" style:font-size-complex="9pt"/>
    </style:style>
    <style:style style:name="T102" style:family="text">
      <style:text-properties fo:color="#000000" style:font-name="Liberation Mono" officeooo:rsid="012c679d" style:font-name-asian="Nimbus Mono L" style:font-size-asian="9pt" style:font-name-complex="Liberation Mono" style:font-size-complex="9pt"/>
    </style:style>
    <style:style style:name="T103" style:family="text">
      <style:text-properties fo:color="#000000" style:font-name="Liberation Mono" officeooo:rsid="01332d79" style:font-name-asian="Nimbus Mono L" style:font-size-asian="9pt" style:font-name-complex="Liberation Mono" style:font-size-complex="9pt"/>
    </style:style>
    <style:style style:name="T104" style:family="text">
      <style:text-properties fo:color="#000000" style:font-name="Liberation Mono" officeooo:rsid="00a4c07e" fo:background-color="#ffffff" loext:char-shading-value="0" style:font-name-asian="Nimbus Mono L" style:font-name-complex="Liberation Mono"/>
    </style:style>
    <style:style style:name="T105" style:family="text">
      <style:text-properties fo:color="#000000" style:font-name="Liberation Mono" officeooo:rsid="00a4c07e" fo:background-color="#ffffff" loext:char-shading-value="0" style:font-name-asian="Nimbus Mono L" style:font-size-asian="9pt" style:font-name-complex="Liberation Mono" style:font-size-complex="9pt"/>
    </style:style>
    <style:style style:name="T106" style:family="text">
      <style:text-properties fo:color="#000000" style:font-name="Liberation Mono" officeooo:rsid="00d54cc6" fo:background-color="#ffffff" loext:char-shading-value="0" style:font-name-asian="Nimbus Mono L" style:font-size-asian="9pt" style:font-name-complex="Liberation Mono" style:font-size-complex="9pt"/>
    </style:style>
    <style:style style:name="T107" style:family="text">
      <style:text-properties fo:color="#000000" style:font-name="Liberation Mono" fo:font-style="normal" officeooo:rsid="00d54cc6" fo:background-color="#ffffff" loext:char-shading-value="0" style:font-name-asian="Nimbus Mono L" style:font-size-asian="9pt" style:font-style-asian="normal" style:font-name-complex="Liberation Mono" style:font-size-complex="9pt" style:font-style-complex="normal"/>
    </style:style>
    <style:style style:name="T108" style:family="text">
      <style:text-properties fo:color="#000000" style:font-name="Liberation Mono" fo:font-size="9.80000019073486pt" fo:font-style="normal" officeooo:rsid="00da45f9" fo:background-color="#ffffff" loext:char-shading-value="0" style:font-name-asian="Nimbus Mono L" style:font-style-asian="normal" style:font-name-complex="Liberation Mono" style:font-style-complex="normal"/>
    </style:style>
    <style:style style:name="T109" style:family="text">
      <style:text-properties fo:color="#000000" style:font-name="Liberation Mono" fo:font-size="9.80000019073486pt" fo:font-style="normal" officeooo:rsid="0116b3b3" fo:background-color="#ffffff" loext:char-shading-value="0" style:font-name-asian="Nimbus Mono L" style:font-style-asian="normal" style:font-name-complex="Liberation Mono" style:font-style-complex="normal"/>
    </style:style>
    <style:style style:name="T110" style:family="text">
      <style:text-properties fo:color="#000000" style:font-name="Liberation Mono" fo:font-size="9.80000019073486pt" fo:font-style="normal" officeooo:rsid="01181ae9" fo:background-color="#ffffff" loext:char-shading-value="0" style:font-name-asian="Nimbus Mono L" style:font-style-asian="normal" style:font-name-complex="Liberation Mono" style:font-style-complex="normal"/>
    </style:style>
    <style:style style:name="T111" style:family="text">
      <style:text-properties fo:color="#000000" style:font-name="DejaVu Sans Mono" fo:font-size="9.80000019073486pt"/>
    </style:style>
    <style:style style:name="T112" style:family="text">
      <style:text-properties officeooo:rsid="00287dbe"/>
    </style:style>
    <style:style style:name="T113" style:family="text">
      <style:text-properties fo:background-color="#e4e4ff" loext:char-shading-value="0"/>
    </style:style>
    <style:style style:name="T114" style:family="text">
      <style:text-properties officeooo:rsid="000f18c4" fo:background-color="#e4e4ff" loext:char-shading-value="0"/>
    </style:style>
    <style:style style:name="T115" style:family="text">
      <style:text-properties officeooo:rsid="0013df66" fo:background-color="#e4e4ff" loext:char-shading-value="0"/>
    </style:style>
    <style:style style:name="T116" style:family="text">
      <style:text-properties officeooo:rsid="00677af9" fo:background-color="#e4e4ff" loext:char-shading-value="0" style:font-name-asian="Nimbus Mono L" style:font-size-asian="9pt" style:font-name-complex="Liberation Mono" style:font-size-complex="9pt"/>
    </style:style>
    <style:style style:name="T117" style:family="text">
      <style:text-properties officeooo:rsid="00341d92"/>
    </style:style>
    <style:style style:name="T118" style:family="text">
      <style:text-properties officeooo:rsid="00352815"/>
    </style:style>
    <style:style style:name="T119" style:family="text">
      <style:text-properties officeooo:rsid="003e2b05"/>
    </style:style>
    <style:style style:name="T120" style:family="text">
      <style:text-properties officeooo:rsid="003e480a"/>
    </style:style>
    <style:style style:name="T121" style:family="text">
      <style:text-properties officeooo:rsid="0040d9cb"/>
    </style:style>
    <style:style style:name="T122" style:family="text">
      <style:text-properties officeooo:rsid="00420e99"/>
    </style:style>
    <style:style style:name="T123" style:family="text">
      <style:text-properties officeooo:rsid="004b30ab"/>
    </style:style>
    <style:style style:name="T124" style:family="text">
      <style:text-properties officeooo:rsid="004bb8e1"/>
    </style:style>
    <style:style style:name="T125" style:family="text">
      <style:text-properties style:font-name="DejaVu Sans Mono" fo:font-size="9.80000019073486pt"/>
    </style:style>
    <style:style style:name="T126" style:family="text">
      <style:text-properties style:font-name="DejaVu Sans Mono" fo:font-size="9.80000019073486pt" officeooo:rsid="000f18c4" fo:background-color="#e4e4ff" loext:char-shading-value="0"/>
    </style:style>
    <style:style style:name="T127" style:family="text">
      <style:text-properties style:font-name="DejaVu Sans Mono" fo:font-size="9.80000019073486pt" officeooo:rsid="000f18c4" fo:background-color="#e4e4ff" loext:char-shading-value="0" style:font-size-asian="9pt" style:font-size-complex="9pt"/>
    </style:style>
    <style:style style:name="T128" style:family="text">
      <style:text-properties style:font-name="DejaVu Sans Mono" fo:font-size="9.80000019073486pt" fo:background-color="#ffffff" loext:char-shading-value="0"/>
    </style:style>
    <style:style style:name="T129" style:family="text">
      <style:text-properties style:font-name="DejaVu Sans Mono" fo:font-size="9.80000019073486pt" officeooo:rsid="000f18c4" fo:background-color="#ffffff" loext:char-shading-value="0"/>
    </style:style>
    <style:style style:name="T130" style:family="text">
      <style:text-properties style:font-name="DejaVu Sans Mono" fo:font-size="9.80000019073486pt" officeooo:rsid="0013df66" fo:background-color="#ffffff" loext:char-shading-value="0" style:font-size-asian="9pt" style:font-size-complex="9pt"/>
    </style:style>
    <style:style style:name="T131" style:family="text">
      <style:text-properties style:font-name="DejaVu Sans Mono" fo:font-size="9.80000019073486pt" officeooo:rsid="000f18c4" fo:background-color="#ffffff" loext:char-shading-value="0" style:font-size-asian="9pt" style:font-size-complex="9pt"/>
    </style:style>
    <style:style style:name="T132" style:family="text">
      <style:text-properties style:font-name="DejaVu Sans Mono" fo:font-size="9.80000019073486pt" officeooo:rsid="0013df66" fo:background-color="#ffffff" loext:char-shading-value="0"/>
    </style:style>
    <style:style style:name="T133" style:family="text">
      <style:text-properties style:font-name="DejaVu Sans Mono" fo:font-size="9.80000019073486pt" officeooo:rsid="019a464d"/>
    </style:style>
    <style:style style:name="T134" style:family="text">
      <style:text-properties style:font-name="DejaVu Sans Mono" fo:background-color="#e4e4ff" loext:char-shading-value="0"/>
    </style:style>
    <style:style style:name="T135" style:family="text">
      <style:text-properties style:font-name="DejaVu Sans Mono" officeooo:rsid="0013df66" fo:background-color="#e4e4ff" loext:char-shading-value="0"/>
    </style:style>
    <style:style style:name="T136" style:family="text">
      <style:text-properties style:font-name="DejaVu Sans Mono" officeooo:rsid="000f18c4" fo:background-color="#e4e4ff" loext:char-shading-value="0"/>
    </style:style>
    <style:style style:name="T137" style:family="text">
      <style:text-properties style:font-name="DejaVu Sans Mono" fo:background-color="#ffffff" loext:char-shading-value="0"/>
    </style:style>
    <style:style style:name="T138" style:family="text">
      <style:text-properties style:font-name="DejaVu Sans Mono" officeooo:rsid="0013df66" fo:background-color="#ffffff" loext:char-shading-value="0"/>
    </style:style>
    <style:style style:name="T139" style:family="text">
      <style:text-properties style:font-name="DejaVu Sans Mono" officeooo:rsid="0013df66" fo:background-color="#ffffff" loext:char-shading-value="0" style:font-size-asian="9pt" style:font-size-complex="9pt"/>
    </style:style>
    <style:style style:name="T140" style:family="text">
      <style:text-properties officeooo:rsid="0013df66"/>
    </style:style>
    <style:style style:name="T141" style:family="text">
      <style:text-properties officeooo:rsid="00522583"/>
    </style:style>
    <style:style style:name="T142" style:family="text">
      <style:text-properties officeooo:rsid="0055a93b"/>
    </style:style>
    <style:style style:name="T143" style:family="text">
      <style:text-properties officeooo:rsid="00677af9"/>
    </style:style>
    <style:style style:name="T144" style:family="text">
      <style:text-properties fo:background-color="#ffffff" loext:char-shading-value="0"/>
    </style:style>
    <style:style style:name="T145" style:family="text">
      <style:text-properties officeooo:rsid="0013df66" fo:background-color="#ffffff" loext:char-shading-value="0"/>
    </style:style>
    <style:style style:name="T146" style:family="text">
      <style:text-properties officeooo:rsid="000f18c4" fo:background-color="#ffffff" loext:char-shading-value="0"/>
    </style:style>
    <style:style style:name="T147" style:family="text">
      <style:text-properties officeooo:rsid="008a71fb" fo:background-color="#ffffff" loext:char-shading-value="0"/>
    </style:style>
    <style:style style:name="T148" style:family="text">
      <style:text-properties officeooo:rsid="0013df66" fo:background-color="#ffffff" loext:char-shading-value="0" style:font-size-asian="9pt" style:font-size-complex="9pt"/>
    </style:style>
    <style:style style:name="T149" style:family="text">
      <style:text-properties officeooo:rsid="000f18c4" fo:background-color="#ffffff" loext:char-shading-value="0" style:font-size-asian="9pt" style:font-size-complex="9pt"/>
    </style:style>
    <style:style style:name="T150" style:family="text">
      <style:text-properties officeooo:rsid="0013df66" fo:background-color="#ffffff" loext:char-shading-value="0" style:font-name-asian="Nimbus Mono L" style:font-size-asian="9pt" style:font-name-complex="Liberation Mono" style:font-size-complex="9pt"/>
    </style:style>
    <style:style style:name="T151" style:family="text">
      <style:text-properties officeooo:rsid="01aeeca9" fo:background-color="#ffffff" loext:char-shading-value="0"/>
    </style:style>
    <style:style style:name="T152" style:family="text">
      <style:text-properties officeooo:rsid="01bce3ee" fo:background-color="#ffffff" loext:char-shading-value="0"/>
    </style:style>
    <style:style style:name="T153" style:family="text">
      <style:text-properties officeooo:rsid="006dcef0"/>
    </style:style>
    <style:style style:name="T154" style:family="text">
      <style:text-properties officeooo:rsid="00771891"/>
    </style:style>
    <style:style style:name="T155" style:family="text">
      <style:text-properties officeooo:rsid="007f320b"/>
    </style:style>
    <style:style style:name="T156" style:family="text">
      <style:text-properties officeooo:rsid="00827641"/>
    </style:style>
    <style:style style:name="T157" style:family="text">
      <style:text-properties officeooo:rsid="008486e6"/>
    </style:style>
    <style:style style:name="T158" style:family="text">
      <style:text-properties officeooo:rsid="008f6d90"/>
    </style:style>
    <style:style style:name="T159" style:family="text">
      <style:text-properties officeooo:rsid="0091da14"/>
    </style:style>
    <style:style style:name="T160" style:family="text">
      <style:text-properties officeooo:rsid="00920314"/>
    </style:style>
    <style:style style:name="T161" style:family="text">
      <style:text-properties officeooo:rsid="009c88fd"/>
    </style:style>
    <style:style style:name="T162" style:family="text">
      <style:text-properties officeooo:rsid="009e91eb"/>
    </style:style>
    <style:style style:name="T163" style:family="text">
      <style:text-properties officeooo:rsid="009f682d"/>
    </style:style>
    <style:style style:name="T164" style:family="text">
      <style:text-properties officeooo:rsid="0013df66" style:font-size-asian="9pt" style:font-size-complex="9pt"/>
    </style:style>
    <style:style style:name="T165" style:family="text">
      <style:text-properties officeooo:rsid="00256d05" style:font-size-asian="9pt" style:font-size-complex="9pt"/>
    </style:style>
    <style:style style:name="T166" style:family="text">
      <style:text-properties officeooo:rsid="019f3c7e" style:font-size-asian="9pt" style:font-size-complex="9pt"/>
    </style:style>
    <style:style style:name="T167" style:family="text">
      <style:text-properties officeooo:rsid="01a69499" style:font-size-asian="9pt" style:font-size-complex="9pt"/>
    </style:style>
    <style:style style:name="T168" style:family="text">
      <style:text-properties officeooo:rsid="01a75c92" style:font-size-asian="9pt" style:font-size-complex="9pt"/>
    </style:style>
    <style:style style:name="T169" style:family="text">
      <style:text-properties officeooo:rsid="01ad38fa" style:font-size-asian="9pt" style:font-size-complex="9pt"/>
    </style:style>
    <style:style style:name="T170" style:family="text">
      <style:text-properties officeooo:rsid="01ae1e46" style:font-size-asian="9pt" style:font-size-complex="9pt"/>
    </style:style>
    <style:style style:name="T171" style:family="text">
      <style:text-properties officeooo:rsid="003e2b05" style:font-size-asian="9pt" style:font-size-complex="9pt"/>
    </style:style>
    <style:style style:name="T172" style:family="text">
      <style:text-properties officeooo:rsid="000da431" style:font-size-asian="9pt" style:font-size-complex="9pt"/>
    </style:style>
    <style:style style:name="T173" style:family="text">
      <style:text-properties officeooo:rsid="000f18c4" style:font-size-asian="9pt" style:font-size-complex="9pt"/>
    </style:style>
    <style:style style:name="T174" style:family="text">
      <style:text-properties officeooo:rsid="01c37194" style:font-size-asian="9pt" style:font-size-complex="9pt"/>
    </style:style>
    <style:style style:name="T175" style:family="text">
      <style:text-properties officeooo:rsid="00b404c3"/>
    </style:style>
    <style:style style:name="T176" style:family="text">
      <style:text-properties officeooo:rsid="00ca1eac"/>
    </style:style>
    <style:style style:name="T177" style:family="text">
      <style:text-properties fo:font-size="9.80000019073486pt"/>
    </style:style>
    <style:style style:name="T178" style:family="text">
      <style:text-properties fo:font-size="9.80000019073486pt" officeooo:rsid="000f18c4" fo:background-color="#e4e4ff" loext:char-shading-value="0" style:font-size-asian="9pt" style:font-size-complex="9pt"/>
    </style:style>
    <style:style style:name="T179" style:family="text">
      <style:text-properties fo:font-size="9.80000019073486pt" officeooo:rsid="000f18c4" fo:background-color="#e4e4ff" loext:char-shading-value="0"/>
    </style:style>
    <style:style style:name="T180" style:family="text">
      <style:text-properties fo:font-size="9.80000019073486pt" officeooo:rsid="0013df66" fo:background-color="#ffffff" loext:char-shading-value="0" style:font-size-asian="9pt" style:font-size-complex="9pt"/>
    </style:style>
    <style:style style:name="T181" style:family="text">
      <style:text-properties officeooo:rsid="00d31423"/>
    </style:style>
    <style:style style:name="T182" style:family="text">
      <style:text-properties officeooo:rsid="00d54cc6"/>
    </style:style>
    <style:style style:name="T183" style:family="text">
      <style:text-properties fo:font-style="normal" officeooo:rsid="00d627e1" fo:background-color="#ffffff" loext:char-shading-value="0" style:font-name-asian="Nimbus Mono L" style:font-style-asian="normal" style:font-name-complex="Liberation Mono" style:font-style-complex="normal"/>
    </style:style>
    <style:style style:name="T184" style:family="text">
      <style:text-properties fo:font-style="normal" officeooo:rsid="000f18c4" fo:background-color="#ffffff" loext:char-shading-value="0" style:font-name-asian="Nimbus Mono L" style:font-style-asian="normal" style:font-name-complex="Liberation Mono" style:font-style-complex="normal"/>
    </style:style>
    <style:style style:name="T185" style:family="text">
      <style:text-properties fo:font-style="normal" officeooo:rsid="01022aaa" fo:background-color="#ffffff" loext:char-shading-value="0" style:font-name-asian="Nimbus Mono L" style:font-style-asian="normal" style:font-name-complex="Liberation Mono" style:font-style-complex="normal"/>
    </style:style>
    <style:style style:name="T186" style:family="text">
      <style:text-properties fo:font-style="normal" officeooo:rsid="000da431" fo:background-color="#ffffff" loext:char-shading-value="0" style:font-name-asian="Nimbus Mono L" style:font-style-asian="normal" style:font-name-complex="Liberation Mono" style:font-style-complex="normal"/>
    </style:style>
    <style:style style:name="T187" style:family="text">
      <style:text-properties officeooo:rsid="01030de6"/>
    </style:style>
    <style:style style:name="T188" style:family="text">
      <style:text-properties officeooo:rsid="0106b28d"/>
    </style:style>
    <style:style style:name="T189" style:family="text">
      <style:text-properties officeooo:rsid="01099109"/>
    </style:style>
    <style:style style:name="T190" style:family="text">
      <style:text-properties officeooo:rsid="011b399c"/>
    </style:style>
    <style:style style:name="T191" style:family="text">
      <style:text-properties officeooo:rsid="011f1482"/>
    </style:style>
    <style:style style:name="T192" style:family="text">
      <style:text-properties officeooo:rsid="011fe765"/>
    </style:style>
    <style:style style:name="T193" style:family="text">
      <style:text-properties officeooo:rsid="0122df13"/>
    </style:style>
    <style:style style:name="T194" style:family="text">
      <style:text-properties officeooo:rsid="01481da0"/>
    </style:style>
    <style:style style:name="T195" style:family="text">
      <style:text-properties officeooo:rsid="016f0c35"/>
    </style:style>
    <style:style style:name="T196" style:family="text">
      <style:text-properties officeooo:rsid="0170e745"/>
    </style:style>
    <style:style style:name="T197" style:family="text">
      <style:text-properties officeooo:rsid="0170fc0f"/>
    </style:style>
    <style:style style:name="T198" style:family="text">
      <style:text-properties officeooo:rsid="0173912b"/>
    </style:style>
    <style:style style:name="T199" style:family="text">
      <style:text-properties officeooo:rsid="01758781"/>
    </style:style>
    <style:style style:name="T200" style:family="text">
      <style:text-properties officeooo:rsid="0183eab0"/>
    </style:style>
    <style:style style:name="T201" style:family="text">
      <style:text-properties officeooo:rsid="0188aac1"/>
    </style:style>
    <style:style style:name="T202" style:family="text">
      <style:text-properties officeooo:rsid="0192c166"/>
    </style:style>
    <style:style style:name="T203" style:family="text">
      <style:text-properties officeooo:rsid="01949ba1"/>
    </style:style>
    <style:style style:name="T204" style:family="text">
      <style:text-properties officeooo:rsid="01962f14"/>
    </style:style>
    <style:style style:name="T205" style:family="text">
      <style:text-properties officeooo:rsid="0197461e"/>
    </style:style>
    <style:style style:name="T206" style:family="text">
      <style:text-properties officeooo:rsid="01988f7e"/>
    </style:style>
    <style:style style:name="T207" style:family="text">
      <style:text-properties officeooo:rsid="019ba48f"/>
    </style:style>
    <style:style style:name="T208" style:family="text">
      <style:text-properties officeooo:rsid="019f3c7e"/>
    </style:style>
    <style:style style:name="T209" style:family="text">
      <style:text-properties officeooo:rsid="01a2003c"/>
    </style:style>
    <style:style style:name="T210" style:family="text">
      <style:text-properties fo:font-variant="normal" fo:text-transform="none" fo:color="#333333" style:font-name="Microsoft Yahei" fo:font-size="12pt" fo:letter-spacing="normal" fo:font-style="normal" fo:font-weight="normal" officeooo:rsid="019f3c7e" style:font-size-asian="9pt" style:font-size-complex="9pt"/>
    </style:style>
    <style:style style:name="T211" style:family="text">
      <style:text-properties fo:font-variant="normal" fo:text-transform="none" fo:color="#333333" style:font-name="Microsoft Yahei" fo:font-size="12pt" fo:letter-spacing="normal" fo:font-style="normal" fo:font-weight="normal" officeooo:rsid="01a69499" style:font-size-asian="9pt" style:font-size-complex="9pt"/>
    </style:style>
    <style:style style:name="T212" style:family="text">
      <style:text-properties officeooo:rsid="01ab0767"/>
    </style:style>
    <style:style style:name="T213" style:family="text">
      <style:text-properties officeooo:rsid="01ad38fa"/>
    </style:style>
    <style:style style:name="T214" style:family="text">
      <style:text-properties officeooo:rsid="01ae1e46"/>
    </style:style>
    <style:style style:name="T215" style:family="text">
      <style:text-properties fo:color="#0073bf" officeooo:rsid="01b38a03" style:font-name-asian="思源黑体 CN Heavy" style:font-size-asian="9pt" style:font-style-asian="italic" style:font-weight-asian="bold" style:font-size-complex="9pt"/>
    </style:style>
    <style:style style:name="T216" style:family="text">
      <style:text-properties fo:color="#0073bf" officeooo:rsid="01b38a03" style:font-name-asian="思源黑体 CN Heavy" style:font-style-asian="italic" style:font-weight-asian="bold"/>
    </style:style>
    <style:style style:name="T217" style:family="text">
      <style:text-properties fo:color="#0073bf" officeooo:rsid="01b38a03" style:font-name-asian="DejaVu Sans Mono" style:font-size-asian="9pt" style:font-style-asian="italic" style:font-weight-asian="bold" style:font-size-complex="9pt"/>
    </style:style>
    <style:style style:name="T218" style:family="text">
      <style:text-properties fo:color="#0073bf" officeooo:rsid="01b38a03" style:font-name-asian="DejaVu Sans Mono" style:font-style-asian="italic" style:font-weight-asian="bold"/>
    </style:style>
    <style:style style:name="T219" style:family="text">
      <style:text-properties style:font-name="DejaVu Sans" fo:font-size="9pt" officeooo:rsid="0013df66" style:font-size-asian="9pt" style:font-size-complex="9pt"/>
    </style:style>
    <style:style style:name="T220" style:family="text">
      <style:text-properties style:font-name="DejaVu Sans" fo:font-size="9pt" officeooo:rsid="019f3c7e" style:font-size-asian="9pt" style:font-size-complex="9pt"/>
    </style:style>
    <style:style style:name="T221" style:family="text">
      <style:text-properties style:font-name="DejaVu Sans" fo:font-size="9pt" officeooo:rsid="01ad38fa" style:font-size-asian="9pt" style:font-size-complex="9pt"/>
    </style:style>
    <style:style style:name="T222" style:family="text">
      <style:text-properties style:font-name="DejaVu Sans" fo:font-size="9pt" officeooo:rsid="01b38a03" style:font-size-asian="9pt" style:font-size-complex="9pt"/>
    </style:style>
    <style:style style:name="T223" style:family="text">
      <style:text-properties style:font-name="DejaVu Sans" fo:font-size="9pt" officeooo:rsid="01b80c83" style:font-size-asian="9pt" style:font-size-complex="9pt"/>
    </style:style>
    <style:style style:name="T224" style:family="text">
      <style:text-properties style:font-name="DejaVu Sans" fo:font-size="9pt" officeooo:rsid="01bd4e32" style:font-size-asian="9pt" style:font-size-complex="9pt"/>
    </style:style>
    <style:style style:name="T225" style:family="text">
      <style:text-properties officeooo:rsid="01b94f83"/>
    </style:style>
    <style:style style:name="T226" style:family="text">
      <style:text-properties officeooo:rsid="01bd4e32"/>
    </style:style>
    <style:style style:name="T227" style:family="text">
      <style:text-properties officeooo:rsid="01bfcf1a"/>
    </style:style>
    <style:style style:name="T228" style:family="text">
      <style:text-properties style:font-name="Liberation Mono" officeooo:rsid="0077ad28" style:font-name-asian="Nimbus Mono L" style:font-size-asian="9pt" style:font-name-complex="Liberation Mono" style:font-size-complex="9pt"/>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0"><text:span text:style-name="T119">一、</text:span>油卡信息管理（oil<text:span text:style-name="T112">cardmanage</text:span>）思路文档</text:p>
      <text:p text:style-name="P380"/>
      <text:p text:style-name="P380"><text:span text:style-name="T119"><text:s text:c="3"/>1.1 </text:span>模块名</text:p>
      <text:p text:style-name="P380"><text:s text:c="9"/>客户信息管理</text:p>
      <text:p text:style-name="P380"><text:span text:style-name="T119"><text:s text:c="3"/>1.2 </text:span>goddess对应的模块名</text:p>
      <text:p text:style-name="P380"><text:tab/> <text:s text:c="2"/>oil<text:span text:style-name="T112">cardmanage</text:span>,oil<text:span text:style-name="T112">cardmanage-api,</text:span></text:p>
      <text:p text:style-name="P380"><text:tab/> <text:s text:c="2"/>oil<text:span text:style-name="T112">cardmanage-consumer,</text:span>oil<text:span text:style-name="T112">cardmanage-provider</text:span></text:p>
      <text:p text:style-name="P380"><text:span text:style-name="T120"><text:s text:c="3"/>1.3 </text:span>表关联</text:p>
      <text:p text:style-name="P382"><text:span text:style-name="T1"><text:tab/> 1.</text:span><text:span text:style-name="T3">OilCardBasic</text:span><text:span text:style-name="T2"> ：</text:span><text:span text:style-name="T5">油卡基础信息</text:span><text:span text:style-name="T6">表</text:span></text:p>
      <text:p text:style-name="P382"><text:span text:style-name="T1"><text:tab/> 2.</text:span><text:span text:style-name="T3">OilCardReceive</text:span><text:span text:style-name="T2">：</text:span><text:span text:style-name="T5">油卡领用记录表</text:span><text:span text:style-name="T2"> </text:span></text:p>
      <text:p text:style-name="P382"><text:span text:style-name="T2"><text:tab/> <text:s/></text:span><text:span text:style-name="T86">3</text:span><text:span text:style-name="T7">.</text:span><text:span text:style-name="T4">OilCardRecharge</text:span><text:span text:style-name="T7">：油卡充值记录表</text:span></text:p>
      <text:p text:style-name="P354"/>
      <text:p text:style-name="P355"><text:tab/>关系：</text:p>
      <text:p text:style-name="P355"/>
      <text:p text:style-name="P355"><draw:line text:anchor-type="paragraph" draw:z-index="0" draw:name="Shape1" draw:style-name="gr1" draw:text-style-name="P389" svg:x1="4.482cm" svg:y1="1.085cm" svg:x2="8.08cm" svg:y2="0.318cm"><text:p/></draw:line><draw:line text:anchor-type="paragraph" draw:z-index="2" draw:name="Shape3" draw:style-name="gr1" draw:text-style-name="P389" svg:x1="7.966cm" svg:y1="0.187cm" svg:x2="8.081cm" svg:y2="0.318cm"><text:p/></draw:line><draw:line text:anchor-type="paragraph" draw:z-index="3" draw:name="Shape4" draw:style-name="gr1" draw:text-style-name="P389" svg:x1="8.081cm" svg:y1="0.318cm" svg:x2="7.966cm" svg:y2="0.535cm"><text:p/></draw:line><text:tab/><text:tab/><text:tab/><text:tab/> <text:s text:c="5"/><text:span text:style-name="T117">1-N</text:span><text:tab/><text:tab/><text:tab/> <text:span text:style-name="T113">OilCardReceive</text:span></text:p>
      <text:p text:style-name="P365"/>
      <text:p text:style-name="P355"><text:tab/> <text:span text:style-name="T113">OilCardBasic</text:span></text:p>
      <text:p text:style-name="P365"><draw:line text:anchor-type="paragraph" draw:z-index="1" draw:name="Shape2" draw:style-name="gr1" draw:text-style-name="P389" svg:x1="8.116cm" svg:y1="0.605cm" svg:x2="4.482cm" svg:y2="0.051cm"><text:p/></draw:line><draw:line text:anchor-type="paragraph" draw:z-index="4" draw:name="Shape5" draw:style-name="gr1" draw:text-style-name="P389" svg:x1="8.213cm" svg:y1="0.699cm" svg:x2="8.116cm" svg:y2="0.45cm"><text:p/></draw:line></text:p>
      <text:p text:style-name="P355"><draw:line text:anchor-type="paragraph" draw:z-index="5" draw:name="Shape6" draw:style-name="gr1" draw:text-style-name="P389" svg:x1="8.213cm" svg:y1="0.235cm" svg:x2="7.95cm" svg:y2="0.366cm"><text:p/></draw:line><text:tab/><text:tab/><text:tab/><text:tab/> <text:s text:c="5"/><text:span text:style-name="T118">1-N<text:tab/></text:span><text:tab/><text:tab/><text:span text:style-name="T114">OilCardRecharge</text:span></text:p>
      <text:p text:style-name="P355"/>
      <text:p text:style-name="P355"><text:span text:style-name="T121"><text:s text:c="4"/>1.4</text:span>思路</text:p>
      <text:p text:style-name="P382"><text:span text:style-name="T8"><text:tab/></text:span><text:span text:style-name="T9">1.</text:span><text:span text:style-name="T10">4.1 </text:span><text:span text:style-name="T5">油卡基础信息</text:span><text:span text:style-name="T6">表</text:span><text:span text:style-name="T9">是简单的增删查改,</text:span><text:span text:style-name="T11">记录油卡的基础信息，及油卡的使用状态</text:span><text:span text:style-name="T9">。</text:span></text:p>
      <text:p text:style-name="P382"><text:span text:style-name="T9"><text:tab/></text:span><text:span text:style-name="T10">1.4</text:span><text:span text:style-name="T12">.</text:span><text:span text:style-name="T10">2 </text:span><text:span text:style-name="T74">添加了油卡基础信息后，可以于</text:span><text:span text:style-name="T11">油卡领用表记录油卡的领用及归还信息，并修改油卡对应状态，对处于闲置状态进行领用，对处于领用状态的油卡进行归还，在添加时会查询审核人的内部通讯录邮箱进行邮件提醒审核人三天内进行审核。</text:span></text:p>
      <text:p text:style-name="P356"><text:tab/><text:span text:style-name="T122">1.4.</text:span>3 <text:span text:style-name="T200">添加了油卡基础信息后 可以于</text:span>油卡充值记录表记录油卡的充值信息，充值信息影响油卡基础信息的期初金额及余额。</text:p>
      <text:p text:style-name="P356"/>
      <text:p text:style-name="P357"><text:s text:c="4"/>1.5 待完成</text:p>
      <text:p text:style-name="P382"><text:span text:style-name="T8"><text:tab/></text:span><text:span text:style-name="T74">1.5.1 权限功能尚未添加，可以联系流程图负责人进行沟通添加对应的权限，在添加权限时注意user</text:span><text:span text:style-name="T75">Token跨模块丢失问题</text:span><text:span text:style-name="T74">。</text:span></text:p>
      <text:p text:style-name="P358"/>
      <text:p text:style-name="P380"><text:bookmark-start text:name="__DdeLink__343_691682663"/><text:span text:style-name="T119">二、企业文化管理</text:span>（<text:span text:style-name="T123">enterpriseculturemanage</text:span>）思路文档</text:p>
      <text:p text:style-name="P380"/>
      <text:p text:style-name="P380"><text:span text:style-name="T119"><text:s text:c="3"/>2.1 </text:span>模块名</text:p>
      <text:p text:style-name="P380"><text:s text:c="9"/><text:span text:style-name="T119">企业文化管理</text:span></text:p>
      <text:p text:style-name="P380"><text:span text:style-name="T119"><text:s text:c="3"/>2.2 </text:span>goddess对应的模块名</text:p>
      <text:p text:style-name="P380"><text:tab/> <text:s text:c="2"/><text:span text:style-name="T124">enterpriseculturemanage</text:span>,<text:span text:style-name="T124">enterpriseculturemanage-api,</text:span></text:p>
      <text:p text:style-name="P380"><text:tab/> <text:s text:c="2"/><text:span text:style-name="T124">enterpriseculturemanage-consumer,enterpriseculturemanage-provider</text:span></text:p>
      <text:p text:style-name="P380"><text:span text:style-name="T120"><text:s text:c="3"/>2.3 </text:span>表关联</text:p>
      <text:p text:style-name="P382"><text:span text:style-name="T1"><text:tab/> 1.</text:span><text:span text:style-name="T3">ConstructTeam</text:span><text:span text:style-name="T2"> ：</text:span><text:span text:style-name="T5">建设小组</text:span><text:span text:style-name="T6">表</text:span></text:p>
      <text:p text:style-name="P382"><text:span text:style-name="T1"><text:tab/> 2.</text:span><text:span text:style-name="T3">EnterpriseCultureInfo</text:span><text:span text:style-name="T2">：企业文化信息</text:span><text:span text:style-name="T5">表</text:span><text:span text:style-name="T2"> </text:span></text:p>
      <text:p text:style-name="P382"><text:span text:style-name="T2"><text:tab/> <text:s/></text:span><text:span text:style-name="T86">3</text:span><text:span text:style-name="T7">.</text:span><text:span text:style-name="T4">PeriodicalProgramInfo</text:span><text:span text:style-name="T7">：</text:span><text:span text:style-name="T13">刊物方案</text:span><text:span text:style-name="T7">表</text:span></text:p>
      <text:p text:style-name="P382"><text:span text:style-name="T7"><text:tab/> <text:s/></text:span><text:span text:style-name="T86">3</text:span><text:span text:style-name="T7">.</text:span><text:span text:style-name="T4">PublicizeProgramInfo</text:span><text:span text:style-name="T7">：宣传</text:span><text:span text:style-name="T13">方案</text:span><text:span text:style-name="T7">表</text:span></text:p>
      <text:p text:style-name="P354"/>
      <text:p text:style-name="P355"><text:tab/>关系：</text:p>
      <text:p text:style-name="P355"/>
      <text:p text:style-name="P364"><text:span text:style-name="T140"><text:tab/><text:tab/><text:tab/><text:tab/> <text:s text:c="3"/><text:tab/> <text:s text:c="3"/>1-N<text:tab/><text:tab/><text:tab/> </text:span><text:span text:style-name="T134">PeriodicalProgramInfo</text:span></text:p>
      <text:p text:style-name="P365"><draw:line text:anchor-type="paragraph" draw:z-index="6" draw:name="Shape1" draw:style-name="gr1" draw:text-style-name="P389" svg:x1="6.003cm" svg:y1="0.868cm" svg:x2="9.601cm" svg:y2="0.101cm"><text:p/></draw:line><draw:line text:anchor-type="paragraph" draw:z-index="154" draw:name="Shape18" draw:style-name="gr1" draw:text-style-name="P389" svg:x1="9.257cm" svg:y1="0.004cm" svg:x2="9.601cm" svg:y2="0.101cm"><text:p/></draw:line><draw:line text:anchor-type="paragraph" draw:z-index="155" draw:name="Shape19" draw:style-name="gr1" draw:text-style-name="P389" svg:x1="9.601cm" svg:y1="0.101cm" svg:x2="9.409cm" svg:y2="0.325cm"><text:p/></draw:line></text:p>
      <text:p text:style-name="P365"/>
      <text:p text:style-name="P364"><text:span text:style-name="T140"><text:tab/> </text:span><text:span text:style-name="T134">EnterpriseCultureInfo</text:span></text:p>
      <text:p text:style-name="P365"><draw:line text:anchor-type="paragraph" draw:z-index="7" draw:name="Shape2" draw:style-name="gr1" draw:text-style-name="P389" svg:x1="9.719cm" svg:y1="1.061cm" svg:x2="5.988cm" svg:y2="0.056cm"><text:p/></draw:line></text:p>
      <text:p text:style-name="P365"/>
      <text:p text:style-name="P355"><draw:line text:anchor-type="paragraph" draw:z-index="156" draw:name="Shape20" draw:style-name="gr1" draw:text-style-name="P389" svg:x1="9.719cm" svg:y1="0.321cm" svg:x2="9.504cm" svg:y2="0.023cm"><text:p/></draw:line><draw:line text:anchor-type="paragraph" draw:z-index="157" draw:name="Shape21" draw:style-name="gr1" draw:text-style-name="P389" svg:x1="9.719cm" svg:y1="0.321cm" svg:x2="9.446cm" svg:y2="0.494cm"><text:p/></draw:line><text:tab/><text:tab/><text:tab/><text:tab/> <text:s text:c="4"/><text:tab/> <text:span text:style-name="T118">1-N<text:tab/></text:span><text:tab/><text:tab/> <text:span text:style-name="T114">PublicizeProgramInfo</text:span></text:p>
      <text:p text:style-name="P355"/>
      <text:p text:style-name="P355"><text:span text:style-name="T121"><text:s text:c="4"/>2.4</text:span>思路</text:p>
      <text:p text:style-name="P382"><text:span text:style-name="T8"><text:tab/></text:span><text:span text:style-name="T14">2</text:span><text:span text:style-name="T9">.</text:span><text:span text:style-name="T10">4.1 </text:span><text:span text:style-name="T14">建设小组</text:span><text:span text:style-name="T6">表</text:span><text:span text:style-name="T9">是简单的增删查改</text:span><text:span text:style-name="T11">，建设小组方有权制作企业文化及刊物、宣传方案</text:span><text:span text:style-name="T9">。</text:span></text:p>
      <text:p text:style-name="P382"><text:span text:style-name="T9"><text:tab/></text:span><text:span text:style-name="T14">2</text:span><text:span text:style-name="T10">.4</text:span><text:span text:style-name="T12">.</text:span><text:span text:style-name="T10">2 建设小组根据主题创建企业文化信息</text:span><text:span text:style-name="T11">。</text:span></text:p>
      <text:p text:style-name="P356"><text:tab/><text:span text:style-name="T141">2.4.</text:span>3 建设小组根据企业文化信息创建刊物、宣传方案。</text:p>
      <text:p text:style-name="P356"><text:tab/><text:span text:style-name="T141">2.4.4</text:span> 建设根据方案执行收集的信息编辑企业文化信息。</text:p>
      <text:p text:style-name="P358"><text:bookmark-end text:name="__DdeLink__343_691682663"/></text:p>
      <text:p text:style-name="P357"><text:s text:c="4"/>2.5 待完成</text:p>
      <text:p text:style-name="P355"><text:tab/>2.5.1 权限功能尚未添加，可以联系流程图负责人进行沟通添加对应的权限，在添加权限时注意userToken跨模块丢失问题。</text:p>
      <text:p text:style-name="P380"><text:soft-page-break/></text:p>
      <text:p text:style-name="P380"><text:span text:style-name="T119">三、出车管理</text:span>（<text:span text:style-name="T142">dispatchcar</text:span>）思路文档</text:p>
      <text:p text:style-name="P380"/>
      <text:p text:style-name="P380"><text:span text:style-name="T119"><text:s text:c="3"/>2.1 </text:span>模块名</text:p>
      <text:p text:style-name="P380"><text:s text:c="9"/><text:span text:style-name="T119">出车</text:span>管理</text:p>
      <text:p text:style-name="P380"><text:span text:style-name="T119"><text:s text:c="3"/>2.2 </text:span>goddess对应的模块名</text:p>
      <text:p text:style-name="P380"><text:tab/> <text:s text:c="2"/><text:span text:style-name="T142">dispatchcar</text:span>,<text:span text:style-name="T142">dispatchcar-api,</text:span></text:p>
      <text:p text:style-name="P380"><text:tab/> <text:s text:c="2"/><text:span text:style-name="T142">dispatchcar-consumer,dispatchcar-provider</text:span></text:p>
      <text:p text:style-name="P380"><text:span text:style-name="T120"><text:s text:c="3"/>2.3 </text:span>表关联</text:p>
      <text:p text:style-name="P382"><text:span text:style-name="T1"><text:tab/> 1.</text:span><text:span text:style-name="T3">LeaseCarCost</text:span><text:span text:style-name="T2"> ：</text:span><text:span text:style-name="T15">租车费用</text:span><text:span text:style-name="T6">表</text:span></text:p>
      <text:p text:style-name="P382"><text:span text:style-name="T1"><text:tab/> 2.</text:span><text:span text:style-name="T3">DispatchCarInfo</text:span><text:span text:style-name="T2">：</text:span><text:span text:style-name="T15">出车记录</text:span><text:span text:style-name="T5">表</text:span><text:span text:style-name="T2"> </text:span></text:p>
      <text:p text:style-name="P382"><text:span text:style-name="T2"><text:tab/> <text:s/></text:span><text:span text:style-name="T86">3</text:span><text:span text:style-name="T7">.</text:span><text:span text:style-name="T4">CusPermission</text:span><text:span text:style-name="T7">：</text:span><text:span text:style-name="T8">客户权限设置</text:span><text:span text:style-name="T7">表</text:span></text:p>
      <text:p text:style-name="P382"><text:span text:style-name="T7"><text:tab/> <text:s/></text:span><text:span text:style-name="T87">4</text:span><text:span text:style-name="T7">.</text:span><text:span text:style-name="T4">CusPermissionOperate</text:span><text:span text:style-name="T7">：</text:span><text:span text:style-name="T16">客户权限操作表</text:span></text:p>
      <text:p text:style-name="P354"/>
      <text:p text:style-name="P355"><text:tab/>关系：</text:p>
      <text:p text:style-name="P365"/>
      <text:p text:style-name="P364"><text:span text:style-name="T140"><text:tab/> </text:span><text:span text:style-name="T135"><text:s/></text:span><text:span text:style-name="T115">LeaseCarCost 与 <text:s/>DispatchCarInfo </text:span><text:span text:style-name="T145">无表结构关系，存在业务关联（根据地区及项目租查找对应的出车费用）</text:span></text:p>
      <text:p text:style-name="P367"><text:span text:style-name="T144"><text:tab/><text:tab/><text:tab/><text:tab/> <text:s text:c="3"/></text:span><text:span text:style-name="T143">1-N</text:span></text:p>
      <text:p text:style-name="P364"><draw:line text:anchor-type="paragraph" draw:z-index="8" draw:name="Shape7" draw:style-name="gr1" draw:text-style-name="P389" svg:x1="4.692cm" svg:y1="0.219cm" svg:x2="7.355cm" svg:y2="0.219cm"><text:p/></draw:line><draw:line text:anchor-type="paragraph" draw:z-index="9" draw:name="Shape8" draw:style-name="gr1" draw:text-style-name="P389" svg:x1="7.273cm" svg:y1="0.219cm" svg:x2="7.356cm" svg:y2="0.219cm"><text:p/></draw:line><draw:line text:anchor-type="paragraph" draw:z-index="10" draw:name="Shape9" draw:style-name="gr1" draw:text-style-name="P389" svg:x1="7.008cm" svg:y1="0.055cm" svg:x2="7.355cm" svg:y2="0.219cm"><text:p/></draw:line><draw:line text:anchor-type="paragraph" draw:z-index="11" draw:name="Shape10" draw:style-name="gr1" draw:text-style-name="P389" svg:x1="7.355cm" svg:y1="0.219cm" svg:x2="7.073cm" svg:y2="0.434cm"><text:p/></draw:line><text:span text:style-name="T140"><text:tab/> </text:span><text:span text:style-name="T135"><text:s/></text:span><text:span text:style-name="T114">CusPermission</text:span><text:span text:style-name="T145"> <text:s text:c="3"/><text:tab/><text:tab/><text:tab/> </text:span><text:span text:style-name="T114">CusPermissionOperate</text:span></text:p>
      <text:p text:style-name="P365"/>
      <text:p text:style-name="P355"/>
      <text:p text:style-name="P355"/>
      <text:p text:style-name="P355"><text:span text:style-name="T121"><text:s text:c="4"/>2.4</text:span>思路</text:p>
      <text:p text:style-name="P382"><text:span text:style-name="T8"><text:tab/></text:span><text:span text:style-name="T14">2</text:span><text:span text:style-name="T9">.</text:span><text:span text:style-name="T10">4.1 租车费用表</text:span><text:span text:style-name="T9">是简单的增删查改，</text:span><text:span text:style-name="T10">记录某地区对应项目组的租车费用信息</text:span><text:span text:style-name="T9">。</text:span></text:p>
      <text:p text:style-name="P382"><text:span text:style-name="T9"><text:tab/></text:span><text:span text:style-name="T14">2</text:span><text:span text:style-name="T10">.4</text:span><text:span text:style-name="T12">.</text:span><text:span text:style-name="T10">2 填写出车记录，主要根据具体规则相关出车费用</text:span><text:span text:style-name="T11">，并根据流程由个部门进行对应的审核</text:span><text:span text:style-name="T77">(参考ISSP-出车管理)</text:span><text:span text:style-name="T17">。</text:span></text:p>
      <text:p text:style-name="P384"><text:span text:style-name="T18"><text:tab/></text:span><text:span text:style-name="T19">2.4.</text:span><text:span text:style-name="T20">3</text:span><text:span text:style-name="T19"> </text:span><text:span text:style-name="T18">最后加上设置权限，权限的操作对象是由组织结构而来。</text:span></text:p>
      <text:p text:style-name="P385"/>
      <text:p text:style-name="P385"/>
      <text:p text:style-name="P385"/>
      <text:p text:style-name="P385"/>
      <text:p text:style-name="P354"><text:tab/></text:p>
      <text:p text:style-name="P380"><text:span text:style-name="T119">四、财务出车管理</text:span>（<text:span text:style-name="T153">financedispatch</text:span>）思路文档</text:p>
      <text:p text:style-name="P380"/>
      <text:p text:style-name="P380"><text:span text:style-name="T119"><text:s text:c="3"/>3.1 </text:span>模块名</text:p>
      <text:p text:style-name="P380"><text:s text:c="9"/><text:span text:style-name="T119">财务出车</text:span>管理</text:p>
      <text:p text:style-name="P380"><text:span text:style-name="T119"><text:s text:c="3"/>3.2 </text:span>goddess对应的模块名</text:p>
      <text:p text:style-name="P380"><text:tab/> <text:s text:c="2"/><text:span text:style-name="T153">financedispatch</text:span>,<text:span text:style-name="T153">financedispatch-api,</text:span></text:p>
      <text:p text:style-name="P380"><text:tab/> <text:s text:c="2"/>financedispatch-consumer,financedispatch-provider</text:p>
      <text:p text:style-name="P381"><text:s text:c="3"/>3.3 表关联</text:p>
      <text:p text:style-name="P382"><text:span text:style-name="T2"><text:tab/> <text:s/></text:span><text:span text:style-name="T88">1</text:span><text:span text:style-name="T7">.</text:span><text:span text:style-name="T4">CusPermission</text:span><text:span text:style-name="T7">：</text:span><text:span text:style-name="T8">客户权限设置</text:span><text:span text:style-name="T7">表</text:span></text:p>
      <text:p text:style-name="P382"><text:span text:style-name="T7"><text:tab/> <text:s/></text:span><text:span text:style-name="T88">2</text:span><text:span text:style-name="T7">.</text:span><text:span text:style-name="T4">CusPermissionOperate</text:span><text:span text:style-name="T7">：</text:span><text:span text:style-name="T16">客户权限操作表</text:span></text:p>
      <text:p text:style-name="P354"/>
      <text:p text:style-name="P355"><text:tab/>关系：</text:p>
      <text:p text:style-name="P368"/>
      <text:p text:style-name="P367"><text:span text:style-name="T144"><text:tab/><text:tab/><text:tab/><text:tab/> <text:s text:c="3"/></text:span><text:span text:style-name="T143">1-N</text:span></text:p>
      <text:p text:style-name="P364"><draw:line text:anchor-type="paragraph" draw:z-index="12" draw:name="Shape7" draw:style-name="gr1" draw:text-style-name="P389" svg:x1="4.692cm" svg:y1="0.219cm" svg:x2="7.355cm" svg:y2="0.219cm"><text:p/></draw:line><draw:line text:anchor-type="paragraph" draw:z-index="13" draw:name="Shape8" draw:style-name="gr1" draw:text-style-name="P389" svg:x1="7.273cm" svg:y1="0.219cm" svg:x2="7.356cm" svg:y2="0.219cm"><text:p/></draw:line><draw:line text:anchor-type="paragraph" draw:z-index="14" draw:name="Shape9" draw:style-name="gr1" draw:text-style-name="P389" svg:x1="7.008cm" svg:y1="0.055cm" svg:x2="7.355cm" svg:y2="0.219cm"><text:p/></draw:line><draw:line text:anchor-type="paragraph" draw:z-index="15" draw:name="Shape10" draw:style-name="gr1" draw:text-style-name="P389" svg:x1="7.355cm" svg:y1="0.219cm" svg:x2="7.073cm" svg:y2="0.434cm"><text:p/></draw:line><text:span text:style-name="T140"><text:tab/> </text:span><text:span text:style-name="T135"><text:s/></text:span><text:span text:style-name="T114">CusPermission</text:span><text:span text:style-name="T145"> <text:s text:c="3"/><text:tab/><text:tab/><text:tab/> </text:span><text:span text:style-name="T114">CusPermissionOperate</text:span></text:p>
      <text:p text:style-name="P365"/>
      <text:p text:style-name="P355"><text:span text:style-name="T121"><text:s text:c="4"/>3.4</text:span>思路</text:p>
      <text:p text:style-name="P382"><text:span text:style-name="T8"><text:tab/></text:span><text:span text:style-name="T21">3</text:span><text:span text:style-name="T9">.</text:span><text:span text:style-name="T10">4.1 </text:span><text:span text:style-name="T9">该模块除了对应的权限表外无其它表结构及表关联。</text:span></text:p>
      <text:p text:style-name="P382"><text:span text:style-name="T9"><text:tab/></text:span><text:span text:style-name="T22">3.4.2 </text:span><text:span text:style-name="T9">该模块只作对出车管理</text:span><text:span text:style-name="T23">(</text:span><text:span text:style-name="T24">dispatchcar</text:span><text:span text:style-name="T23">)</text:span><text:span text:style-name="T9">模块数据进行汇总及分析。</text:span></text:p>
      <text:p text:style-name="P385"><text:tab/>3.4.3 最后加上设置权限，权限的操作对象是由组织结构而来。</text:p>
      <text:p text:style-name="P386"/>
      <text:p text:style-name="P386"/>
      <text:p text:style-name="P385"/>
      <text:p text:style-name="P385"/>
      <text:p text:style-name="P354"><text:tab/></text:p>
      <text:p text:style-name="P380"><text:span text:style-name="T154">五、资金流水管理</text:span>（<text:span text:style-name="T154">fundrecords</text:span>）思路文档</text:p>
      <text:p text:style-name="P380"/>
      <text:p text:style-name="P380"><text:span text:style-name="T119"><text:s text:c="3"/>5.1 </text:span>模块名</text:p>
      <text:p text:style-name="P380"><text:s text:c="10"/><text:span text:style-name="T154">资金流水</text:span>管理</text:p>
      <text:p text:style-name="P380"><text:span text:style-name="T119"><text:s text:c="3"/>5.2 </text:span>goddess对应的模块名</text:p>
      <text:p text:style-name="P380"><text:tab/> <text:s text:c="2"/><text:span text:style-name="T154">fundrecords</text:span>,<text:span text:style-name="T154">fundrecords-api,</text:span></text:p>
      <text:p text:style-name="P380"><text:tab/> <text:s text:c="2"/>fundrecords-consumer,fundrecords-provider</text:p>
      <text:p text:style-name="P381"><text:soft-page-break/><text:s text:c="3"/><text:span text:style-name="T195">5</text:span>.3 表关联</text:p>
      <text:p text:style-name="P382"><text:span text:style-name="T2"><text:tab/> <text:s/></text:span><text:span text:style-name="T88">1</text:span><text:span text:style-name="T7">.</text:span><text:span text:style-name="T4">FundRecord</text:span><text:span text:style-name="T7">：</text:span><text:span text:style-name="T8">资金流水</text:span><text:span text:style-name="T7">表</text:span></text:p>
      <text:p text:style-name="P382"><text:span text:style-name="T2"><text:tab/> <text:s/></text:span><text:span text:style-name="T89">2</text:span><text:span text:style-name="T7">.</text:span><text:span text:style-name="T4">CusPermission</text:span><text:span text:style-name="T7">：</text:span><text:span text:style-name="T8">客户权限设置</text:span><text:span text:style-name="T7">表</text:span></text:p>
      <text:p text:style-name="P382"><text:span text:style-name="T7"><text:tab/> <text:s/></text:span><text:span text:style-name="T89">3</text:span><text:span text:style-name="T7">.</text:span><text:span text:style-name="T4">CusPermissionOperate</text:span><text:span text:style-name="T7">：</text:span><text:span text:style-name="T16">客户权限操作表</text:span></text:p>
      <text:p text:style-name="P354"/>
      <text:p text:style-name="P355"><text:tab/>关系：</text:p>
      <text:p text:style-name="P367"><text:span text:style-name="T144"><text:tab/><text:tab/><text:tab/><text:tab/> <text:s text:c="3"/></text:span><text:span text:style-name="T143">1-N</text:span></text:p>
      <text:p text:style-name="P364"><draw:line text:anchor-type="paragraph" draw:z-index="16" draw:name="Shape7" draw:style-name="gr1" draw:text-style-name="P389" svg:x1="4.692cm" svg:y1="0.219cm" svg:x2="7.355cm" svg:y2="0.219cm"><text:p/></draw:line><draw:line text:anchor-type="paragraph" draw:z-index="17" draw:name="Shape8" draw:style-name="gr1" draw:text-style-name="P389" svg:x1="7.273cm" svg:y1="0.219cm" svg:x2="7.356cm" svg:y2="0.219cm"><text:p/></draw:line><draw:line text:anchor-type="paragraph" draw:z-index="18" draw:name="Shape9" draw:style-name="gr1" draw:text-style-name="P389" svg:x1="7.008cm" svg:y1="0.055cm" svg:x2="7.355cm" svg:y2="0.219cm"><text:p/></draw:line><draw:line text:anchor-type="paragraph" draw:z-index="19" draw:name="Shape10" draw:style-name="gr1" draw:text-style-name="P389" svg:x1="7.355cm" svg:y1="0.219cm" svg:x2="7.073cm" svg:y2="0.434cm"><text:p/></draw:line><text:span text:style-name="T140"><text:tab/> </text:span><text:span text:style-name="T135"><text:s/></text:span><text:span text:style-name="T114">CusPermission</text:span><text:span text:style-name="T145"> <text:s text:c="3"/><text:tab/><text:tab/><text:tab/> </text:span><text:span text:style-name="T114">CusPermissionOperate</text:span></text:p>
      <text:p text:style-name="P365"/>
      <text:p text:style-name="P355"><text:span text:style-name="T121"><text:s text:c="4"/>5.4</text:span>思路</text:p>
      <text:p text:style-name="P382"><text:span text:style-name="T8"><text:tab/></text:span><text:span text:style-name="T68">5</text:span><text:span text:style-name="T9">.</text:span><text:span text:style-name="T10">4.1 资金流水只是简单的增删改，但是查询的时候需要关联记账凭证模块</text:span><text:span text:style-name="T25">(voucher)：</text:span><text:span text:style-name="T9">即查询数据</text:span></text:p>
      <text:p text:style-name="P359">来自于本表及记账凭证满足一级科目为银行存款或库存现金的数据，且对数据根据流水日期进行重新排序，并分页。</text:p>
      <text:p text:style-name="P385"><text:span text:style-name="T155"><text:s text:c="3"/><text:tab/>5</text:span>.4.<text:span text:style-name="T155">2</text:span> 最后加上设置权限，权限的操作对象是由组织结构而来。</text:p>
      <text:p text:style-name="P385"/>
      <text:p text:style-name="P385"/>
      <text:p text:style-name="P385"/>
      <text:p text:style-name="P380"><text:span text:style-name="T154">六、银行流水管理</text:span>（<text:span text:style-name="T156">bankrecords</text:span>）思路文档</text:p>
      <text:p text:style-name="P380"/>
      <text:p text:style-name="P380"><text:span text:style-name="T119"><text:s text:c="3"/>6.1 </text:span>模块名</text:p>
      <text:p text:style-name="P380"><text:s text:c="9"/>银行<text:span text:style-name="T154">流水</text:span>管理</text:p>
      <text:p text:style-name="P380"><text:span text:style-name="T119"><text:s text:c="3"/>6.2 </text:span>goddess对应的模块名</text:p>
      <text:p text:style-name="P380"><text:tab/> <text:s text:c="2"/><text:span text:style-name="T156">bankrecords</text:span>,<text:span text:style-name="T156">bankrecords-api,</text:span></text:p>
      <text:p text:style-name="P380"><text:tab/> <text:s text:c="2"/><text:span text:style-name="T156">bankrecords</text:span>-consumer,<text:span text:style-name="T156">bankrecords</text:span>-provider</text:p>
      <text:p text:style-name="P381"><text:s text:c="3"/><text:span text:style-name="T195">6</text:span>.3 表关联</text:p>
      <text:p text:style-name="P382"><text:span text:style-name="T2"><text:tab/> <text:s/></text:span><text:span text:style-name="T88">1</text:span><text:span text:style-name="T7">.</text:span><text:span text:style-name="T4">BankAccountInfo</text:span><text:span text:style-name="T7">：</text:span><text:span text:style-name="T8">账户信息</text:span><text:span text:style-name="T7">表</text:span></text:p>
      <text:p text:style-name="P382"><text:span text:style-name="T2"><text:tab/> <text:s/></text:span><text:span text:style-name="T89">2</text:span><text:span text:style-name="T7">.</text:span><text:span text:style-name="T4">BankRecord</text:span><text:span text:style-name="T7">：</text:span><text:span text:style-name="T26">银行流水</text:span><text:span text:style-name="T7">表</text:span></text:p>
      <text:p text:style-name="P382"><text:span text:style-name="T7"><text:tab/> <text:s/></text:span><text:span text:style-name="T89">3</text:span><text:span text:style-name="T7">.</text:span><text:span text:style-name="T4">BankRecordDetail</text:span><text:span text:style-name="T7">：银行流水明细</text:span><text:span text:style-name="T16">表</text:span></text:p>
      <text:p text:style-name="P382"><text:span text:style-name="T2"><text:tab/> <text:s/></text:span><text:span text:style-name="T90">4</text:span><text:span text:style-name="T7">.</text:span><text:span text:style-name="T4">CusPermission</text:span><text:span text:style-name="T7">：</text:span><text:span text:style-name="T8">客户权限设置</text:span><text:span text:style-name="T7">表</text:span></text:p>
      <text:p text:style-name="P382"><text:span text:style-name="T7"><text:tab/> <text:s/></text:span><text:span text:style-name="T90">5</text:span><text:span text:style-name="T7">.</text:span><text:span text:style-name="T4">CusPermissionOperate</text:span><text:span text:style-name="T7">：</text:span><text:span text:style-name="T16">客户权限操作表</text:span></text:p>
      <text:p text:style-name="P354"/>
      <text:p text:style-name="P355"><text:tab/>关系：</text:p>
      <text:p text:style-name="P355"><draw:line text:anchor-type="paragraph" draw:z-index="24" draw:name="Shape11" draw:style-name="gr1" draw:text-style-name="P389" svg:x1="4.136cm" svg:y1="1.069cm" svg:x2="7.179cm" svg:y2="0.332cm"><text:p/></draw:line><draw:line text:anchor-type="paragraph" draw:z-index="25" draw:name="Shape12" draw:style-name="gr1" draw:text-style-name="P389" svg:x1="6.858cm" svg:y1="0.219cm" svg:x2="7.179cm" svg:y2="0.332cm"><text:p/></draw:line><draw:line text:anchor-type="paragraph" draw:z-index="26" draw:name="Shape13" draw:style-name="gr1" draw:text-style-name="P389" svg:x1="7.179cm" svg:y1="0.332cm" svg:x2="7.064cm" svg:y2="0.692cm"><text:p/></draw:line><text:span text:style-name="T146"><text:tab/><text:tab/><text:tab/><text:tab/></text:span><text:span text:style-name="T152">N</text:span><text:span text:style-name="T147">-1</text:span><text:span text:style-name="T146"><text:tab/><text:tab/></text:span><text:span text:style-name="T114">BankAccountInfo</text:span></text:p>
      <text:p text:style-name="P355"/>
      <text:p text:style-name="P355"><draw:line text:anchor-type="paragraph" draw:z-index="27" draw:name="Shape14" draw:style-name="gr1" draw:text-style-name="P389" svg:x1="4.136cm" svg:y1="0.328cm" svg:x2="7.121cm" svg:y2="0.861cm"><text:p/></draw:line><text:span text:style-name="T146"><text:tab/> <text:s text:c="2"/></text:span><text:span text:style-name="T114">BankRecord</text:span></text:p>
      <text:p text:style-name="P369"><draw:line text:anchor-type="paragraph" draw:z-index="28" draw:name="Shape15" draw:style-name="gr1" draw:text-style-name="P389" svg:x1="7.008cm" svg:y1="0.339cm" svg:x2="7.197cm" svg:y2="0.584cm"><text:p/></draw:line><text:tab/><text:tab/><text:tab/><text:tab/></text:p>
      <text:p text:style-name="P355"><draw:line text:anchor-type="paragraph" draw:z-index="29" draw:name="Shape16" draw:style-name="gr1" draw:text-style-name="P389" svg:x1="7.197cm" svg:y1="0.12cm" svg:x2="6.932cm" svg:y2="0.328cm"><text:p/></draw:line><text:span text:style-name="T146"><text:tab/><text:tab/><text:tab/><text:tab/></text:span><text:span text:style-name="T147">1-N</text:span><text:span text:style-name="T146"> <text:tab/><text:tab/></text:span><text:span text:style-name="T114">BankRecordDetail</text:span></text:p>
      <text:p text:style-name="P367"><text:span text:style-name="T144"><text:tab/><text:tab/><text:tab/><text:tab/> <text:s text:c="3"/></text:span><text:span text:style-name="T143">1-N</text:span></text:p>
      <text:p text:style-name="P364"><draw:line text:anchor-type="paragraph" draw:z-index="20" draw:name="Shape7" draw:style-name="gr1" draw:text-style-name="P389" svg:x1="4.692cm" svg:y1="0.219cm" svg:x2="7.355cm" svg:y2="0.219cm"><text:p/></draw:line><draw:line text:anchor-type="paragraph" draw:z-index="21" draw:name="Shape8" draw:style-name="gr1" draw:text-style-name="P389" svg:x1="7.273cm" svg:y1="0.219cm" svg:x2="7.356cm" svg:y2="0.219cm"><text:p/></draw:line><draw:line text:anchor-type="paragraph" draw:z-index="22" draw:name="Shape9" draw:style-name="gr1" draw:text-style-name="P389" svg:x1="7.008cm" svg:y1="0.055cm" svg:x2="7.355cm" svg:y2="0.219cm"><text:p/></draw:line><draw:line text:anchor-type="paragraph" draw:z-index="23" draw:name="Shape10" draw:style-name="gr1" draw:text-style-name="P389" svg:x1="7.355cm" svg:y1="0.219cm" svg:x2="7.073cm" svg:y2="0.434cm"><text:p/></draw:line><text:span text:style-name="T140"><text:tab/> </text:span><text:span text:style-name="T135"><text:s/></text:span><text:span text:style-name="T114">CusPermission</text:span><text:span text:style-name="T145"> <text:s text:c="3"/><text:tab/><text:tab/><text:tab/> </text:span><text:span text:style-name="T114">CusPermissionOperate</text:span></text:p>
      <text:p text:style-name="P365"/>
      <text:p text:style-name="P355"><text:span text:style-name="T121"><text:s text:c="4"/>6.4</text:span>思路</text:p>
      <text:p text:style-name="P382"><text:span text:style-name="T8"><text:tab/></text:span><text:span text:style-name="T68">6</text:span><text:span text:style-name="T9">.</text:span><text:span text:style-name="T10">4.1 </text:span><text:span text:style-name="T9">账户信息只是简单的增删改查，记录银行账号对应的信息。</text:span></text:p>
      <text:p text:style-name="P385"><text:span text:style-name="T157"><text:tab/>6</text:span>.4.<text:span text:style-name="T155">2</text:span> 银行流水<text:span text:style-name="T201">的数据只能通过导入excel添加，</text:span>由于每间银行的流水信息导出的<text:span text:style-name="T201">excel</text:span>都不一样，因此在导入的时<text:tab/><text:tab/> <text:s text:c="8"/>候需要先检查<text:span text:style-name="T201">excel</text:span>表头数据并选中对应 <text:span text:style-name="T158">excel</text:span>表头的“借方金额”、“贷方金额”、“余额”、“流水日<text:tab/><text:tab/> <text:s text:c="8"/>期”，检查或导入<text:span text:style-name="T158">excel之前要删除需要人工手动删除excel的图片，并确保第一行为表头</text:span>。</text:p>
      <text:p text:style-name="P385"><text:span text:style-name="T157"><text:tab/>6</text:span>.4.<text:span text:style-name="T159">3</text:span> 为了在页面还原EXCEL导入时的格式，插入数据的过程为：每插入一行<text:span text:style-name="T158">excel数据则生成一条银行流水记录，<text:tab/> <text:s text:c="8"/>并生产N条明细记录，每条明细记录都记录着表头标题、内容及对应的下标，因此查询需要明细List结果集需<text:tab/><text:tab/> <text:s text:c="8"/>要根据对应的下标进行排序，还原excel导入时的格式。</text:span></text:p>
      <text:p text:style-name="P385"><text:span text:style-name="T155"><text:tab/>5</text:span>.4.<text:span text:style-name="T159">4</text:span> 最后加上设置权限，权限的操作对象是由组织结构而来。</text:p>
      <text:p text:style-name="P385"/>
      <text:p text:style-name="P380"><text:span text:style-name="T160">七、薪资核算确认</text:span>（<text:span text:style-name="T160">salaryconfirm</text:span>）思路文档</text:p>
      <text:p text:style-name="P380"/>
      <text:p text:style-name="P380"><text:span text:style-name="T119"><text:s text:c="3"/>7.1 </text:span>模块名</text:p>
      <text:p text:style-name="P380"><text:s text:c="9"/>薪资核算确认</text:p>
      <text:p text:style-name="P380"><text:span text:style-name="T119"><text:s text:c="3"/>7.2 </text:span>goddess对应的模块名</text:p>
      <text:p text:style-name="P380"><text:tab/> <text:s text:c="2"/><text:span text:style-name="T160">salaryconfirm</text:span>,<text:span text:style-name="T160">salaryconfirm-api,</text:span></text:p>
      <text:p text:style-name="P380"><text:tab/> <text:s text:c="2"/><text:span text:style-name="T160">salaryconfirm</text:span>-consumer,<text:span text:style-name="T160">salaryconfirm</text:span>-provider</text:p>
      <text:p text:style-name="P381"><text:s text:c="3"/><text:span text:style-name="T196">7</text:span>.3 表关联</text:p>
      <text:p text:style-name="P382"><text:span text:style-name="T2"><text:tab/> <text:s/></text:span><text:span text:style-name="T88">1</text:span><text:span text:style-name="T7">.</text:span><text:span text:style-name="T4">InvoiceSubmit</text:span><text:span text:style-name="T7">：</text:span><text:span text:style-name="T27">上交发票</text:span><text:span text:style-name="T7">表</text:span></text:p>
      <text:p text:style-name="P382"><text:span text:style-name="T2"><text:tab/> <text:s/></text:span><text:span text:style-name="T89">2</text:span><text:span text:style-name="T7">.</text:span><text:span text:style-name="T4">Salaryconfirm</text:span><text:span text:style-name="T7">：</text:span><text:span text:style-name="T28">薪资核算确认</text:span><text:span text:style-name="T7">表</text:span></text:p>
      <text:p text:style-name="P382"><text:span text:style-name="T2"><text:tab/> <text:s/></text:span><text:span text:style-name="T91">3</text:span><text:span text:style-name="T7">.</text:span><text:span text:style-name="T4">CusPermission</text:span><text:span text:style-name="T7">：</text:span><text:span text:style-name="T8">客户权限设置</text:span><text:span text:style-name="T7">表</text:span></text:p>
      <text:p text:style-name="P382"><text:span text:style-name="T7"><text:tab/> <text:s/></text:span><text:span text:style-name="T91">4</text:span><text:span text:style-name="T7">.</text:span><text:span text:style-name="T4">CusPermissionOperate</text:span><text:span text:style-name="T7">：</text:span><text:span text:style-name="T16">客户权限操作表</text:span></text:p>
      <text:p text:style-name="P354"><text:soft-page-break/></text:p>
      <text:p text:style-name="P355"><text:tab/>关系：</text:p>
      <text:p text:style-name="P369"><text:tab/><text:tab/><text:tab/><text:tab/><text:tab/></text:p>
      <text:p text:style-name="P367"><text:span text:style-name="T144"><text:tab/><text:tab/><text:tab/><text:tab/> <text:s text:c="3"/></text:span><text:span text:style-name="T143">1-N</text:span></text:p>
      <text:p text:style-name="P355"><draw:line text:anchor-type="paragraph" draw:z-index="34" draw:name="Shape7" draw:style-name="gr1" draw:text-style-name="P389" svg:x1="4.692cm" svg:y1="0.219cm" svg:x2="7.355cm" svg:y2="0.219cm"><text:p/></draw:line><draw:line text:anchor-type="paragraph" draw:z-index="35" draw:name="Shape8" draw:style-name="gr1" draw:text-style-name="P389" svg:x1="7.273cm" svg:y1="0.219cm" svg:x2="7.356cm" svg:y2="0.219cm"><text:p/></draw:line><draw:line text:anchor-type="paragraph" draw:z-index="36" draw:name="Shape9" draw:style-name="gr1" draw:text-style-name="P389" svg:x1="7.008cm" svg:y1="0.055cm" svg:x2="7.355cm" svg:y2="0.219cm"><text:p/></draw:line><draw:line text:anchor-type="paragraph" draw:z-index="37" draw:name="Shape10" draw:style-name="gr1" draw:text-style-name="P389" svg:x1="7.355cm" svg:y1="0.219cm" svg:x2="7.073cm" svg:y2="0.434cm"><text:p/></draw:line><text:span text:style-name="T144"><text:tab/> </text:span><text:span text:style-name="T137"><text:s/></text:span><text:span text:style-name="T114">Salaryconfirm</text:span><text:span text:style-name="T144"> <text:s text:c="3"/><text:tab/><text:tab/><text:tab/> </text:span><text:span text:style-name="T146"><text:s/></text:span><text:span text:style-name="T114">InvoiceSubmit</text:span></text:p>
      <text:p text:style-name="P366"/>
      <text:p text:style-name="P369"><text:tab/><text:tab/><text:tab/><text:tab/><text:tab/><text:tab/></text:p>
      <text:p text:style-name="P367"><text:span text:style-name="T144"><text:tab/><text:tab/><text:tab/><text:tab/> <text:s text:c="3"/></text:span><text:span text:style-name="T143">1-N</text:span></text:p>
      <text:p text:style-name="P364"><draw:line text:anchor-type="paragraph" draw:z-index="30" draw:name="Shape7" draw:style-name="gr1" draw:text-style-name="P389" svg:x1="4.692cm" svg:y1="0.219cm" svg:x2="7.355cm" svg:y2="0.219cm"><text:p/></draw:line><draw:line text:anchor-type="paragraph" draw:z-index="31" draw:name="Shape8" draw:style-name="gr1" draw:text-style-name="P389" svg:x1="7.273cm" svg:y1="0.219cm" svg:x2="7.356cm" svg:y2="0.219cm"><text:p/></draw:line><draw:line text:anchor-type="paragraph" draw:z-index="32" draw:name="Shape9" draw:style-name="gr1" draw:text-style-name="P389" svg:x1="7.008cm" svg:y1="0.055cm" svg:x2="7.355cm" svg:y2="0.219cm"><text:p/></draw:line><draw:line text:anchor-type="paragraph" draw:z-index="33" draw:name="Shape10" draw:style-name="gr1" draw:text-style-name="P389" svg:x1="7.355cm" svg:y1="0.219cm" svg:x2="7.073cm" svg:y2="0.434cm"><text:p/></draw:line><text:span text:style-name="T140"><text:tab/> </text:span><text:span text:style-name="T135"><text:s/></text:span><text:span text:style-name="T114">CusPermission</text:span><text:span text:style-name="T145"> <text:s text:c="3"/><text:tab/><text:tab/><text:tab/> </text:span><text:span text:style-name="T114">CusPermissionOperate</text:span></text:p>
      <text:p text:style-name="P365"/>
      <text:p text:style-name="P355"><text:span text:style-name="T121"><text:s text:c="4"/>7.4</text:span>思路</text:p>
      <text:p text:style-name="P382"><text:span text:style-name="T8"><text:tab/></text:span><text:span text:style-name="T69">7</text:span><text:span text:style-name="T9">.</text:span><text:span text:style-name="T10">4.1 </text:span><text:span text:style-name="T27">上交发票</text:span><text:span text:style-name="T9">是简单的增删改查，记录员工发票上交的信息。</text:span></text:p>
      <text:p text:style-name="P385"><text:span text:style-name="T157"><text:tab/>7</text:span>.4.<text:span text:style-name="T155">2</text:span> 根据薪资周期录入对应的薪资核算确认记录，计算出对应的缴税或需缴发票及工资发放情况。</text:p>
      <text:p text:style-name="P385"><text:span text:style-name="T155"><text:tab/>7</text:span>.4.<text:span text:style-name="T161">3</text:span> 最后加上设置权限，权限的操作对象是由组织结构而来。</text:p>
      <text:p text:style-name="P357"><text:s text:c="4"/>7.5待完成</text:p>
      <text:p text:style-name="P382"><text:span text:style-name="T8"><text:tab/></text:span><text:span text:style-name="T69">7</text:span><text:span text:style-name="T9">.</text:span><text:span text:style-name="T76">5</text:span><text:span text:style-name="T10">.1 </text:span><text:span text:style-name="T76">每月13号定时发送本月所发薪资周期的薪资核算确认记录与对应的员工邮箱，提示进行薪资确认，</text:span></text:p>
      <text:p text:style-name="P383"><text:span text:style-name="T58"><text:tab/> <text:s text:c="8"/>接口已经完成（SalaryconfirmSerImpl-→sendEmail()），但定时器需要于贵钦对应的模块添加对应的<text:tab/> <text:tab/> <text:s text:c="8"/>定时器规则记录</text:span><text:span text:style-name="T60">及模块API</text:span><text:span text:style-name="T61">依赖</text:span><text:span text:style-name="T59">。</text:span></text:p>
      <text:p text:style-name="P385"/>
      <text:p text:style-name="P385"/>
      <text:p text:style-name="P385"/>
      <text:p text:style-name="P380"><text:span text:style-name="T162">八、所有工作内容汇总会议</text:span>（<text:span text:style-name="T162">allmeeting</text:span>）思路文档</text:p>
      <text:p text:style-name="P380"/>
      <text:p text:style-name="P380"><text:span text:style-name="T119"><text:s text:c="3"/>8.1 </text:span>模块名</text:p>
      <text:p text:style-name="P380"><text:s text:c="9"/><text:span text:style-name="T162">所有工作内容汇总会议</text:span></text:p>
      <text:p text:style-name="P380"><text:span text:style-name="T119"><text:s text:c="3"/>8.2 </text:span>goddess对应的模块名</text:p>
      <text:p text:style-name="P380"><text:tab/> <text:s text:c="2"/><text:span text:style-name="T163">allmeeting</text:span>,<text:span text:style-name="T163">allmeeting-api,</text:span></text:p>
      <text:p text:style-name="P380"><text:tab/> <text:s text:c="2"/><text:span text:style-name="T163">allmeeting</text:span>-consumer,<text:span text:style-name="T163">allmeeting</text:span>-provider</text:p>
      <text:p text:style-name="P381"><text:s text:c="3"/><text:span text:style-name="T197">8</text:span>.3 表关联</text:p>
      <text:p text:style-name="P382"><text:span text:style-name="T2"><text:tab/> <text:s/></text:span><text:span text:style-name="T88">1</text:span><text:span text:style-name="T7">.</text:span><text:span text:style-name="T4">MeetingTopic</text:span><text:span text:style-name="T7">：</text:span><text:span text:style-name="T29">会议主题</text:span><text:span text:style-name="T7">表</text:span></text:p>
      <text:p text:style-name="P382"><text:span text:style-name="T2"><text:tab/> <text:s/></text:span><text:span text:style-name="T89">2</text:span><text:span text:style-name="T7">.</text:span><text:span text:style-name="T4">MeetingLay</text:span><text:span text:style-name="T7">：</text:span><text:span text:style-name="T28">会议层面</text:span><text:span text:style-name="T7">表</text:span></text:p>
      <text:p text:style-name="P382"><text:span text:style-name="T2"><text:tab/> <text:s/></text:span><text:span text:style-name="T92">3</text:span><text:span text:style-name="T7">.</text:span><text:span text:style-name="T4">AllMeetingOrganize</text:span><text:span text:style-name="T7">：</text:span><text:span text:style-name="T29">会议组织</text:span><text:span text:style-name="T7">表</text:span></text:p>
      <text:p text:style-name="P382"><text:span text:style-name="T7"><text:tab/> <text:s/></text:span><text:span text:style-name="T93">4</text:span><text:span text:style-name="T7">.</text:span><text:span text:style-name="T4">WorkCollectPrepare</text:span><text:span text:style-name="T7">：</text:span><text:span text:style-name="T30">工作汇总议题准备信息</text:span></text:p>
      <text:p text:style-name="P382"><text:span text:style-name="T7"><text:tab/> <text:s/></text:span><text:span text:style-name="T93">5</text:span><text:span text:style-name="T7">.</text:span><text:span text:style-name="T4">ProblesAllotPrepare</text:span><text:span text:style-name="T7">：</text:span><text:span text:style-name="T37">问题分配责任模块议题准备信息</text:span></text:p>
      <text:p text:style-name="P382"><text:span text:style-name="T31"><text:tab/> <text:s/></text:span><text:span text:style-name="T104">6</text:span><text:span text:style-name="T31">.</text:span><text:span text:style-name="T4">ProblesClassifyPrepare</text:span><text:span text:style-name="T31">：</text:span><text:span text:style-name="T37">问题分类议题准备信息</text:span></text:p>
      <text:p text:style-name="P382"><text:span text:style-name="T7"><text:tab/> <text:s/></text:span><text:span text:style-name="T93">7</text:span><text:span text:style-name="T7">.</text:span><text:span text:style-name="T4">ConciseSummary</text:span><text:span text:style-name="T7">：</text:span><text:span text:style-name="T29">简洁交流讨论纪要</text:span><text:span text:style-name="T7">表</text:span></text:p>
      <text:p text:style-name="P382"><text:span text:style-name="T7"><text:tab/> <text:s/></text:span><text:span text:style-name="T93">8</text:span><text:span text:style-name="T7">.</text:span><text:span text:style-name="T4">ConcisePermission</text:span><text:span text:style-name="T7">：简洁纪要</text:span><text:span text:style-name="T42">权限调阅</text:span><text:span text:style-name="T30">表</text:span></text:p>
      <text:p text:style-name="P382"><text:span text:style-name="T7"><text:tab/> <text:s/></text:span><text:span text:style-name="T93">9</text:span><text:span text:style-name="T7">.</text:span><text:span text:style-name="T4">MultiwheelSummary</text:span><text:span text:style-name="T7">：</text:span><text:span text:style-name="T42">多轮</text:span><text:span text:style-name="T29">交流讨论纪要</text:span><text:span text:style-name="T7">表</text:span></text:p>
      <text:p text:style-name="P382"><text:span text:style-name="T7"><text:tab/> <text:s/></text:span><text:span text:style-name="T93">10</text:span><text:span text:style-name="T7">.</text:span><text:span text:style-name="T4">MultiPermission</text:span><text:span text:style-name="T7">：多轮纪要</text:span><text:span text:style-name="T42">权限调阅</text:span><text:span text:style-name="T30">表</text:span></text:p>
      <text:p text:style-name="P382"><text:span text:style-name="T7"><text:tab/> <text:s/></text:span><text:span text:style-name="T93">11</text:span><text:span text:style-name="T7">.</text:span><text:span text:style-name="T4">MeetingDiscussion</text:span><text:span text:style-name="T7">：会议讨论意见表</text:span></text:p>
      <text:p text:style-name="P382"><text:span text:style-name="T7"><text:tab/> <text:s/></text:span><text:span text:style-name="T93">12</text:span><text:span text:style-name="T7">.</text:span><text:span text:style-name="T4">DiscussionVote</text:span><text:span text:style-name="T7">：</text:span><text:span text:style-name="T30">意见投票表</text:span></text:p>
      <text:p text:style-name="P370"/>
      <text:p text:style-name="P354"/>
      <text:p text:style-name="P355"><text:tab/>关系：</text:p>
      <text:p text:style-name="P369"><text:tab/><text:tab/><text:tab/><text:tab/><text:tab/></text:p>
      <text:p text:style-name="P367"><text:span text:style-name="T144"><text:tab/><text:tab/><text:tab/><text:tab/> <text:s text:c="3"/></text:span><text:span text:style-name="T143">1-N</text:span></text:p>
      <text:p text:style-name="P364"><draw:line text:anchor-type="paragraph" draw:z-index="41" draw:name="Shape7" draw:style-name="gr1" draw:text-style-name="P389" svg:x1="4.692cm" svg:y1="0.219cm" svg:x2="7.355cm" svg:y2="0.219cm"><text:p/></draw:line><draw:line text:anchor-type="paragraph" draw:z-index="42" draw:name="Shape8" draw:style-name="gr1" draw:text-style-name="P389" svg:x1="7.273cm" svg:y1="0.219cm" svg:x2="7.356cm" svg:y2="0.219cm"><text:p/></draw:line><draw:line text:anchor-type="paragraph" draw:z-index="43" draw:name="Shape9" draw:style-name="gr1" draw:text-style-name="P389" svg:x1="7.008cm" svg:y1="0.055cm" svg:x2="7.355cm" svg:y2="0.219cm"><text:p/></draw:line><draw:line text:anchor-type="paragraph" draw:z-index="44" draw:name="Shape10" draw:style-name="gr1" draw:text-style-name="P389" svg:x1="7.355cm" svg:y1="0.219cm" svg:x2="7.073cm" svg:y2="0.434cm"><text:p/></draw:line><text:span text:style-name="T145"><text:tab/> </text:span><text:span text:style-name="T138"><text:s/></text:span><text:span text:style-name="T136">MeetingTopic</text:span><text:span text:style-name="T145"> <text:s text:c="3"/><text:tab/><text:tab/><text:tab/> </text:span><text:span text:style-name="T146"><text:s/></text:span><text:span text:style-name="T136">MeetingLay</text:span></text:p>
      <text:p text:style-name="P369"><text:tab/><text:tab/><text:tab/><text:tab/><text:tab/><text:tab/></text:p>
      <text:p text:style-name="P367"><text:span text:style-name="T144"><text:tab/><text:tab/><text:tab/><text:tab/> <text:s text:c="2"/><text:tab/> <text:s text:c="9"/></text:span><text:span text:style-name="T143">1-N</text:span></text:p>
      <text:p text:style-name="P364"><draw:line text:anchor-type="paragraph" draw:z-index="54" draw:name="Shape7" draw:style-name="gr1" draw:text-style-name="P389" svg:x1="6.401cm" svg:y1="0.219cm" svg:x2="9.064cm" svg:y2="0.219cm"><text:p/></draw:line><draw:line text:anchor-type="paragraph" draw:z-index="55" draw:name="Shape8" draw:style-name="gr1" draw:text-style-name="P389" svg:x1="7.273cm" svg:y1="0.219cm" svg:x2="7.356cm" svg:y2="0.219cm"><text:p/></draw:line><draw:line text:anchor-type="paragraph" draw:z-index="56" draw:name="Shape9" draw:style-name="gr1" draw:text-style-name="P389" svg:x1="8.717cm" svg:y1="0.055cm" svg:x2="9.064cm" svg:y2="0.219cm"><text:p/></draw:line><draw:line text:anchor-type="paragraph" draw:z-index="57" draw:name="Shape17" draw:style-name="gr1" draw:text-style-name="P389" svg:x1="9.065cm" svg:y1="0.219cm" svg:x2="8.744cm" svg:y2="0.394cm"><text:p/></draw:line><text:span text:style-name="T138"><text:tab/> <text:s/></text:span><text:span text:style-name="T126">AllMeetingOrganize</text:span><text:span text:style-name="T129"><text:tab/><text:tab/><text:tab/><text:tab/></text:span><text:span text:style-name="T138"> </text:span><text:span text:style-name="T136">MeetingLay</text:span></text:p>
      <text:p text:style-name="P369"><text:tab/><text:tab/><text:tab/><text:tab/><text:tab/><text:tab/></text:p>
      <text:p text:style-name="P367"><text:span text:style-name="T144"><text:tab/><text:tab/><text:tab/><text:tab/> <text:s text:c="2"/><text:tab/> <text:s text:c="9"/></text:span><text:span text:style-name="T143">1-N</text:span></text:p>
      <text:p text:style-name="P374"><draw:line text:anchor-type="paragraph" draw:z-index="38" draw:name="Shape7" draw:style-name="gr1" draw:text-style-name="P389" svg:x1="6.401cm" svg:y1="0.219cm" svg:x2="9.064cm" svg:y2="0.219cm"><text:p/></draw:line><draw:line text:anchor-type="paragraph" draw:z-index="39" draw:name="Shape8" draw:style-name="gr1" draw:text-style-name="P389" svg:x1="7.273cm" svg:y1="0.219cm" svg:x2="7.356cm" svg:y2="0.219cm"><text:p/></draw:line><draw:line text:anchor-type="paragraph" draw:z-index="40" draw:name="Shape9" draw:style-name="gr1" draw:text-style-name="P389" svg:x1="8.717cm" svg:y1="0.055cm" svg:x2="9.064cm" svg:y2="0.219cm"><text:p/></draw:line><draw:line text:anchor-type="paragraph" draw:z-index="45" draw:name="Shape17" draw:style-name="gr1" draw:text-style-name="P389" svg:x1="9.065cm" svg:y1="0.219cm" svg:x2="8.744cm" svg:y2="0.394cm"><text:p/></draw:line><text:span text:style-name="T164"><text:tab/></text:span><text:span text:style-name="T148"> </text:span><text:span text:style-name="T139"><text:s/></text:span><text:span text:style-name="T126">AllMeetingOrganize</text:span><text:span text:style-name="T129"><text:tab/><text:tab/><text:tab/><text:tab/></text:span><text:span text:style-name="T148"> </text:span><text:span text:style-name="T127">ProblesAllotPrepare</text:span></text:p>
      <text:p text:style-name="P369"><text:tab/><text:tab/><text:tab/><text:tab/><text:tab/><text:tab/></text:p>
      <text:p text:style-name="P367"><text:span text:style-name="T144"><text:tab/><text:tab/><text:tab/><text:tab/> <text:s text:c="2"/><text:tab/> <text:s text:c="9"/></text:span><text:span text:style-name="T143">1-N</text:span></text:p>
      <text:p text:style-name="P374"><draw:line text:anchor-type="paragraph" draw:z-index="46" draw:name="Shape7" draw:style-name="gr1" draw:text-style-name="P389" svg:x1="6.401cm" svg:y1="0.219cm" svg:x2="9.064cm" svg:y2="0.219cm"><text:p/></draw:line><draw:line text:anchor-type="paragraph" draw:z-index="47" draw:name="Shape8" draw:style-name="gr1" draw:text-style-name="P389" svg:x1="7.273cm" svg:y1="0.219cm" svg:x2="7.356cm" svg:y2="0.219cm"><text:p/></draw:line><draw:line text:anchor-type="paragraph" draw:z-index="48" draw:name="Shape9" draw:style-name="gr1" draw:text-style-name="P389" svg:x1="8.717cm" svg:y1="0.055cm" svg:x2="9.064cm" svg:y2="0.219cm"><text:p/></draw:line><draw:line text:anchor-type="paragraph" draw:z-index="49" draw:name="Shape17" draw:style-name="gr1" draw:text-style-name="P389" svg:x1="9.065cm" svg:y1="0.219cm" svg:x2="8.744cm" svg:y2="0.394cm"><text:p/></draw:line><text:span text:style-name="T164"><text:tab/></text:span><text:span text:style-name="T148"> </text:span><text:span text:style-name="T139"><text:s/></text:span><text:span text:style-name="T126">AllMeetingOrganize</text:span><text:span text:style-name="T129"><text:tab/><text:tab/><text:tab/><text:tab/></text:span><text:span text:style-name="T148"> </text:span><text:span text:style-name="T127">ProblesClassifyPrepare</text:span></text:p>
      <text:p text:style-name="P369"><text:tab/><text:tab/><text:tab/><text:tab/><text:tab/><text:tab/></text:p>
      <text:p text:style-name="P367"><text:span text:style-name="T144"><text:tab/><text:tab/><text:tab/><text:tab/> <text:s text:c="2"/><text:tab/> <text:s text:c="9"/></text:span><text:span text:style-name="T143">1-N</text:span></text:p>
      <text:p text:style-name="P374"><draw:line text:anchor-type="paragraph" draw:z-index="50" draw:name="Shape7" draw:style-name="gr1" draw:text-style-name="P389" svg:x1="6.401cm" svg:y1="0.219cm" svg:x2="9.064cm" svg:y2="0.219cm"><text:p/></draw:line><draw:line text:anchor-type="paragraph" draw:z-index="51" draw:name="Shape8" draw:style-name="gr1" draw:text-style-name="P389" svg:x1="7.273cm" svg:y1="0.219cm" svg:x2="7.356cm" svg:y2="0.219cm"><text:p/></draw:line><draw:line text:anchor-type="paragraph" draw:z-index="52" draw:name="Shape9" draw:style-name="gr1" draw:text-style-name="P389" svg:x1="8.717cm" svg:y1="0.055cm" svg:x2="9.064cm" svg:y2="0.219cm"><text:p/></draw:line><draw:line text:anchor-type="paragraph" draw:z-index="53" draw:name="Shape17" draw:style-name="gr1" draw:text-style-name="P389" svg:x1="9.065cm" svg:y1="0.219cm" svg:x2="8.744cm" svg:y2="0.394cm"><text:p/></draw:line><text:span text:style-name="T164"><text:tab/></text:span><text:span text:style-name="T148"> </text:span><text:span text:style-name="T139"><text:s/></text:span><text:span text:style-name="T126">AllMeetingOrganize</text:span><text:span text:style-name="T129"><text:tab/><text:tab/><text:tab/><text:tab/></text:span><text:span text:style-name="T148"> </text:span><text:span text:style-name="T127">WorkCollectPrepare</text:span></text:p>
      <text:p text:style-name="P369"><text:tab/><text:tab/><text:tab/><text:tab/><text:tab/><text:tab/></text:p>
      <text:p text:style-name="P367"><text:span text:style-name="T144"><text:tab/><text:tab/><text:tab/><text:tab/> <text:s text:c="2"/><text:tab/> <text:s text:c="9"/></text:span><text:span text:style-name="T143">1-1</text:span></text:p>
      <text:p text:style-name="P374"><draw:line text:anchor-type="paragraph" draw:z-index="58" draw:name="Shape7" draw:style-name="gr1" draw:text-style-name="P389" svg:x1="6.401cm" svg:y1="0.219cm" svg:x2="9.064cm" svg:y2="0.219cm"><text:p/></draw:line><draw:line text:anchor-type="paragraph" draw:z-index="59" draw:name="Shape8" draw:style-name="gr1" draw:text-style-name="P389" svg:x1="7.273cm" svg:y1="0.219cm" svg:x2="7.356cm" svg:y2="0.219cm"><text:p/></draw:line><draw:line text:anchor-type="paragraph" draw:z-index="60" draw:name="Shape9" draw:style-name="gr1" draw:text-style-name="P389" svg:x1="8.717cm" svg:y1="0.055cm" svg:x2="9.064cm" svg:y2="0.219cm"><text:p/></draw:line><draw:line text:anchor-type="paragraph" draw:z-index="61" draw:name="Shape17" draw:style-name="gr1" draw:text-style-name="P389" svg:x1="9.065cm" svg:y1="0.219cm" svg:x2="8.744cm" svg:y2="0.394cm"><text:p/></draw:line><text:span text:style-name="T130"><text:tab/> <text:s/></text:span><text:span text:style-name="T127">AllMeetingOrganize</text:span><text:span text:style-name="T131"><text:tab/><text:tab/><text:tab/><text:tab/></text:span><text:span text:style-name="T130"> </text:span><text:span text:style-name="T127">ConciseSummary</text:span></text:p>
      <text:p text:style-name="P369"><text:soft-page-break/><text:tab/><text:tab/><text:tab/><text:tab/><text:tab/><text:tab/></text:p>
      <text:p text:style-name="P367"><text:span text:style-name="T144"><text:tab/><text:tab/><text:tab/><text:tab/> <text:s text:c="2"/><text:tab/> <text:s text:c="9"/></text:span><text:span text:style-name="T143">1-1</text:span></text:p>
      <text:p text:style-name="P374"><draw:line text:anchor-type="paragraph" draw:z-index="62" draw:name="Shape7" draw:style-name="gr1" draw:text-style-name="P389" svg:x1="6.401cm" svg:y1="0.219cm" svg:x2="9.064cm" svg:y2="0.219cm"><text:p/></draw:line><draw:line text:anchor-type="paragraph" draw:z-index="63" draw:name="Shape8" draw:style-name="gr1" draw:text-style-name="P389" svg:x1="7.273cm" svg:y1="0.219cm" svg:x2="7.356cm" svg:y2="0.219cm"><text:p/></draw:line><draw:line text:anchor-type="paragraph" draw:z-index="64" draw:name="Shape9" draw:style-name="gr1" draw:text-style-name="P389" svg:x1="8.717cm" svg:y1="0.055cm" svg:x2="9.064cm" svg:y2="0.219cm"><text:p/></draw:line><draw:line text:anchor-type="paragraph" draw:z-index="65" draw:name="Shape17" draw:style-name="gr1" draw:text-style-name="P389" svg:x1="9.065cm" svg:y1="0.219cm" svg:x2="8.744cm" svg:y2="0.394cm"><text:p/></draw:line><text:span text:style-name="T130"><text:tab/> <text:s/></text:span><text:span text:style-name="T127">AllMeetingOrganize</text:span><text:span text:style-name="T131"><text:tab/><text:tab/><text:tab/><text:tab/></text:span><text:span text:style-name="T130"> </text:span><text:span text:style-name="T127">MultiwheelSummary</text:span></text:p>
      <text:p text:style-name="P376"/>
      <text:p text:style-name="P367"><text:span text:style-name="T144"><text:tab/><text:tab/><text:tab/><text:tab/> <text:s text:c="2"/><text:tab/> <text:s text:c="9"/></text:span><text:span text:style-name="T143">1-N</text:span></text:p>
      <text:p text:style-name="P374"><draw:line text:anchor-type="paragraph" draw:z-index="66" draw:name="Shape7" draw:style-name="gr1" draw:text-style-name="P389" svg:x1="6.401cm" svg:y1="0.219cm" svg:x2="9.064cm" svg:y2="0.219cm"><text:p/></draw:line><draw:line text:anchor-type="paragraph" draw:z-index="67" draw:name="Shape8" draw:style-name="gr1" draw:text-style-name="P389" svg:x1="7.273cm" svg:y1="0.219cm" svg:x2="7.356cm" svg:y2="0.219cm"><text:p/></draw:line><draw:line text:anchor-type="paragraph" draw:z-index="68" draw:name="Shape9" draw:style-name="gr1" draw:text-style-name="P389" svg:x1="8.717cm" svg:y1="0.055cm" svg:x2="9.064cm" svg:y2="0.219cm"><text:p/></draw:line><draw:line text:anchor-type="paragraph" draw:z-index="69" draw:name="Shape17" draw:style-name="gr1" draw:text-style-name="P389" svg:x1="9.065cm" svg:y1="0.219cm" svg:x2="8.744cm" svg:y2="0.394cm"><text:p/></draw:line><text:span text:style-name="T130"><text:tab/> <text:s/></text:span><text:bookmark-start text:name="__DdeLink__1085_66621152"/><text:span text:style-name="T127">ConciseSummary</text:span><text:bookmark-end text:name="__DdeLink__1085_66621152"/><text:span text:style-name="T131"><text:tab/><text:tab/><text:tab/><text:tab/><text:tab/></text:span><text:span text:style-name="T130"> </text:span><text:span text:style-name="T127">MeetingDiscussion</text:span></text:p>
      <text:p text:style-name="P376"/>
      <text:p text:style-name="P367"><text:span text:style-name="T144"><text:tab/><text:tab/><text:tab/><text:tab/> <text:s text:c="2"/><text:tab/> <text:s text:c="9"/></text:span><text:span text:style-name="T143">1-N</text:span></text:p>
      <text:p text:style-name="P374"><draw:line text:anchor-type="paragraph" draw:z-index="74" draw:name="Shape7" draw:style-name="gr1" draw:text-style-name="P389" svg:x1="6.401cm" svg:y1="0.219cm" svg:x2="9.064cm" svg:y2="0.219cm"><text:p/></draw:line><draw:line text:anchor-type="paragraph" draw:z-index="75" draw:name="Shape8" draw:style-name="gr1" draw:text-style-name="P389" svg:x1="7.273cm" svg:y1="0.219cm" svg:x2="7.356cm" svg:y2="0.219cm"><text:p/></draw:line><draw:line text:anchor-type="paragraph" draw:z-index="76" draw:name="Shape9" draw:style-name="gr1" draw:text-style-name="P389" svg:x1="8.717cm" svg:y1="0.055cm" svg:x2="9.064cm" svg:y2="0.219cm"><text:p/></draw:line><draw:line text:anchor-type="paragraph" draw:z-index="77" draw:name="Shape17" draw:style-name="gr1" draw:text-style-name="P389" svg:x1="9.065cm" svg:y1="0.219cm" svg:x2="8.744cm" svg:y2="0.394cm"><text:p/></draw:line><text:span text:style-name="T130"><text:tab/> <text:s/></text:span><text:span text:style-name="T127">MultiwheelSummary</text:span><text:span text:style-name="T131"><text:tab/><text:tab/><text:tab/><text:tab/> </text:span><text:span text:style-name="T127">MeetingDiscussion</text:span></text:p>
      <text:p text:style-name="P376"/>
      <text:p text:style-name="P367"><text:span text:style-name="T144"><text:tab/><text:tab/><text:tab/><text:tab/> <text:s text:c="2"/><text:tab/> <text:s text:c="9"/></text:span><text:span text:style-name="T143">1-N</text:span></text:p>
      <text:p text:style-name="P374"><draw:line text:anchor-type="paragraph" draw:z-index="70" draw:name="Shape7" draw:style-name="gr1" draw:text-style-name="P389" svg:x1="6.401cm" svg:y1="0.219cm" svg:x2="9.064cm" svg:y2="0.219cm"><text:p/></draw:line><draw:line text:anchor-type="paragraph" draw:z-index="71" draw:name="Shape8" draw:style-name="gr1" draw:text-style-name="P389" svg:x1="7.273cm" svg:y1="0.219cm" svg:x2="7.356cm" svg:y2="0.219cm"><text:p/></draw:line><draw:line text:anchor-type="paragraph" draw:z-index="72" draw:name="Shape9" draw:style-name="gr1" draw:text-style-name="P389" svg:x1="8.717cm" svg:y1="0.055cm" svg:x2="9.064cm" svg:y2="0.219cm"><text:p/></draw:line><draw:line text:anchor-type="paragraph" draw:z-index="73" draw:name="Shape17" draw:style-name="gr1" draw:text-style-name="P389" svg:x1="9.065cm" svg:y1="0.219cm" svg:x2="8.744cm" svg:y2="0.394cm"><text:p/></draw:line><text:span text:style-name="T130"><text:tab/> <text:s/></text:span><text:span text:style-name="T127">ConciseSummary<text:tab/></text:span><text:span text:style-name="T131"><text:tab/><text:tab/><text:tab/><text:tab/></text:span><text:span text:style-name="T130"> </text:span><text:span text:style-name="T127">DiscussionVote</text:span></text:p>
      <text:p text:style-name="P376"/>
      <text:p text:style-name="P367"><text:span text:style-name="T144"><text:tab/><text:tab/><text:tab/><text:tab/> <text:s text:c="2"/><text:tab/> <text:s text:c="9"/></text:span><text:span text:style-name="T143">1-N</text:span></text:p>
      <text:p text:style-name="P374"><draw:line text:anchor-type="paragraph" draw:z-index="78" draw:name="Shape7" draw:style-name="gr1" draw:text-style-name="P389" svg:x1="6.401cm" svg:y1="0.219cm" svg:x2="9.064cm" svg:y2="0.219cm"><text:p/></draw:line><draw:line text:anchor-type="paragraph" draw:z-index="79" draw:name="Shape8" draw:style-name="gr1" draw:text-style-name="P389" svg:x1="7.273cm" svg:y1="0.219cm" svg:x2="7.356cm" svg:y2="0.219cm"><text:p/></draw:line><draw:line text:anchor-type="paragraph" draw:z-index="80" draw:name="Shape9" draw:style-name="gr1" draw:text-style-name="P389" svg:x1="8.717cm" svg:y1="0.055cm" svg:x2="9.064cm" svg:y2="0.219cm"><text:p/></draw:line><draw:line text:anchor-type="paragraph" draw:z-index="81" draw:name="Shape17" draw:style-name="gr1" draw:text-style-name="P389" svg:x1="9.065cm" svg:y1="0.219cm" svg:x2="8.744cm" svg:y2="0.394cm"><text:p/></draw:line><text:span text:style-name="T130"><text:tab/> <text:s/></text:span><text:span text:style-name="T127">MultiwheelSummary</text:span><text:span text:style-name="T131"><text:tab/><text:tab/><text:tab/><text:tab/></text:span><text:span text:style-name="T130"> </text:span><text:span text:style-name="T127">DiscussionVote</text:span></text:p>
      <text:p text:style-name="P376"/>
      <text:p text:style-name="P376"/>
      <text:p text:style-name="P378"/>
      <text:p text:style-name="P378"/>
      <text:p text:style-name="P365"/>
      <text:p text:style-name="P365"/>
      <text:p text:style-name="P355"><text:span text:style-name="T121"><text:s text:c="4"/>8.4</text:span>思路</text:p>
      <text:p text:style-name="P382"><text:span text:style-name="T8"><text:tab/></text:span><text:span text:style-name="T70">8</text:span><text:span text:style-name="T9">.</text:span><text:span text:style-name="T10">4.1 </text:span><text:span text:style-name="T43">会议议题和会议层面是简单的增删改查，其中层面多对一议题</text:span></text:p>
      <text:p text:style-name="P385"><text:span text:style-name="T157"><text:tab/>8</text:span>.4.<text:span text:style-name="T155">2</text:span> 根据选择的议题及层面，组织会议，根据流程图，不同的议题会生成不同的纪要（简洁纪要、多轮纪要），其<text:tab/><text:tab/> <text:s text:c="8"/>中简洁纪要和多轮纪要主要区别在于，发表意见时，简洁纪要为填写意见后，再进行投票；多轮纪要则填写了<text:tab/><text:tab/> <text:s text:c="8"/>一轮纪要后，经过讨论，继续填二轮结论，最后将一二轮结论合并成最终结论，再进行投票。</text:p>
      <text:p text:style-name="P385"><text:span text:style-name="T175"><text:tab/>8</text:span>.4.<text:span text:style-name="T161">3</text:span> 纪要列表只有参会人或者申请调阅的人可以查看记录，参会人可以查看所有参与的会与，获得调阅权限的人可 <text:tab/><text:tab/> <text:s text:c="8"/>以查看所有纪要数据，其中调阅权限审核人为总经理或总经办。</text:p>
      <text:p text:style-name="P385"/>
      <text:p text:style-name="P357"><text:s text:c="4"/><text:span text:style-name="T202">8</text:span>.5 待完成</text:p>
      <text:p text:style-name="P355"><text:tab/><text:span text:style-name="T204">8</text:span>.5.1 <text:bookmark-start text:name="__DdeLink__4635_161953766"/>权限功能尚未添加，可以联系流程图负责人进行沟通添加对应的权限，在添加权限时注意userToken跨模块丢失问题。<text:bookmark-end text:name="__DdeLink__4635_161953766"/></text:p>
      <text:p text:style-name="P385"/>
      <text:p text:style-name="P385"/>
      <text:p text:style-name="P380"><text:span text:style-name="T162">九、员工代表大会会议</text:span>（<text:span text:style-name="T176">staffmeeting</text:span>）思路文档</text:p>
      <text:p text:style-name="P380"/>
      <text:p text:style-name="P380"><text:span text:style-name="T119"><text:s text:c="3"/>9.1 </text:span>模块名</text:p>
      <text:p text:style-name="P380"><text:s text:c="10"/><text:span text:style-name="T162">员工代表大会会议</text:span></text:p>
      <text:p text:style-name="P380"><text:span text:style-name="T119"><text:s text:c="3"/>9.2 </text:span>goddess对应的模块名</text:p>
      <text:p text:style-name="P380"><text:tab/> <text:s text:c="2"/><text:span text:style-name="T176">staffmeeting</text:span>,<text:span text:style-name="T176">staffmeeting-api,</text:span></text:p>
      <text:p text:style-name="P380"><text:tab/> <text:s text:c="2"/><text:span text:style-name="T176">staffmeeting</text:span>-consumer,<text:span text:style-name="T176">staffmeeting</text:span>-provider</text:p>
      <text:p text:style-name="P381"><text:s text:c="3"/><text:span text:style-name="T197">9</text:span>.3 表关联</text:p>
      <text:p text:style-name="P382"><text:span text:style-name="T2"><text:tab/> <text:s/></text:span><text:span text:style-name="T88">1</text:span><text:span text:style-name="T7">.</text:span><text:span text:style-name="T4">MeetingTopic</text:span><text:span text:style-name="T7">：</text:span><text:span text:style-name="T29">会议主题</text:span><text:span text:style-name="T7">表</text:span></text:p>
      <text:p text:style-name="P382"><text:span text:style-name="T2"><text:tab/> <text:s/></text:span><text:span text:style-name="T89">2</text:span><text:span text:style-name="T7">.</text:span><text:span text:style-name="T4">MeetingLay</text:span><text:span text:style-name="T7">：</text:span><text:span text:style-name="T28">会议层面</text:span><text:span text:style-name="T7">表</text:span></text:p>
      <text:p text:style-name="P383"><text:span text:style-name="T50"><text:tab/> <text:s/></text:span><text:span text:style-name="T97">3</text:span><text:span text:style-name="T51">.</text:span><text:span text:style-name="T44">MeetingOrganize</text:span><text:span text:style-name="T51">：</text:span><text:span text:style-name="T52">会议组织</text:span><text:span text:style-name="T51">表</text:span></text:p>
      <text:p text:style-name="P383"><text:span text:style-name="T51"><text:tab/> <text:s/></text:span><text:span text:style-name="T98">4</text:span><text:span text:style-name="T51">.</text:span><text:span text:style-name="T44">MeetingSummary</text:span><text:span text:style-name="T51">：</text:span><text:span text:style-name="T32">员工代表大会纪要表</text:span></text:p>
      <text:p text:style-name="P383"><text:span text:style-name="T51"><text:tab/> <text:s/></text:span><text:span text:style-name="T98">5</text:span><text:span text:style-name="T51">.</text:span><text:span text:style-name="T44">MeetingDiscussion</text:span><text:span text:style-name="T51">：</text:span><text:span text:style-name="T38">会议讨论表</text:span></text:p>
      <text:p text:style-name="P383"><text:span text:style-name="T33"><text:tab/> <text:s/></text:span><text:span text:style-name="T105">6</text:span><text:span text:style-name="T33">.</text:span><text:span text:style-name="T44">FeedbackComplain</text:span><text:span text:style-name="T33">：</text:span><text:span text:style-name="T38">通告反馈投诉表</text:span></text:p>
      <text:p text:style-name="P383"><text:span text:style-name="T51"><text:tab/> <text:s/></text:span><text:span text:style-name="T98">7</text:span><text:span text:style-name="T51">.</text:span><text:span text:style-name="T44">ReferPermission</text:span><text:span text:style-name="T51">：</text:span><text:span text:style-name="T52">调阅权限</text:span><text:span text:style-name="T51">表</text:span></text:p>
      <text:p text:style-name="P370"/>
      <text:p text:style-name="P354"/>
      <text:p text:style-name="P355"><text:tab/>关系：</text:p>
      <text:p text:style-name="P369"><text:tab/><text:tab/><text:tab/><text:tab/><text:tab/></text:p>
      <text:p text:style-name="P367"><text:span text:style-name="T144"><text:tab/><text:tab/><text:tab/><text:tab/> <text:s text:c="3"/></text:span><text:span text:style-name="T143">1-N</text:span></text:p>
      <text:p text:style-name="P364"><draw:line text:anchor-type="paragraph" draw:z-index="85" draw:name="Shape7" draw:style-name="gr1" draw:text-style-name="P389" svg:x1="4.692cm" svg:y1="0.219cm" svg:x2="7.355cm" svg:y2="0.219cm"><text:p/></draw:line><draw:line text:anchor-type="paragraph" draw:z-index="86" draw:name="Shape8" draw:style-name="gr1" draw:text-style-name="P389" svg:x1="7.273cm" svg:y1="0.219cm" svg:x2="7.356cm" svg:y2="0.219cm"><text:p/></draw:line><draw:line text:anchor-type="paragraph" draw:z-index="87" draw:name="Shape9" draw:style-name="gr1" draw:text-style-name="P389" svg:x1="7.008cm" svg:y1="0.055cm" svg:x2="7.355cm" svg:y2="0.219cm"><text:p/></draw:line><draw:line text:anchor-type="paragraph" draw:z-index="88" draw:name="Shape10" draw:style-name="gr1" draw:text-style-name="P389" svg:x1="7.355cm" svg:y1="0.219cm" svg:x2="7.073cm" svg:y2="0.434cm"><text:p/></draw:line><text:span text:style-name="T145"><text:tab/> </text:span><text:span text:style-name="T138"><text:s/></text:span><text:span text:style-name="T136">MeetingTopic</text:span><text:span text:style-name="T145"> <text:s text:c="3"/><text:tab/><text:tab/><text:tab/> </text:span><text:span text:style-name="T146"><text:s/></text:span><text:span text:style-name="T136">MeetingLay</text:span></text:p>
      <text:p text:style-name="P369"><text:tab/><text:tab/><text:tab/><text:tab/><text:tab/><text:tab/></text:p>
      <text:p text:style-name="P367"><text:span text:style-name="T144"><text:tab/><text:tab/><text:tab/><text:tab/> <text:s text:c="2"/><text:tab/> <text:s text:c="9"/></text:span><text:span text:style-name="T143">1-N</text:span></text:p>
      <text:p text:style-name="P364"><draw:line text:anchor-type="paragraph" draw:z-index="94" draw:name="Shape7" draw:style-name="gr1" draw:text-style-name="P389" svg:x1="6.401cm" svg:y1="0.219cm" svg:x2="9.064cm" svg:y2="0.219cm"><text:p/></draw:line><draw:line text:anchor-type="paragraph" draw:z-index="95" draw:name="Shape8" draw:style-name="gr1" draw:text-style-name="P389" svg:x1="7.273cm" svg:y1="0.219cm" svg:x2="7.356cm" svg:y2="0.219cm"><text:p/></draw:line><draw:line text:anchor-type="paragraph" draw:z-index="96" draw:name="Shape9" draw:style-name="gr1" draw:text-style-name="P389" svg:x1="8.717cm" svg:y1="0.055cm" svg:x2="9.064cm" svg:y2="0.219cm"><text:p/></draw:line><draw:line text:anchor-type="paragraph" draw:z-index="97" draw:name="Shape17" draw:style-name="gr1" draw:text-style-name="P389" svg:x1="9.065cm" svg:y1="0.219cm" svg:x2="8.744cm" svg:y2="0.394cm"><text:p/></draw:line><text:span text:style-name="T138"><text:tab/> <text:s/></text:span><text:span text:style-name="T126">AllMeetingOrganize</text:span><text:span text:style-name="T129"><text:tab/><text:tab/><text:tab/><text:tab/></text:span><text:span text:style-name="T138"> </text:span><text:span text:style-name="T136">MeetingLay</text:span></text:p>
      <text:p text:style-name="P369"><text:tab/><text:tab/><text:tab/><text:tab/><text:tab/><text:tab/></text:p>
      <text:p text:style-name="P367"><text:span text:style-name="T144"><text:tab/><text:tab/><text:tab/><text:tab/> <text:s text:c="2"/><text:tab/> <text:s text:c="9"/></text:span><text:span text:style-name="T143">1-N</text:span></text:p>
      <text:p text:style-name="P374"><draw:line text:anchor-type="paragraph" draw:z-index="82" draw:name="Shape7" draw:style-name="gr1" draw:text-style-name="P389" svg:x1="6.401cm" svg:y1="0.219cm" svg:x2="9.064cm" svg:y2="0.219cm"><text:p/></draw:line><draw:line text:anchor-type="paragraph" draw:z-index="83" draw:name="Shape8" draw:style-name="gr1" draw:text-style-name="P389" svg:x1="7.273cm" svg:y1="0.219cm" svg:x2="7.356cm" svg:y2="0.219cm"><text:p/></draw:line><draw:line text:anchor-type="paragraph" draw:z-index="84" draw:name="Shape9" draw:style-name="gr1" draw:text-style-name="P389" svg:x1="8.717cm" svg:y1="0.055cm" svg:x2="9.064cm" svg:y2="0.219cm"><text:p/></draw:line><draw:line text:anchor-type="paragraph" draw:z-index="89" draw:name="Shape17" draw:style-name="gr1" draw:text-style-name="P389" svg:x1="9.065cm" svg:y1="0.219cm" svg:x2="8.744cm" svg:y2="0.394cm"><text:p/></draw:line><text:span text:style-name="T164"><text:tab/></text:span><text:span text:style-name="T148"> </text:span><text:span text:style-name="T139"><text:s/></text:span><text:span text:style-name="T178">MeetingOrganize</text:span><text:span text:style-name="T129"><text:tab/><text:tab/><text:tab/><text:tab/><text:tab/></text:span><text:span text:style-name="T148"> </text:span><text:span text:style-name="T127"><text:s/></text:span><text:span text:style-name="T178">MeetingSummary</text:span></text:p>
      <text:p text:style-name="P369"><text:soft-page-break/><text:tab/><text:tab/><text:tab/><text:tab/><text:tab/><text:tab/></text:p>
      <text:p text:style-name="P367"><text:span text:style-name="T144"><text:tab/><text:tab/><text:tab/><text:tab/> <text:s text:c="2"/><text:tab/> <text:s text:c="9"/></text:span><text:span text:style-name="T143">1-N</text:span></text:p>
      <text:p text:style-name="P374"><draw:line text:anchor-type="paragraph" draw:z-index="90" draw:name="Shape7" draw:style-name="gr1" draw:text-style-name="P389" svg:x1="6.401cm" svg:y1="0.219cm" svg:x2="9.064cm" svg:y2="0.219cm"><text:p/></draw:line><draw:line text:anchor-type="paragraph" draw:z-index="91" draw:name="Shape8" draw:style-name="gr1" draw:text-style-name="P389" svg:x1="7.273cm" svg:y1="0.219cm" svg:x2="7.356cm" svg:y2="0.219cm"><text:p/></draw:line><draw:line text:anchor-type="paragraph" draw:z-index="92" draw:name="Shape9" draw:style-name="gr1" draw:text-style-name="P389" svg:x1="8.717cm" svg:y1="0.055cm" svg:x2="9.064cm" svg:y2="0.219cm"><text:p/></draw:line><draw:line text:anchor-type="paragraph" draw:z-index="93" draw:name="Shape17" draw:style-name="gr1" draw:text-style-name="P389" svg:x1="9.065cm" svg:y1="0.219cm" svg:x2="8.744cm" svg:y2="0.394cm"><text:p/></draw:line><text:span text:style-name="T164"><text:tab/></text:span><text:span text:style-name="T148"> </text:span><text:span text:style-name="T139"><text:s/></text:span><text:span text:style-name="T178">MeetingSummary</text:span><text:span text:style-name="T129"><text:tab/><text:tab/><text:tab/><text:tab/><text:tab/></text:span><text:span text:style-name="T148"> </text:span><text:span text:style-name="T127"><text:s/></text:span><text:span text:style-name="T178">MeetingDiscussion</text:span></text:p>
      <text:p text:style-name="P369"><text:tab/><text:tab/><text:tab/><text:tab/><text:tab/><text:tab/></text:p>
      <text:p text:style-name="P367"><text:span text:style-name="T144"><text:tab/><text:tab/><text:tab/><text:tab/> <text:s text:c="2"/><text:tab/> <text:s text:c="9"/></text:span><text:span text:style-name="T143">1-N</text:span></text:p>
      <text:p text:style-name="P374"><draw:line text:anchor-type="paragraph" draw:z-index="98" draw:name="Shape7" draw:style-name="gr1" draw:text-style-name="P389" svg:x1="6.401cm" svg:y1="0.219cm" svg:x2="9.064cm" svg:y2="0.219cm"><text:p/></draw:line><draw:line text:anchor-type="paragraph" draw:z-index="99" draw:name="Shape8" draw:style-name="gr1" draw:text-style-name="P389" svg:x1="7.273cm" svg:y1="0.219cm" svg:x2="7.356cm" svg:y2="0.219cm"><text:p/></draw:line><draw:line text:anchor-type="paragraph" draw:z-index="100" draw:name="Shape9" draw:style-name="gr1" draw:text-style-name="P389" svg:x1="8.717cm" svg:y1="0.055cm" svg:x2="9.064cm" svg:y2="0.219cm"><text:p/></draw:line><draw:line text:anchor-type="paragraph" draw:z-index="101" draw:name="Shape17" draw:style-name="gr1" draw:text-style-name="P389" svg:x1="9.065cm" svg:y1="0.219cm" svg:x2="8.744cm" svg:y2="0.394cm"><text:p/></draw:line><text:span text:style-name="T180"><text:tab/> </text:span><text:span text:style-name="T130"><text:s/></text:span><text:span text:style-name="T178">MeetingSummary</text:span><text:span text:style-name="T131"><text:tab/><text:tab/><text:tab/><text:tab/><text:tab/></text:span><text:span text:style-name="T180"> </text:span><text:span text:style-name="T127"><text:s/>FeedbackComplain</text:span></text:p>
      <text:p text:style-name="P376"/>
      <text:p text:style-name="P369"><text:tab/><text:tab/><text:tab/></text:p>
      <text:p text:style-name="P355"><text:span text:style-name="T121"><text:s text:c="4"/>9.4</text:span>思路</text:p>
      <text:p text:style-name="P382"><text:span text:style-name="T8"><text:tab/></text:span><text:span text:style-name="T70">9</text:span><text:span text:style-name="T9">.</text:span><text:span text:style-name="T10">4.1 </text:span><text:span text:style-name="T43">会议议题和会议层面是简单的增删改查，其中层面多对一议题</text:span></text:p>
      <text:p text:style-name="P385"><text:span text:style-name="T157"><text:tab/>9</text:span>.4.<text:span text:style-name="T155">2</text:span> 根据选择的议题及层面，填写组织会议并生成对应的纪要</text:p>
      <text:p text:style-name="P385"><text:span text:style-name="T157"><text:tab/>9</text:span>.4.<text:span text:style-name="T181">3</text:span> 根据议题目的不同补充完纪要数据</text:p>
      <text:p text:style-name="P385"><text:span text:style-name="T157"><text:tab/>9</text:span>.4.<text:span text:style-name="T181">4</text:span> 参会人员根据通告内容可以进行投诉反馈，填写对应的记录进行简单的增删改查</text:p>
      <text:p text:style-name="P385"><text:span text:style-name="T175"><text:tab/>9</text:span>.4.<text:span text:style-name="T181">5</text:span> 纪要列表只有参会人或者申请调阅的人可以查看记录，参会人可以查看所有参与的会与，获得调阅权限的人可 <text:tab/> <text:s text:c="2"/><text:tab/> <text:s text:c="8"/>以查看所有纪要数据，其中调阅权限审核人为总经理或总经办。</text:p>
      <text:p text:style-name="P385"/>
      <text:p text:style-name="P357"><text:s text:c="4"/><text:span text:style-name="T203">9</text:span>.5 待完成</text:p>
      <text:p text:style-name="P355"><text:tab/><text:span text:style-name="T205">9</text:span>.5.1 权限功能尚未添加，可以联系流程图负责人进行沟通添加对应的权限，在添加权限时注意userToken跨模块丢失问题。</text:p>
      <text:p text:style-name="P385"/>
      <text:p text:style-name="P385"/>
      <text:p text:style-name="P380"><text:span text:style-name="T162">十、商务评估</text:span>（<text:span text:style-name="T182">businessevaluate</text:span>）思路文档</text:p>
      <text:p text:style-name="P380"/>
      <text:p text:style-name="P380"><text:span text:style-name="T119"><text:s text:c="3"/>10.1 </text:span>模块名</text:p>
      <text:p text:style-name="P380"><text:s text:c="11"/><text:span text:style-name="T162">商务评估</text:span></text:p>
      <text:p text:style-name="P380"><text:span text:style-name="T119"><text:s text:c="3"/>10.2 </text:span>goddess对应的模块名</text:p>
      <text:p text:style-name="P380"><text:tab/> <text:s text:c="2"/><text:span text:style-name="T182">businessevaluate</text:span>,<text:span text:style-name="T182">businessevaluate-api,</text:span></text:p>
      <text:p text:style-name="P380"><text:tab/> <text:s text:c="2"/><text:span text:style-name="T182">businessevaluate</text:span>-consumer,<text:span text:style-name="T182">businessevaluate</text:span>-provider</text:p>
      <text:p text:style-name="P381"><text:s text:c="3"/><text:span text:style-name="T197">10</text:span>.3 表关联</text:p>
      <text:p text:style-name="P383"><text:span text:style-name="T50"><text:tab/> <text:s/></text:span><text:span text:style-name="T99">1</text:span><text:span text:style-name="T51">.</text:span><text:span text:style-name="T44">EvaluateProjectInfo</text:span><text:span text:style-name="T51">：</text:span><text:span text:style-name="T52">项目基本信息</text:span><text:span text:style-name="T51">表</text:span></text:p>
      <text:p text:style-name="P383"><text:span text:style-name="T50"><text:tab/> <text:s/></text:span><text:span text:style-name="T100">2</text:span><text:span text:style-name="T51">.</text:span><text:span text:style-name="T44">DemandCost</text:span><text:span text:style-name="T51">：</text:span><text:span text:style-name="T53">需求成本</text:span><text:span text:style-name="T51">表</text:span></text:p>
      <text:p text:style-name="P383"><text:span text:style-name="T50"><text:tab/> <text:s/></text:span><text:span text:style-name="T97">3</text:span><text:span text:style-name="T51">.</text:span><text:span text:style-name="T45">LabourCost</text:span><text:span text:style-name="T51">：</text:span><text:span text:style-name="T52">劳动成本</text:span><text:span text:style-name="T51">表</text:span></text:p>
      <text:p text:style-name="P383"><text:span text:style-name="T51"><text:tab/> <text:s/></text:span><text:span text:style-name="T98">4</text:span><text:span text:style-name="T51">.</text:span><text:span text:style-name="T45">AnotherCost</text:span><text:span text:style-name="T51">：其他成本</text:span><text:span text:style-name="T32">表</text:span></text:p>
      <text:p text:style-name="P383"><text:span text:style-name="T51"><text:tab/> <text:s/></text:span><text:span text:style-name="T98">5</text:span><text:span text:style-name="T51">.</text:span><text:span text:style-name="T45">ProjectCost</text:span><text:span text:style-name="T51">：</text:span><text:span text:style-name="T39">项目费用</text:span></text:p>
      <text:p text:style-name="P383"><text:span text:style-name="T33"><text:tab/> <text:s/></text:span><text:span text:style-name="T105">6</text:span><text:span text:style-name="T33">.</text:span><text:span text:style-name="T45">MarketSesponse</text:span><text:span text:style-name="T33">：市场反应和创新能力</text:span><text:span text:style-name="T38">表</text:span></text:p>
      <text:p text:style-name="P383"><text:span text:style-name="T51"><text:tab/> <text:s/></text:span><text:span text:style-name="T98">7</text:span><text:span text:style-name="T51">.</text:span><text:span text:style-name="T45">ProblemDispose</text:span><text:span text:style-name="T51">：</text:span><text:span text:style-name="T52">项目问题受理和处理</text:span><text:span text:style-name="T51">表</text:span></text:p>
      <text:p text:style-name="P383"><text:span text:style-name="T33"><text:tab/> <text:s/></text:span><text:span text:style-name="T106">8</text:span><text:span text:style-name="T33">.</text:span><text:span text:style-name="T45">ProjectAmount</text:span><text:span text:style-name="T33">：</text:span><text:span text:style-name="T34">项目金额</text:span><text:span text:style-name="T38">表</text:span></text:p>
      <text:p text:style-name="P383"><text:span text:style-name="T40"><text:tab/> <text:s/></text:span><text:span text:style-name="T107">9</text:span><text:span text:style-name="T40">.</text:span><text:span text:style-name="T46">BusinessEvaluateCollect</text:span><text:span text:style-name="T40">：</text:span><text:span text:style-name="T41">商务评估汇总</text:span><text:span text:style-name="T40">表</text:span></text:p>
      <text:p text:style-name="P383"><text:span text:style-name="T33"><text:tab/> <text:s/></text:span><text:span text:style-name="T106">10</text:span><text:span text:style-name="T33">.</text:span><text:span text:style-name="T45">AbilityGrowUp</text:span><text:span text:style-name="T33">：</text:span><text:span text:style-name="T35">能力成长</text:span><text:span text:style-name="T38">表</text:span></text:p>
      <text:p text:style-name="P383"><text:span text:style-name="T40"><text:tab/> <text:s/></text:span><text:span text:style-name="T107">11</text:span><text:span text:style-name="T40">.</text:span><text:span text:style-name="T46">BusinessPrincipalEvaluate</text:span><text:span text:style-name="T40">：</text:span><text:span text:style-name="T38">商务负责人评价</text:span><text:span text:style-name="T40">表</text:span></text:p>
      <text:p text:style-name="P383"><text:span text:style-name="T33"><text:tab/> <text:s/></text:span><text:span text:style-name="T106">12</text:span><text:span text:style-name="T33">.</text:span><text:span text:style-name="T45">FrontlineEvaluate</text:span><text:span text:style-name="T33">：</text:span><text:span text:style-name="T36">一线体系评价</text:span><text:span text:style-name="T38">表</text:span></text:p>
      <text:p text:style-name="P383"><text:span text:style-name="T40"><text:tab/> <text:s/></text:span><text:span text:style-name="T107">13</text:span><text:span text:style-name="T40">.</text:span><text:span text:style-name="T46">ProjectPrincipalEvaluate</text:span><text:span text:style-name="T40">：</text:span><text:span text:style-name="T38">项目负责人评价</text:span><text:span text:style-name="T40">表</text:span></text:p>
      <text:p text:style-name="P382"><text:span text:style-name="T2"><text:tab/> <text:s/></text:span><text:span text:style-name="T94">14</text:span><text:span text:style-name="T7">.</text:span><text:span text:style-name="T4">CusPermission</text:span><text:span text:style-name="T7">：</text:span><text:span text:style-name="T8">客户权限设置</text:span><text:span text:style-name="T7">表</text:span></text:p>
      <text:p text:style-name="P382"><text:span text:style-name="T49"><text:tab/> <text:s/></text:span><text:span text:style-name="T108">15</text:span><text:span text:style-name="T47">.CusPermissionOperate：</text:span><text:span text:style-name="T48">客户权限操作表</text:span></text:p>
      <text:p text:style-name="P372"/>
      <text:p text:style-name="P370"/>
      <text:p text:style-name="P354"/>
      <text:p text:style-name="P355"><text:tab/>关系：</text:p>
      <text:p text:style-name="P369"><text:tab/><text:tab/><text:tab/><text:tab/><text:tab/></text:p>
      <text:p text:style-name="P367"><text:span text:style-name="T144"><text:tab/><text:tab/><text:tab/><text:tab/> <text:s text:c="3"/><text:tab/> <text:s text:c="4"/></text:span><text:span text:style-name="T143">1-N</text:span></text:p>
      <text:p text:style-name="P374"><draw:line text:anchor-type="paragraph" draw:z-index="105" draw:name="Shape7" draw:style-name="gr1" draw:text-style-name="P389" svg:x1="5.844cm" svg:y1="0.219cm" svg:x2="8.507cm" svg:y2="0.219cm"><text:p/></draw:line><draw:line text:anchor-type="paragraph" draw:z-index="106" draw:name="Shape8" draw:style-name="gr1" draw:text-style-name="P389" svg:x1="7.273cm" svg:y1="0.219cm" svg:x2="7.356cm" svg:y2="0.219cm"><text:p/></draw:line><draw:line text:anchor-type="paragraph" draw:z-index="107" draw:name="Shape9" draw:style-name="gr1" draw:text-style-name="P389" svg:x1="8.16cm" svg:y1="0.055cm" svg:x2="8.507cm" svg:y2="0.219cm"><text:p/></draw:line><draw:line text:anchor-type="paragraph" draw:z-index="108" draw:name="Shape10" draw:style-name="gr1" draw:text-style-name="P389" svg:x1="8.507cm" svg:y1="0.219cm" svg:x2="8.225cm" svg:y2="0.434cm"><text:p/></draw:line><text:span text:style-name="T148"><text:tab/> </text:span><text:span text:style-name="T139"><text:s/></text:span><text:span text:style-name="T126">EvaluateProjectInfo</text:span><text:span text:style-name="T130"><text:tab/><text:tab/><text:tab/></text:span><text:span text:style-name="T149"> </text:span><text:span text:style-name="T178">AnotherCost</text:span></text:p>
      <text:p text:style-name="P369"><text:tab/><text:tab/><text:tab/><text:tab/><text:tab/><text:tab/></text:p>
      <text:p text:style-name="P367"><text:span text:style-name="T144"><text:tab/><text:tab/><text:tab/><text:tab/> <text:s text:c="2"/><text:tab/> <text:s text:c="9"/></text:span><text:span text:style-name="T143">1-N</text:span></text:p>
      <text:p text:style-name="P364"><draw:line text:anchor-type="paragraph" draw:z-index="114" draw:name="Shape7" draw:style-name="gr1" draw:text-style-name="P389" svg:x1="6.401cm" svg:y1="0.219cm" svg:x2="9.064cm" svg:y2="0.219cm"><text:p/></draw:line><draw:line text:anchor-type="paragraph" draw:z-index="115" draw:name="Shape8" draw:style-name="gr1" draw:text-style-name="P389" svg:x1="7.273cm" svg:y1="0.219cm" svg:x2="7.356cm" svg:y2="0.219cm"><text:p/></draw:line><draw:line text:anchor-type="paragraph" draw:z-index="116" draw:name="Shape9" draw:style-name="gr1" draw:text-style-name="P389" svg:x1="8.717cm" svg:y1="0.055cm" svg:x2="9.064cm" svg:y2="0.219cm"><text:p/></draw:line><draw:line text:anchor-type="paragraph" draw:z-index="117" draw:name="Shape17" draw:style-name="gr1" draw:text-style-name="P389" svg:x1="9.065cm" svg:y1="0.219cm" svg:x2="8.744cm" svg:y2="0.394cm"><text:p/></draw:line><text:span text:style-name="T138"><text:tab/> <text:s/></text:span><text:span text:style-name="T126">EvaluateProjectInfo</text:span><text:span text:style-name="T129"><text:tab/><text:tab/><text:tab/><text:tab/></text:span><text:span text:style-name="T138"> </text:span><text:span text:style-name="T179">DemandCost</text:span></text:p>
      <text:p text:style-name="P369"><text:tab/><text:tab/><text:tab/><text:tab/><text:tab/><text:tab/></text:p>
      <text:p text:style-name="P367"><text:span text:style-name="T144"><text:tab/><text:tab/><text:tab/><text:tab/> <text:s text:c="2"/><text:tab/> <text:s text:c="9"/></text:span><text:span text:style-name="T143">1-N</text:span></text:p>
      <text:p text:style-name="P374"><draw:line text:anchor-type="paragraph" draw:z-index="102" draw:name="Shape7" draw:style-name="gr1" draw:text-style-name="P389" svg:x1="6.401cm" svg:y1="0.219cm" svg:x2="9.064cm" svg:y2="0.219cm"><text:p/></draw:line><draw:line text:anchor-type="paragraph" draw:z-index="103" draw:name="Shape8" draw:style-name="gr1" draw:text-style-name="P389" svg:x1="7.273cm" svg:y1="0.219cm" svg:x2="7.356cm" svg:y2="0.219cm"><text:p/></draw:line><draw:line text:anchor-type="paragraph" draw:z-index="104" draw:name="Shape9" draw:style-name="gr1" draw:text-style-name="P389" svg:x1="8.717cm" svg:y1="0.055cm" svg:x2="9.064cm" svg:y2="0.219cm"><text:p/></draw:line><draw:line text:anchor-type="paragraph" draw:z-index="109" draw:name="Shape17" draw:style-name="gr1" draw:text-style-name="P389" svg:x1="9.065cm" svg:y1="0.219cm" svg:x2="8.744cm" svg:y2="0.394cm"><text:p/></draw:line><text:span text:style-name="T164"><text:tab/></text:span><text:span text:style-name="T148"> </text:span><text:span text:style-name="T139"><text:s/></text:span><text:span text:style-name="T127">EvaluateProjectInfo</text:span><text:span text:style-name="T129"><text:tab/><text:tab/><text:tab/><text:tab/> </text:span><text:span text:style-name="T178">LabourCost</text:span></text:p>
      <text:p text:style-name="P369"><text:tab/><text:tab/><text:tab/><text:tab/><text:tab/><text:tab/></text:p>
      <text:p text:style-name="P367"><text:span text:style-name="T144"><text:tab/><text:tab/><text:tab/><text:tab/> <text:s text:c="2"/><text:tab/> <text:s text:c="9"/></text:span><text:span text:style-name="T143">1-N</text:span></text:p>
      <text:p text:style-name="P374"><draw:line text:anchor-type="paragraph" draw:z-index="110" draw:name="Shape7" draw:style-name="gr1" draw:text-style-name="P389" svg:x1="6.401cm" svg:y1="0.219cm" svg:x2="9.064cm" svg:y2="0.219cm"><text:p/></draw:line><draw:line text:anchor-type="paragraph" draw:z-index="111" draw:name="Shape8" draw:style-name="gr1" draw:text-style-name="P389" svg:x1="7.273cm" svg:y1="0.219cm" svg:x2="7.356cm" svg:y2="0.219cm"><text:p/></draw:line><draw:line text:anchor-type="paragraph" draw:z-index="112" draw:name="Shape9" draw:style-name="gr1" draw:text-style-name="P389" svg:x1="8.717cm" svg:y1="0.055cm" svg:x2="9.064cm" svg:y2="0.219cm"><text:p/></draw:line><draw:line text:anchor-type="paragraph" draw:z-index="113" draw:name="Shape17" draw:style-name="gr1" draw:text-style-name="P389" svg:x1="9.065cm" svg:y1="0.219cm" svg:x2="8.744cm" svg:y2="0.394cm"><text:p/></draw:line><text:span text:style-name="T164"><text:tab/></text:span><text:span text:style-name="T148"> </text:span><text:span text:style-name="T139"><text:s/></text:span><text:span text:style-name="T127">EvaluateProjectInfo</text:span><text:span text:style-name="T129"><text:tab/><text:tab/><text:tab/><text:tab/></text:span><text:span text:style-name="T148"> </text:span><text:span text:style-name="T178"><text:s/>ProjectCost</text:span></text:p>
      <text:p text:style-name="P369"><text:soft-page-break/><text:tab/><text:tab/><text:tab/><text:tab/><text:tab/><text:tab/></text:p>
      <text:p text:style-name="P367"><text:span text:style-name="T144"><text:tab/><text:tab/><text:tab/><text:tab/> <text:s text:c="2"/><text:tab/> <text:s text:c="9"/></text:span><text:span text:style-name="T143">1-N</text:span></text:p>
      <text:p text:style-name="P374"><draw:line text:anchor-type="paragraph" draw:z-index="118" draw:name="Shape7" draw:style-name="gr1" draw:text-style-name="P389" svg:x1="6.401cm" svg:y1="0.219cm" svg:x2="9.064cm" svg:y2="0.219cm"><text:p/></draw:line><draw:line text:anchor-type="paragraph" draw:z-index="119" draw:name="Shape8" draw:style-name="gr1" draw:text-style-name="P389" svg:x1="7.273cm" svg:y1="0.219cm" svg:x2="7.356cm" svg:y2="0.219cm"><text:p/></draw:line><draw:line text:anchor-type="paragraph" draw:z-index="120" draw:name="Shape9" draw:style-name="gr1" draw:text-style-name="P389" svg:x1="8.717cm" svg:y1="0.055cm" svg:x2="9.064cm" svg:y2="0.219cm"><text:p/></draw:line><draw:line text:anchor-type="paragraph" draw:z-index="121" draw:name="Shape17" draw:style-name="gr1" draw:text-style-name="P389" svg:x1="9.065cm" svg:y1="0.219cm" svg:x2="8.744cm" svg:y2="0.394cm"><text:p/></draw:line><text:span text:style-name="T180"><text:tab/> </text:span><text:span text:style-name="T130"><text:s/></text:span><text:span text:style-name="T127">EvaluateProjectInfo</text:span><text:span text:style-name="T131"><text:tab/><text:tab/><text:tab/><text:tab/></text:span><text:span text:style-name="T180"> </text:span><text:span text:style-name="T127"><text:s/></text:span><text:span text:style-name="T178">ProjectAmount</text:span></text:p>
      <text:p text:style-name="P369"><text:tab/><text:tab/><text:tab/><text:tab/><text:tab/><text:tab/></text:p>
      <text:p text:style-name="P367"><text:span text:style-name="T144"><text:tab/><text:tab/><text:tab/><text:tab/> <text:s text:c="2"/><text:tab/> <text:s text:c="9"/></text:span><text:span text:style-name="T143">1-N</text:span></text:p>
      <text:p text:style-name="P374"><draw:line text:anchor-type="paragraph" draw:z-index="122" draw:name="Shape7" draw:style-name="gr1" draw:text-style-name="P389" svg:x1="6.401cm" svg:y1="0.219cm" svg:x2="9.064cm" svg:y2="0.219cm"><text:p/></draw:line><draw:line text:anchor-type="paragraph" draw:z-index="123" draw:name="Shape8" draw:style-name="gr1" draw:text-style-name="P389" svg:x1="7.273cm" svg:y1="0.219cm" svg:x2="7.356cm" svg:y2="0.219cm"><text:p/></draw:line><draw:line text:anchor-type="paragraph" draw:z-index="124" draw:name="Shape9" draw:style-name="gr1" draw:text-style-name="P389" svg:x1="8.717cm" svg:y1="0.055cm" svg:x2="9.064cm" svg:y2="0.219cm"><text:p/></draw:line><draw:line text:anchor-type="paragraph" draw:z-index="125" draw:name="Shape17" draw:style-name="gr1" draw:text-style-name="P389" svg:x1="9.065cm" svg:y1="0.219cm" svg:x2="8.744cm" svg:y2="0.394cm"><text:p/></draw:line><text:span text:style-name="T180"><text:tab/> </text:span><text:span text:style-name="T130"><text:s/></text:span><text:span text:style-name="T127">EvaluateProjectInfo</text:span><text:span text:style-name="T131"><text:tab/><text:tab/><text:tab/><text:tab/></text:span><text:span text:style-name="T127"> MarketSesponse</text:span></text:p>
      <text:p text:style-name="P369"><text:tab/><text:tab/><text:tab/><text:tab/><text:tab/><text:tab/></text:p>
      <text:p text:style-name="P367"><text:span text:style-name="T144"><text:tab/><text:tab/><text:tab/><text:tab/> <text:s text:c="2"/><text:tab/> <text:s text:c="9"/></text:span><text:span text:style-name="T143">1-N</text:span></text:p>
      <text:p text:style-name="P374"><draw:line text:anchor-type="paragraph" draw:z-index="126" draw:name="Shape7" draw:style-name="gr1" draw:text-style-name="P389" svg:x1="6.401cm" svg:y1="0.219cm" svg:x2="9.064cm" svg:y2="0.219cm"><text:p/></draw:line><draw:line text:anchor-type="paragraph" draw:z-index="127" draw:name="Shape8" draw:style-name="gr1" draw:text-style-name="P389" svg:x1="7.273cm" svg:y1="0.219cm" svg:x2="7.356cm" svg:y2="0.219cm"><text:p/></draw:line><draw:line text:anchor-type="paragraph" draw:z-index="128" draw:name="Shape9" draw:style-name="gr1" draw:text-style-name="P389" svg:x1="8.717cm" svg:y1="0.055cm" svg:x2="9.064cm" svg:y2="0.219cm"><text:p/></draw:line><draw:line text:anchor-type="paragraph" draw:z-index="129" draw:name="Shape17" draw:style-name="gr1" draw:text-style-name="P389" svg:x1="9.065cm" svg:y1="0.219cm" svg:x2="8.744cm" svg:y2="0.394cm"><text:p/></draw:line><text:span text:style-name="T180"><text:tab/> </text:span><text:span text:style-name="T130"><text:s/></text:span><text:span text:style-name="T127">EvaluateProjectInfo</text:span><text:span text:style-name="T131"><text:tab/><text:tab/><text:tab/><text:tab/></text:span><text:span text:style-name="T180"> </text:span><text:span text:style-name="T127"><text:s/>ProblemDispose</text:span></text:p>
      <text:p text:style-name="P369"><text:tab/><text:tab/><text:tab/><text:tab/><text:tab/><text:tab/></text:p>
      <text:p text:style-name="P367"><text:span text:style-name="T144"><text:tab/><text:tab/><text:tab/><text:tab/> <text:s text:c="2"/><text:tab/> <text:s text:c="9"/></text:span><text:span text:style-name="T143">1-N</text:span></text:p>
      <text:p text:style-name="P374"><draw:line text:anchor-type="paragraph" draw:z-index="130" draw:name="Shape7" draw:style-name="gr1" draw:text-style-name="P389" svg:x1="6.401cm" svg:y1="0.219cm" svg:x2="9.064cm" svg:y2="0.219cm"><text:p/></draw:line><draw:line text:anchor-type="paragraph" draw:z-index="131" draw:name="Shape8" draw:style-name="gr1" draw:text-style-name="P389" svg:x1="7.273cm" svg:y1="0.219cm" svg:x2="7.356cm" svg:y2="0.219cm"><text:p/></draw:line><draw:line text:anchor-type="paragraph" draw:z-index="132" draw:name="Shape9" draw:style-name="gr1" draw:text-style-name="P389" svg:x1="8.717cm" svg:y1="0.055cm" svg:x2="9.064cm" svg:y2="0.219cm"><text:p/></draw:line><draw:line text:anchor-type="paragraph" draw:z-index="133" draw:name="Shape17" draw:style-name="gr1" draw:text-style-name="P389" svg:x1="9.065cm" svg:y1="0.219cm" svg:x2="8.744cm" svg:y2="0.394cm"><text:p/></draw:line><text:span text:style-name="T180"><text:tab/> </text:span><text:span text:style-name="T130"><text:s/></text:span><text:span text:style-name="T127">EvaluateProjectInfo</text:span><text:span text:style-name="T131"><text:tab/><text:tab/><text:tab/><text:tab/></text:span><text:span text:style-name="T180"> </text:span><text:span text:style-name="T127"><text:s/>BusinessEvaluateCollect</text:span></text:p>
      <text:p text:style-name="P369"><text:tab/><text:tab/><text:tab/><text:tab/><text:tab/><text:tab/></text:p>
      <text:p text:style-name="P367"><text:span text:style-name="T144"><text:tab/><text:tab/><text:tab/><text:tab/> <text:s text:c="2"/><text:tab/> <text:s text:c="9"/></text:span><text:span text:style-name="T143">1-N</text:span></text:p>
      <text:p text:style-name="P374"><draw:line text:anchor-type="paragraph" draw:z-index="134" draw:name="Shape7" draw:style-name="gr1" draw:text-style-name="P389" svg:x1="6.401cm" svg:y1="0.219cm" svg:x2="9.064cm" svg:y2="0.219cm"><text:p/></draw:line><draw:line text:anchor-type="paragraph" draw:z-index="135" draw:name="Shape8" draw:style-name="gr1" draw:text-style-name="P389" svg:x1="7.273cm" svg:y1="0.219cm" svg:x2="7.356cm" svg:y2="0.219cm"><text:p/></draw:line><draw:line text:anchor-type="paragraph" draw:z-index="136" draw:name="Shape9" draw:style-name="gr1" draw:text-style-name="P389" svg:x1="8.717cm" svg:y1="0.055cm" svg:x2="9.064cm" svg:y2="0.219cm"><text:p/></draw:line><draw:line text:anchor-type="paragraph" draw:z-index="137" draw:name="Shape17" draw:style-name="gr1" draw:text-style-name="P389" svg:x1="9.065cm" svg:y1="0.219cm" svg:x2="8.744cm" svg:y2="0.394cm"><text:p/></draw:line><text:span text:style-name="T180"><text:tab/> </text:span><text:span text:style-name="T130"><text:s/></text:span><text:span text:style-name="T127">EvaluateProjectInfo</text:span><text:span text:style-name="T131"><text:tab/><text:tab/><text:tab/><text:tab/><text:tab/></text:span><text:span text:style-name="T180"> </text:span><text:span text:style-name="T127"><text:s/>AbilityGrowUp</text:span></text:p>
      <text:p text:style-name="P369"><text:tab/><text:tab/><text:tab/><text:tab/><text:tab/><text:tab/></text:p>
      <text:p text:style-name="P367"><text:span text:style-name="T144"><text:tab/><text:tab/><text:tab/><text:tab/> <text:s text:c="2"/><text:tab/> <text:s text:c="9"/></text:span><text:span text:style-name="T143">1-N</text:span></text:p>
      <text:p text:style-name="P374"><draw:line text:anchor-type="paragraph" draw:z-index="138" draw:name="Shape7" draw:style-name="gr1" draw:text-style-name="P389" svg:x1="6.401cm" svg:y1="0.219cm" svg:x2="9.064cm" svg:y2="0.219cm"><text:p/></draw:line><draw:line text:anchor-type="paragraph" draw:z-index="139" draw:name="Shape8" draw:style-name="gr1" draw:text-style-name="P389" svg:x1="7.273cm" svg:y1="0.219cm" svg:x2="7.356cm" svg:y2="0.219cm"><text:p/></draw:line><draw:line text:anchor-type="paragraph" draw:z-index="140" draw:name="Shape9" draw:style-name="gr1" draw:text-style-name="P389" svg:x1="8.717cm" svg:y1="0.055cm" svg:x2="9.064cm" svg:y2="0.219cm"><text:p/></draw:line><draw:line text:anchor-type="paragraph" draw:z-index="141" draw:name="Shape17" draw:style-name="gr1" draw:text-style-name="P389" svg:x1="9.065cm" svg:y1="0.219cm" svg:x2="8.744cm" svg:y2="0.394cm"><text:p/></draw:line><text:span text:style-name="T180"><text:tab/> </text:span><text:span text:style-name="T130"><text:s/></text:span><text:span text:style-name="T127">EvaluateProjectInfo</text:span><text:span text:style-name="T131"><text:tab/><text:tab/><text:tab/><text:tab/><text:tab/></text:span><text:span text:style-name="T180"> </text:span><text:span text:style-name="T127"><text:s/>BusinessPrincipalEvaluate</text:span></text:p>
      <text:p text:style-name="P376"/>
      <text:p text:style-name="P367"><text:span text:style-name="T144"><text:tab/><text:tab/><text:tab/><text:tab/> <text:s text:c="2"/><text:tab/> <text:s text:c="9"/></text:span><text:span text:style-name="T143">1-N</text:span></text:p>
      <text:p text:style-name="P374"><draw:line text:anchor-type="paragraph" draw:z-index="142" draw:name="Shape7" draw:style-name="gr1" draw:text-style-name="P389" svg:x1="6.401cm" svg:y1="0.219cm" svg:x2="9.064cm" svg:y2="0.219cm"><text:p/></draw:line><draw:line text:anchor-type="paragraph" draw:z-index="143" draw:name="Shape8" draw:style-name="gr1" draw:text-style-name="P389" svg:x1="7.273cm" svg:y1="0.219cm" svg:x2="7.356cm" svg:y2="0.219cm"><text:p/></draw:line><draw:line text:anchor-type="paragraph" draw:z-index="144" draw:name="Shape9" draw:style-name="gr1" draw:text-style-name="P389" svg:x1="8.717cm" svg:y1="0.055cm" svg:x2="9.064cm" svg:y2="0.219cm"><text:p/></draw:line><draw:line text:anchor-type="paragraph" draw:z-index="145" draw:name="Shape17" draw:style-name="gr1" draw:text-style-name="P389" svg:x1="9.065cm" svg:y1="0.219cm" svg:x2="8.744cm" svg:y2="0.394cm"><text:p/></draw:line><text:span text:style-name="T180"><text:tab/> </text:span><text:span text:style-name="T130"><text:s/></text:span><text:span text:style-name="T127">EvaluateProjectInfo</text:span><text:span text:style-name="T131"><text:tab/><text:tab/><text:tab/><text:tab/><text:tab/></text:span><text:span text:style-name="T180"> </text:span><text:span text:style-name="T127"><text:s/>FrontlineEvaluate</text:span></text:p>
      <text:p text:style-name="P369"/>
      <text:p text:style-name="P367"><text:span text:style-name="T144"><text:tab/><text:tab/><text:tab/><text:tab/> <text:s text:c="2"/><text:tab/> <text:s text:c="9"/></text:span><text:span text:style-name="T143">1-N</text:span></text:p>
      <text:p text:style-name="P374"><draw:line text:anchor-type="paragraph" draw:z-index="146" draw:name="Shape7" draw:style-name="gr1" draw:text-style-name="P389" svg:x1="6.401cm" svg:y1="0.219cm" svg:x2="9.064cm" svg:y2="0.219cm"><text:p/></draw:line><draw:line text:anchor-type="paragraph" draw:z-index="147" draw:name="Shape8" draw:style-name="gr1" draw:text-style-name="P389" svg:x1="7.273cm" svg:y1="0.219cm" svg:x2="7.356cm" svg:y2="0.219cm"><text:p/></draw:line><draw:line text:anchor-type="paragraph" draw:z-index="148" draw:name="Shape9" draw:style-name="gr1" draw:text-style-name="P389" svg:x1="8.717cm" svg:y1="0.055cm" svg:x2="9.064cm" svg:y2="0.219cm"><text:p/></draw:line><draw:line text:anchor-type="paragraph" draw:z-index="149" draw:name="Shape17" draw:style-name="gr1" draw:text-style-name="P389" svg:x1="9.065cm" svg:y1="0.219cm" svg:x2="8.744cm" svg:y2="0.394cm"><text:p/></draw:line><text:span text:style-name="T130"><text:tab/> <text:s/></text:span><text:span text:style-name="T127">EvaluateProjectInfo</text:span><text:span text:style-name="T131"><text:tab/><text:tab/><text:tab/><text:tab/><text:tab/></text:span><text:span text:style-name="T130"> </text:span><text:span text:style-name="T127"><text:s/>ProjectPrincipalEvaluate</text:span></text:p>
      <text:p text:style-name="P376"/>
      <text:p text:style-name="P367"><text:span text:style-name="T144"><text:tab/><text:tab/><text:tab/><text:tab/> <text:s text:c="3"/></text:span><text:span text:style-name="T143">1-N</text:span></text:p>
      <text:p text:style-name="P366"><draw:line text:anchor-type="paragraph" draw:z-index="150" draw:name="Shape7" draw:style-name="gr1" draw:text-style-name="P389" svg:x1="4.692cm" svg:y1="0.219cm" svg:x2="7.355cm" svg:y2="0.219cm"><text:p/></draw:line><draw:line text:anchor-type="paragraph" draw:z-index="151" draw:name="Shape8" draw:style-name="gr1" draw:text-style-name="P389" svg:x1="7.273cm" svg:y1="0.219cm" svg:x2="7.356cm" svg:y2="0.219cm"><text:p/></draw:line><draw:line text:anchor-type="paragraph" draw:z-index="152" draw:name="Shape9" draw:style-name="gr1" draw:text-style-name="P389" svg:x1="7.008cm" svg:y1="0.055cm" svg:x2="7.355cm" svg:y2="0.219cm"><text:p/></draw:line><draw:line text:anchor-type="paragraph" draw:z-index="153" draw:name="Shape10" draw:style-name="gr1" draw:text-style-name="P389" svg:x1="7.355cm" svg:y1="0.219cm" svg:x2="7.073cm" svg:y2="0.434cm"><text:p/></draw:line><text:span text:style-name="T145"><text:tab/> </text:span><text:span text:style-name="T138"><text:s/></text:span>CusPermission<text:span text:style-name="T145"> <text:s text:c="3"/><text:tab/><text:tab/><text:tab/> </text:span>CusPermissionOperate</text:p>
      <text:p text:style-name="P369"><text:tab/><text:tab/><text:tab/><text:tab/><text:tab/><text:tab/></text:p>
      <text:p text:style-name="P365"/>
      <text:p text:style-name="P355"><text:span text:style-name="T121"><text:s text:c="4"/>10.4</text:span>思路</text:p>
      <text:p text:style-name="P382"><text:span text:style-name="T8"><text:tab/></text:span><text:span text:style-name="T71">10</text:span><text:span text:style-name="T9">.</text:span><text:span text:style-name="T10">4.1 </text:span><text:span text:style-name="T43">项目基本信息为简单增删改查</text:span></text:p>
      <text:p text:style-name="P385"><text:span text:style-name="T157"><text:tab/>10</text:span>.4.<text:span text:style-name="T155">2</text:span> 根据项目补充对应的项目成本（需求成本、劳动成本、其他成本）、项目金额、项目费用、项目评价（商务<text:tab/><text:tab/><text:tab/>负责人评价、一线体系评价、项目负责人评价）、能力成长...等 一多关系信息</text:p>
      <text:p text:style-name="P385"><text:span text:style-name="T157"><text:tab/>10</text:span>.4.<text:span text:style-name="T181">3</text:span> <text:span text:style-name="T183">商务评估汇总</text:span><text:span text:style-name="T184">表为定时器规则表，根据对应的</text:span><text:span text:style-name="T185">的规则进行定时汇总。</text:span></text:p>
      <text:p text:style-name="P385"><text:span text:style-name="T155"><text:tab/>10</text:span>.4.<text:span text:style-name="T187">4</text:span>最后加上设置权限，权限的操作对象是由组织结构而来。</text:p>
      <text:p text:style-name="P385"/>
      <text:p text:style-name="P385"/>
      <text:p text:style-name="P385"/>
      <text:p text:style-name="P385"/>
      <text:p text:style-name="P380"><text:span text:style-name="T162">十一、竞争对手管理</text:span>（<text:span text:style-name="T188">competitormanage</text:span>）思路文档</text:p>
      <text:p text:style-name="P380"/>
      <text:p text:style-name="P380"><text:span text:style-name="T119"><text:s text:c="3"/>11.1 </text:span>模块名</text:p>
      <text:p text:style-name="P380"><text:s text:c="10"/><text:span text:style-name="T162">竞争对手管理</text:span></text:p>
      <text:p text:style-name="P380"><text:span text:style-name="T119"><text:s text:c="3"/>11.2 </text:span>goddess对应的模块名</text:p>
      <text:p text:style-name="P380"><text:tab/> <text:s text:c="2"/><text:span text:style-name="T188">competitormanage</text:span>,<text:span text:style-name="T188">competitormanage-api,</text:span></text:p>
      <text:p text:style-name="P380"><text:tab/> <text:s text:c="2"/><text:span text:style-name="T188">competitormanage</text:span>-consumer,<text:span text:style-name="T188">competitormanage</text:span>-provider</text:p>
      <text:p text:style-name="P381"><text:s text:c="3"/><text:span text:style-name="T189">11</text:span>.3 表关联</text:p>
      <text:p text:style-name="P383"><text:span text:style-name="T50"><text:tab/> <text:s/></text:span><text:span text:style-name="T99">1</text:span><text:span text:style-name="T51">.</text:span><text:span text:style-name="T44">Competitor</text:span><text:span text:style-name="T51">：</text:span><text:span text:style-name="T52">竞争对手信息</text:span><text:span text:style-name="T51">表</text:span></text:p>
      <text:p text:style-name="P383"><text:span text:style-name="T50"><text:tab/> <text:s/></text:span><text:span text:style-name="T100">2</text:span><text:span text:style-name="T51">.</text:span><text:span text:style-name="T44">CompetitorCollect</text:span><text:span text:style-name="T51">：</text:span><text:span text:style-name="T53">竞争对手汇总</text:span><text:span text:style-name="T51">表</text:span></text:p>
      <text:p text:style-name="P382"><text:span text:style-name="T2"><text:tab/> <text:s/></text:span><text:span text:style-name="T95">3</text:span><text:span text:style-name="T7">.</text:span><text:span text:style-name="T4">CusPermission</text:span><text:span text:style-name="T7">：</text:span><text:span text:style-name="T8">客户权限设置</text:span><text:span text:style-name="T7">表</text:span></text:p>
      <text:p text:style-name="P382"><text:span text:style-name="T49"><text:tab/> <text:s/></text:span><text:span text:style-name="T109">4</text:span><text:span text:style-name="T47">.CusPermissionOperate：</text:span><text:span text:style-name="T48">客户权限操作表</text:span></text:p>
      <text:p text:style-name="P370"/>
      <text:p text:style-name="P354"/>
      <text:p text:style-name="P355"><text:tab/>关系：</text:p>
      <text:p text:style-name="P369"><text:tab/><text:tab/><text:tab/><text:tab/><text:tab/></text:p>
      <text:p text:style-name="P367"><text:span text:style-name="T144"><text:tab/><text:tab/><text:tab/><text:tab/> <text:s text:c="3"/></text:span><text:span text:style-name="T143">1-N</text:span></text:p>
      <text:p text:style-name="P364"><draw:line text:anchor-type="paragraph" draw:z-index="158" draw:name="Shape7" draw:style-name="gr1" draw:text-style-name="P389" svg:x1="4.692cm" svg:y1="0.219cm" svg:x2="7.355cm" svg:y2="0.219cm"><text:p/></draw:line><draw:line text:anchor-type="paragraph" draw:z-index="159" draw:name="Shape8" draw:style-name="gr1" draw:text-style-name="P389" svg:x1="7.273cm" svg:y1="0.219cm" svg:x2="7.356cm" svg:y2="0.219cm"><text:p/></draw:line><draw:line text:anchor-type="paragraph" draw:z-index="160" draw:name="Shape9" draw:style-name="gr1" draw:text-style-name="P389" svg:x1="7.008cm" svg:y1="0.055cm" svg:x2="7.355cm" svg:y2="0.219cm"><text:p/></draw:line><draw:line text:anchor-type="paragraph" draw:z-index="161" draw:name="Shape10" draw:style-name="gr1" draw:text-style-name="P389" svg:x1="7.355cm" svg:y1="0.219cm" svg:x2="7.073cm" svg:y2="0.434cm"><text:p/></draw:line><text:span text:style-name="T145"><text:tab/> </text:span><text:span text:style-name="T138"><text:s/></text:span><text:span text:style-name="T179">Competitor</text:span><text:span text:style-name="T145"> <text:s text:c="3"/><text:tab/><text:tab/><text:tab/> </text:span><text:span text:style-name="T146"><text:s/></text:span><text:span text:style-name="T136"><text:s/></text:span><text:span text:style-name="T179">CompetitorCollect</text:span></text:p>
      <text:p text:style-name="P369"><text:tab/><text:tab/><text:tab/><text:tab/><text:tab/><text:tab/></text:p>
      <text:p text:style-name="P367"><text:span text:style-name="T144"><text:tab/><text:tab/><text:tab/><text:tab/> <text:s/><text:tab/> </text:span><text:span text:style-name="T143">1-N</text:span></text:p>
      <text:p text:style-name="P364"><draw:line text:anchor-type="paragraph" draw:z-index="162" draw:name="Shape7" draw:style-name="gr1" draw:text-style-name="P389" svg:x1="5.262cm" svg:y1="0.219cm" svg:x2="7.925cm" svg:y2="0.219cm"><text:p/></draw:line><draw:line text:anchor-type="paragraph" draw:z-index="163" draw:name="Shape8" draw:style-name="gr1" draw:text-style-name="P389" svg:x1="7.273cm" svg:y1="0.219cm" svg:x2="7.356cm" svg:y2="0.219cm"><text:p/></draw:line><draw:line text:anchor-type="paragraph" draw:z-index="164" draw:name="Shape9" draw:style-name="gr1" draw:text-style-name="P389" svg:x1="7.678cm" svg:y1="0.055cm" svg:x2="8.025cm" svg:y2="0.219cm"><text:p/></draw:line><draw:line text:anchor-type="paragraph" draw:z-index="165" draw:name="Shape17" draw:style-name="gr1" draw:text-style-name="P389" svg:x1="8cm" svg:y1="0.219cm" svg:x2="7.679cm" svg:y2="0.394cm"><text:p/></draw:line><text:span text:style-name="T138"><text:tab/> <text:s/></text:span><text:span text:style-name="T179">CusPermission</text:span><text:span text:style-name="T129"><text:tab/><text:tab/><text:tab/><text:tab/></text:span><text:span text:style-name="T138"> </text:span><text:span text:style-name="T136"><text:s/></text:span><text:span text:style-name="T179">CusPermissionOperate</text:span></text:p>
      <text:p text:style-name="P376"/>
      <text:p text:style-name="P369"><text:soft-page-break/><text:tab/><text:tab/><text:tab/></text:p>
      <text:p text:style-name="P355"><text:span text:style-name="T121"><text:s text:c="4"/>11.4</text:span>思路</text:p>
      <text:p text:style-name="P382"><text:span text:style-name="T8"><text:tab/></text:span><text:span text:style-name="T64">1</text:span><text:span text:style-name="T72">1</text:span><text:span text:style-name="T9">.</text:span><text:span text:style-name="T10">4.1 </text:span><text:span text:style-name="T43">竞争对手为简单的增删改查及导入导出excel</text:span></text:p>
      <text:p text:style-name="P385"><text:span text:style-name="T157"><text:tab/>11</text:span>.4.<text:span text:style-name="T155">2</text:span><text:span text:style-name="T186">竞争对手汇总</text:span><text:span text:style-name="T184">表为定时器规则表，根据对应的</text:span><text:span text:style-name="T185">的规则进行定时汇总。</text:span></text:p>
      <text:p text:style-name="P385"><text:span text:style-name="T155"><text:tab/>11</text:span>.4.<text:span text:style-name="T191">3</text:span>最后加上设置权限，权限的操作对象是由组织结构而来。</text:p>
      <text:p text:style-name="P385"/>
      <text:p text:style-name="P385"/>
      <text:p text:style-name="P385"/>
      <text:p text:style-name="P380"><text:span text:style-name="T162">十二、商务洽谈</text:span>（<text:span text:style-name="T190">contractcommunicat</text:span>）思路文档</text:p>
      <text:p text:style-name="P380"/>
      <text:p text:style-name="P380"><text:span text:style-name="T119"><text:s text:c="3"/>12.1 </text:span>模块名</text:p>
      <text:p text:style-name="P380"><text:s text:c="10"/><text:span text:style-name="T162">商务洽谈</text:span></text:p>
      <text:p text:style-name="P380"><text:span text:style-name="T119"><text:s text:c="3"/>12.2 </text:span>goddess对应的模块名</text:p>
      <text:p text:style-name="P380"><text:tab/> <text:s text:c="2"/><text:span text:style-name="T190">contractcommunicat</text:span>,<text:span text:style-name="T190">contractcommunicat-api,</text:span></text:p>
      <text:p text:style-name="P380"><text:tab/> <text:s text:c="2"/><text:span text:style-name="T190">contractcommunicat</text:span>-consumer,<text:span text:style-name="T190">contractcommunicat</text:span>-provider</text:p>
      <text:p text:style-name="P381"><text:s text:c="3"/><text:span text:style-name="T189">12</text:span>.3 表关联</text:p>
      <text:p text:style-name="P383"><text:span text:style-name="T50"><text:tab/> <text:s/></text:span><text:span text:style-name="T99">1</text:span><text:span text:style-name="T51">.</text:span><text:span text:style-name="T45">ProjectContract</text:span><text:span text:style-name="T51">：</text:span><text:span text:style-name="T54">项目承包洽谈</text:span><text:span text:style-name="T51">表</text:span></text:p>
      <text:p text:style-name="P383"><text:span text:style-name="T50"><text:tab/> <text:s/></text:span><text:span text:style-name="T100">2</text:span><text:span text:style-name="T51">.</text:span><text:span text:style-name="T45">ProjectOutsourcing</text:span><text:span text:style-name="T51">：</text:span><text:span text:style-name="T53">项目外包洽谈</text:span><text:span text:style-name="T51">表</text:span></text:p>
      <text:p text:style-name="P382"><text:span text:style-name="T2"><text:tab/> <text:s/></text:span><text:span text:style-name="T96">3</text:span><text:span text:style-name="T7">.</text:span><text:span text:style-name="T4">CusPermission</text:span><text:span text:style-name="T7">：</text:span><text:span text:style-name="T8">客户权限设置</text:span><text:span text:style-name="T7">表</text:span></text:p>
      <text:p text:style-name="P382"><text:span text:style-name="T49"><text:tab/> <text:s/></text:span><text:span text:style-name="T110">4</text:span><text:span text:style-name="T47">.CusPermissionOperate：</text:span><text:span text:style-name="T48">客户权限操作表</text:span></text:p>
      <text:p text:style-name="P372"/>
      <text:p text:style-name="P370"/>
      <text:p text:style-name="P354"/>
      <text:p text:style-name="P355"><text:tab/>关系：</text:p>
      <text:p text:style-name="P369"><text:tab/><text:tab/><text:tab/><text:tab/><text:tab/></text:p>
      <text:p text:style-name="P369"/>
      <text:p text:style-name="P367"><text:span text:style-name="T144"><text:tab/><text:tab/><text:tab/><text:tab/> <text:s/><text:tab/> </text:span><text:span text:style-name="T143">1-N</text:span></text:p>
      <text:p text:style-name="P364"><draw:line text:anchor-type="paragraph" draw:z-index="166" draw:name="Shape7" draw:style-name="gr1" draw:text-style-name="P389" svg:x1="5.262cm" svg:y1="0.219cm" svg:x2="7.925cm" svg:y2="0.219cm"><text:p/></draw:line><draw:line text:anchor-type="paragraph" draw:z-index="167" draw:name="Shape8" draw:style-name="gr1" draw:text-style-name="P389" svg:x1="7.273cm" svg:y1="0.219cm" svg:x2="7.356cm" svg:y2="0.219cm"><text:p/></draw:line><draw:line text:anchor-type="paragraph" draw:z-index="168" draw:name="Shape9" draw:style-name="gr1" draw:text-style-name="P389" svg:x1="7.678cm" svg:y1="0.055cm" svg:x2="8.025cm" svg:y2="0.219cm"><text:p/></draw:line><draw:line text:anchor-type="paragraph" draw:z-index="169" draw:name="Shape17" draw:style-name="gr1" draw:text-style-name="P389" svg:x1="8cm" svg:y1="0.219cm" svg:x2="7.679cm" svg:y2="0.394cm"><text:p/></draw:line><text:span text:style-name="T138"><text:tab/> <text:s/></text:span><text:span text:style-name="T179">CusPermission</text:span><text:span text:style-name="T129"><text:tab/><text:tab/><text:tab/><text:tab/></text:span><text:span text:style-name="T138"> </text:span><text:span text:style-name="T136"><text:s/></text:span><text:span text:style-name="T179">CusPermissionOperate</text:span></text:p>
      <text:p text:style-name="P376"/>
      <text:p text:style-name="P369"><text:tab/><text:tab/><text:tab/></text:p>
      <text:p text:style-name="P355"><text:span text:style-name="T121"><text:s text:c="4"/>12.4</text:span>思路</text:p>
      <text:p text:style-name="P382"><text:span text:style-name="T8"><text:tab/></text:span><text:span text:style-name="T64">1</text:span><text:span text:style-name="T65">1</text:span><text:span text:style-name="T9">.</text:span><text:span text:style-name="T10">4.1 项目承包洽谈和外包洽谈</text:span><text:span text:style-name="T43">为简单的增删改查及导入导出excel</text:span></text:p>
      <text:p text:style-name="P385"><text:span text:style-name="T155"><text:tab/>11.4.2最后加上设置权限，权限的操作对象是由组织结构而来。</text:span></text:p>
      <text:p text:style-name="P385"/>
      <text:p text:style-name="P385"/>
      <text:p text:style-name="P357"><text:s text:c="4"/>12.5反馈待完成：</text:p>
      <text:p text:style-name="P355"><text:tab/><text:span text:style-name="T206">12.5.1 添加定时器汇总功能尚未添加，即定时器每10s(暂定) 检查是否距离上一次发送时间是否大于发送间隔规则，</text:span></text:p>
      <text:p text:style-name="P388"><text:span text:style-name="T165">如果大于，则发送对应的汇总信息于制定的邮件当中，参考竞争对手管理(CompetitorCollectSerImpl→</text:span><text:span text:style-name="T125">sendCollectEmail</text:span><text:span text:style-name="T133">()</text:span><text:span text:style-name="T165">）。</text:span></text:p>
      <text:p text:style-name="P385"/>
      <text:p text:style-name="P380"><text:span text:style-name="T162">十三、进度管理</text:span>（<text:span text:style-name="T193">progressmanage</text:span>）思路文档</text:p>
      <text:p text:style-name="P380"/>
      <text:p text:style-name="P380"><text:span text:style-name="T119"><text:s text:c="3"/>13.1 </text:span>模块名</text:p>
      <text:p text:style-name="P380"><text:s text:c="10"/><text:span text:style-name="T162">进度管理</text:span></text:p>
      <text:p text:style-name="P380"><text:span text:style-name="T119"><text:s text:c="3"/>13.2 </text:span>goddess对应的模块名</text:p>
      <text:p text:style-name="P380"><text:tab/> <text:s text:c="2"/><text:span text:style-name="T193">progressmanage</text:span>,<text:span text:style-name="T193">progressmanage-api,</text:span></text:p>
      <text:p text:style-name="P380"><text:tab/> <text:s text:c="2"/><text:span text:style-name="T193">progressmanage</text:span>-consumer,<text:span text:style-name="T193">progressmanage</text:span>-provider</text:p>
      <text:p text:style-name="P381"><text:s text:c="3"/><text:span text:style-name="T189">13</text:span>.3 表关联</text:p>
      <text:p text:style-name="P383"><text:span text:style-name="T50"><text:tab/> <text:s/></text:span><text:span text:style-name="T99">1</text:span><text:span text:style-name="T51">.</text:span><text:span text:style-name="T45">ProjectInfo</text:span><text:span text:style-name="T51">：</text:span><text:span text:style-name="T54">项目信息</text:span><text:span text:style-name="T51">表</text:span></text:p>
      <text:p text:style-name="P383"><text:span text:style-name="T50"><text:tab/> <text:s/></text:span><text:span text:style-name="T100">2</text:span><text:span text:style-name="T51">.</text:span><text:span text:style-name="T45">ProgressTable</text:span><text:span text:style-name="T51">：</text:span><text:span text:style-name="T53">项目进度表</text:span></text:p>
      <text:p text:style-name="P383"><text:span text:style-name="T50"><text:tab/> <text:s/></text:span><text:span text:style-name="T101">3</text:span><text:span text:style-name="T51">.</text:span><text:span text:style-name="T45">TableHead</text:span><text:span text:style-name="T51">：</text:span><text:span text:style-name="T55">进度表头表</text:span></text:p>
      <text:p text:style-name="P383"><text:span text:style-name="T50"><text:tab/> <text:s/></text:span><text:span text:style-name="T102">4</text:span><text:span text:style-name="T51">.</text:span><text:span text:style-name="T45">TableHeadValue</text:span><text:span text:style-name="T51">：</text:span><text:span text:style-name="T54">进度表头对应值</text:span><text:span text:style-name="T51">表</text:span></text:p>
      <text:p text:style-name="P383"><text:span text:style-name="T50"><text:tab/> <text:s/></text:span><text:span text:style-name="T102">5</text:span><text:span text:style-name="T51">.</text:span><text:span text:style-name="T45">TableHeadRowSign</text:span><text:span text:style-name="T51">：进度表头对应值对应行标记</text:span><text:span text:style-name="T53">表</text:span></text:p>
      <text:p text:style-name="P383"><text:span text:style-name="T55"><text:tab/> <text:s/></text:span><text:span text:style-name="T102">6</text:span><text:span text:style-name="T51">.</text:span><text:span text:style-name="T45">ProgressNode</text:span><text:span text:style-name="T51">：进度节点</text:span><text:span text:style-name="T55">表</text:span></text:p>
      <text:p text:style-name="P383"><text:span text:style-name="T55"><text:tab/> <text:s/></text:span><text:span text:style-name="T103">7</text:span><text:span text:style-name="T51">.</text:span><text:span text:style-name="T45">NodeHead</text:span><text:span text:style-name="T51">：进度节点表头</text:span><text:span text:style-name="T55">表</text:span></text:p>
      <text:p text:style-name="P383"><text:span text:style-name="T50"><text:tab/> <text:s/></text:span><text:span text:style-name="T103">8</text:span><text:span text:style-name="T51">.</text:span><text:span text:style-name="T45">NodeHeadValue</text:span><text:span text:style-name="T51">：</text:span><text:span text:style-name="T56">节点表头</text:span><text:span text:style-name="T54">对应值</text:span><text:span text:style-name="T51">表</text:span></text:p>
      <text:p text:style-name="P383"><text:span text:style-name="T50"><text:tab/> <text:s/></text:span><text:span text:style-name="T103">9</text:span><text:span text:style-name="T51">.</text:span><text:span text:style-name="T45">NodeHeadRowSign</text:span><text:span text:style-name="T51">：节点表头对应值对应行标记</text:span><text:span text:style-name="T53">表</text:span></text:p>
      <text:p text:style-name="P383"><text:span text:style-name="T55"><text:tab/> <text:s/></text:span><text:span text:style-name="T103">10</text:span><text:span text:style-name="T51">.</text:span><text:span text:style-name="T45">TaskReceive</text:span><text:span text:style-name="T51">：</text:span><text:span text:style-name="T57">任务接收</text:span><text:span text:style-name="T55">表</text:span></text:p>
      <text:p text:style-name="P373"/>
      <text:p text:style-name="P372"/>
      <text:p text:style-name="P370"/>
      <text:p text:style-name="P354"><text:soft-page-break/></text:p>
      <text:p text:style-name="P355"><text:tab/>关系：</text:p>
      <text:p text:style-name="P369"><text:tab/><text:tab/><text:tab/><text:tab/><text:tab/></text:p>
      <text:p text:style-name="P369"/>
      <text:p text:style-name="P367"><text:span text:style-name="T144"><text:tab/><text:tab/><text:tab/><text:tab/> <text:s/><text:tab/> </text:span><text:span text:style-name="T143">1-N</text:span></text:p>
      <text:p text:style-name="P374"><draw:line text:anchor-type="paragraph" draw:z-index="170" draw:name="Shape7" draw:style-name="gr1" draw:text-style-name="P389" svg:x1="5.262cm" svg:y1="0.219cm" svg:x2="7.925cm" svg:y2="0.219cm"><text:p/></draw:line><draw:line text:anchor-type="paragraph" draw:z-index="171" draw:name="Shape8" draw:style-name="gr1" draw:text-style-name="P389" svg:x1="7.273cm" svg:y1="0.219cm" svg:x2="7.356cm" svg:y2="0.219cm"><text:p/></draw:line><draw:line text:anchor-type="paragraph" draw:z-index="172" draw:name="Shape9" draw:style-name="gr1" draw:text-style-name="P389" svg:x1="7.678cm" svg:y1="0.055cm" svg:x2="8.025cm" svg:y2="0.219cm"><text:p/></draw:line><draw:line text:anchor-type="paragraph" draw:z-index="173" draw:name="Shape17" draw:style-name="gr1" draw:text-style-name="P389" svg:x1="8cm" svg:y1="0.219cm" svg:x2="7.679cm" svg:y2="0.394cm"><text:p/></draw:line><text:span text:style-name="T139"><text:tab/> <text:s/></text:span><text:span text:style-name="T178">ProjectInfo</text:span><text:span text:style-name="T131"><text:tab/><text:tab/><text:tab/><text:tab/><text:tab/></text:span><text:span text:style-name="T139"> </text:span><text:span text:style-name="T126">ProgressTable</text:span></text:p>
      <text:p text:style-name="P377"/>
      <text:p text:style-name="P367"><text:span text:style-name="T144"><text:tab/><text:tab/><text:tab/><text:tab/> <text:s/><text:tab/> </text:span><text:span text:style-name="T143">1-N</text:span></text:p>
      <text:p text:style-name="P374"><draw:line text:anchor-type="paragraph" draw:z-index="174" draw:name="Shape7" draw:style-name="gr1" draw:text-style-name="P389" svg:x1="5.262cm" svg:y1="0.219cm" svg:x2="7.925cm" svg:y2="0.219cm"><text:p/></draw:line><draw:line text:anchor-type="paragraph" draw:z-index="175" draw:name="Shape8" draw:style-name="gr1" draw:text-style-name="P389" svg:x1="7.273cm" svg:y1="0.219cm" svg:x2="7.356cm" svg:y2="0.219cm"><text:p/></draw:line><draw:line text:anchor-type="paragraph" draw:z-index="176" draw:name="Shape9" draw:style-name="gr1" draw:text-style-name="P389" svg:x1="7.678cm" svg:y1="0.055cm" svg:x2="8.025cm" svg:y2="0.219cm"><text:p/></draw:line><draw:line text:anchor-type="paragraph" draw:z-index="177" draw:name="Shape17" draw:style-name="gr1" draw:text-style-name="P389" svg:x1="8cm" svg:y1="0.219cm" svg:x2="7.679cm" svg:y2="0.394cm"><text:p/></draw:line><text:span text:style-name="T130"><text:tab/> <text:s/></text:span><text:span text:style-name="T127">ProgressTable</text:span><text:span text:style-name="T131"><text:tab/><text:tab/><text:tab/><text:tab/></text:span><text:span text:style-name="T130"> </text:span><text:span text:style-name="T127">ProgressNode</text:span></text:p>
      <text:p text:style-name="P376"/>
      <text:p text:style-name="P367"><text:span text:style-name="T144"><text:tab/><text:tab/><text:tab/><text:tab/> <text:s/><text:tab/> </text:span><text:span text:style-name="T143">1-N</text:span></text:p>
      <text:p text:style-name="P374"><draw:line text:anchor-type="paragraph" draw:z-index="178" draw:name="Shape7" draw:style-name="gr1" draw:text-style-name="P389" svg:x1="5.262cm" svg:y1="0.219cm" svg:x2="7.925cm" svg:y2="0.219cm"><text:p/></draw:line><draw:line text:anchor-type="paragraph" draw:z-index="179" draw:name="Shape8" draw:style-name="gr1" draw:text-style-name="P389" svg:x1="7.273cm" svg:y1="0.219cm" svg:x2="7.356cm" svg:y2="0.219cm"><text:p/></draw:line><draw:line text:anchor-type="paragraph" draw:z-index="180" draw:name="Shape9" draw:style-name="gr1" draw:text-style-name="P389" svg:x1="7.678cm" svg:y1="0.055cm" svg:x2="8.025cm" svg:y2="0.219cm"><text:p/></draw:line><draw:line text:anchor-type="paragraph" draw:z-index="181" draw:name="Shape17" draw:style-name="gr1" draw:text-style-name="P389" svg:x1="8cm" svg:y1="0.219cm" svg:x2="7.679cm" svg:y2="0.394cm"><text:p/></draw:line><text:span text:style-name="T130"><text:tab/> <text:s/></text:span><text:span text:style-name="T127">ProgressTable</text:span><text:span text:style-name="T131"><text:tab/><text:tab/><text:tab/><text:tab/> </text:span><text:span text:style-name="T127">TableHead</text:span></text:p>
      <text:p text:style-name="P377"/>
      <text:p text:style-name="P367"><text:span text:style-name="T144"><text:tab/><text:tab/><text:tab/><text:tab/> <text:s/><text:tab/> </text:span><text:span text:style-name="T143">1-N</text:span></text:p>
      <text:p text:style-name="P374"><draw:line text:anchor-type="paragraph" draw:z-index="182" draw:name="Shape7" draw:style-name="gr1" draw:text-style-name="P389" svg:x1="5.262cm" svg:y1="0.219cm" svg:x2="7.925cm" svg:y2="0.219cm"><text:p/></draw:line><draw:line text:anchor-type="paragraph" draw:z-index="183" draw:name="Shape8" draw:style-name="gr1" draw:text-style-name="P389" svg:x1="7.273cm" svg:y1="0.219cm" svg:x2="7.356cm" svg:y2="0.219cm"><text:p/></draw:line><draw:line text:anchor-type="paragraph" draw:z-index="184" draw:name="Shape9" draw:style-name="gr1" draw:text-style-name="P389" svg:x1="7.678cm" svg:y1="0.055cm" svg:x2="8.025cm" svg:y2="0.219cm"><text:p/></draw:line><draw:line text:anchor-type="paragraph" draw:z-index="185" draw:name="Shape17" draw:style-name="gr1" draw:text-style-name="P389" svg:x1="8cm" svg:y1="0.219cm" svg:x2="7.679cm" svg:y2="0.394cm"><text:p/></draw:line><text:span text:style-name="T130"><text:tab/> <text:s/></text:span><text:span text:style-name="T127">TableHead</text:span><text:span text:style-name="T131"><text:tab/><text:tab/><text:tab/><text:tab/><text:tab/></text:span><text:span text:style-name="T130"> </text:span><text:span text:style-name="T127">TableHeadValue</text:span></text:p>
      <text:p text:style-name="P376"/>
      <text:p text:style-name="P367"><text:span text:style-name="T144"><text:tab/><text:tab/><text:tab/><text:tab/> <text:s/><text:tab/> </text:span><text:span text:style-name="T143">1-N</text:span></text:p>
      <text:p text:style-name="P374"><draw:line text:anchor-type="paragraph" draw:z-index="186" draw:name="Shape7" draw:style-name="gr1" draw:text-style-name="P389" svg:x1="5.262cm" svg:y1="0.219cm" svg:x2="7.925cm" svg:y2="0.219cm"><text:p/></draw:line><draw:line text:anchor-type="paragraph" draw:z-index="187" draw:name="Shape8" draw:style-name="gr1" draw:text-style-name="P389" svg:x1="7.273cm" svg:y1="0.219cm" svg:x2="7.356cm" svg:y2="0.219cm"><text:p/></draw:line><draw:line text:anchor-type="paragraph" draw:z-index="188" draw:name="Shape9" draw:style-name="gr1" draw:text-style-name="P389" svg:x1="7.678cm" svg:y1="0.055cm" svg:x2="8.025cm" svg:y2="0.219cm"><text:p/></draw:line><draw:line text:anchor-type="paragraph" draw:z-index="189" draw:name="Shape17" draw:style-name="gr1" draw:text-style-name="P389" svg:x1="8cm" svg:y1="0.219cm" svg:x2="7.679cm" svg:y2="0.394cm"><text:p/></draw:line><text:span text:style-name="T130"><text:tab/> <text:s/></text:span><text:span text:style-name="T127">TableHeadRowSign</text:span><text:span text:style-name="T131"><text:tab/><text:tab/><text:tab/><text:tab/> <text:s/></text:span><text:span text:style-name="T127">TableHeadValue</text:span></text:p>
      <text:p text:style-name="P376"/>
      <text:p text:style-name="P374"><text:span text:style-name="T150"><text:tab/><text:tab/><text:tab/><text:tab/><text:tab/> <text:s/></text:span><text:span text:style-name="T116">1-N</text:span></text:p>
      <text:p text:style-name="P374"><draw:line text:anchor-type="paragraph" draw:z-index="190" draw:name="Shape7" draw:style-name="gr1" draw:text-style-name="P389" svg:x1="5.262cm" svg:y1="0.219cm" svg:x2="7.925cm" svg:y2="0.219cm"><text:p/></draw:line><draw:line text:anchor-type="paragraph" draw:z-index="191" draw:name="Shape8" draw:style-name="gr1" draw:text-style-name="P389" svg:x1="7.273cm" svg:y1="0.219cm" svg:x2="7.356cm" svg:y2="0.219cm"><text:p/></draw:line><draw:line text:anchor-type="paragraph" draw:z-index="192" draw:name="Shape9" draw:style-name="gr1" draw:text-style-name="P389" svg:x1="7.678cm" svg:y1="0.055cm" svg:x2="8.025cm" svg:y2="0.219cm"><text:p/></draw:line><draw:line text:anchor-type="paragraph" draw:z-index="193" draw:name="Shape17" draw:style-name="gr1" draw:text-style-name="P389" svg:x1="8cm" svg:y1="0.219cm" svg:x2="7.679cm" svg:y2="0.394cm"><text:p/></draw:line><text:span text:style-name="T130"><text:tab/> <text:s/></text:span><text:span text:style-name="T127">ProgressNode</text:span><text:span text:style-name="T131"><text:tab/><text:tab/><text:tab/><text:tab/> </text:span><text:span text:style-name="T127"><text:s/></text:span><text:span text:style-name="T178">NodeHead</text:span></text:p>
      <text:p text:style-name="P377"/>
      <text:p text:style-name="P367"><text:span text:style-name="T144"><text:tab/><text:tab/><text:tab/><text:tab/> <text:s/><text:tab/> </text:span><text:span text:style-name="T143">1-N</text:span></text:p>
      <text:p text:style-name="P374"><draw:line text:anchor-type="paragraph" draw:z-index="194" draw:name="Shape7" draw:style-name="gr1" draw:text-style-name="P389" svg:x1="5.262cm" svg:y1="0.219cm" svg:x2="7.925cm" svg:y2="0.219cm"><text:p/></draw:line><draw:line text:anchor-type="paragraph" draw:z-index="195" draw:name="Shape8" draw:style-name="gr1" draw:text-style-name="P389" svg:x1="7.273cm" svg:y1="0.219cm" svg:x2="7.356cm" svg:y2="0.219cm"><text:p/></draw:line><draw:line text:anchor-type="paragraph" draw:z-index="196" draw:name="Shape9" draw:style-name="gr1" draw:text-style-name="P389" svg:x1="7.678cm" svg:y1="0.055cm" svg:x2="8.025cm" svg:y2="0.219cm"><text:p/></draw:line><draw:line text:anchor-type="paragraph" draw:z-index="197" draw:name="Shape17" draw:style-name="gr1" draw:text-style-name="P389" svg:x1="8cm" svg:y1="0.219cm" svg:x2="7.679cm" svg:y2="0.394cm"><text:p/></draw:line><text:span text:style-name="T130"><text:tab/> <text:s/></text:span><text:span text:style-name="T178">NodeHead</text:span><text:span text:style-name="T131"><text:tab/><text:tab/><text:tab/><text:tab/><text:tab/></text:span><text:span text:style-name="T130"> </text:span><text:span text:style-name="T127"><text:s/></text:span><text:span text:style-name="T178">NodeHeadValue</text:span></text:p>
      <text:p text:style-name="P376"/>
      <text:p text:style-name="P367"><text:span text:style-name="T144"><text:tab/><text:tab/><text:tab/><text:tab/> <text:s/><text:tab/> </text:span><text:span text:style-name="T143">1-N</text:span></text:p>
      <text:p text:style-name="P374"><draw:line text:anchor-type="paragraph" draw:z-index="198" draw:name="Shape7" draw:style-name="gr1" draw:text-style-name="P389" svg:x1="5.262cm" svg:y1="0.219cm" svg:x2="7.925cm" svg:y2="0.219cm"><text:p/></draw:line><draw:line text:anchor-type="paragraph" draw:z-index="199" draw:name="Shape8" draw:style-name="gr1" draw:text-style-name="P389" svg:x1="7.273cm" svg:y1="0.219cm" svg:x2="7.356cm" svg:y2="0.219cm"><text:p/></draw:line><draw:line text:anchor-type="paragraph" draw:z-index="200" draw:name="Shape9" draw:style-name="gr1" draw:text-style-name="P389" svg:x1="7.678cm" svg:y1="0.055cm" svg:x2="8.025cm" svg:y2="0.219cm"><text:p/></draw:line><draw:line text:anchor-type="paragraph" draw:z-index="201" draw:name="Shape17" draw:style-name="gr1" draw:text-style-name="P389" svg:x1="8cm" svg:y1="0.219cm" svg:x2="7.679cm" svg:y2="0.394cm"><text:p/></draw:line><text:span text:style-name="T130"><text:tab/> <text:s/></text:span><text:span text:style-name="T178">NodeHeadRowSign</text:span><text:span text:style-name="T131"><text:tab/><text:tab/><text:tab/><text:tab/> <text:s/></text:span><text:span text:style-name="T178">NodeHeadValue</text:span></text:p>
      <text:p text:style-name="P376"/>
      <text:p text:style-name="P367"><text:span text:style-name="T144"><text:tab/><text:tab/><text:tab/><text:tab/> <text:s/><text:tab/> N</text:span><text:span text:style-name="T143">-N</text:span></text:p>
      <text:p text:style-name="P374"><draw:line text:anchor-type="paragraph" draw:z-index="202" draw:name="Shape7" draw:style-name="gr1" draw:text-style-name="P389" svg:x1="5.262cm" svg:y1="0.219cm" svg:x2="7.925cm" svg:y2="0.219cm"><text:p/></draw:line><draw:line text:anchor-type="paragraph" draw:z-index="203" draw:name="Shape8" draw:style-name="gr1" draw:text-style-name="P389" svg:x1="7.273cm" svg:y1="0.219cm" svg:x2="7.356cm" svg:y2="0.219cm"><text:p/></draw:line><draw:line text:anchor-type="paragraph" draw:z-index="204" draw:name="Shape9" draw:style-name="gr1" draw:text-style-name="P389" svg:x1="7.678cm" svg:y1="0.055cm" svg:x2="8.025cm" svg:y2="0.219cm"><text:p/></draw:line><draw:line text:anchor-type="paragraph" draw:z-index="205" draw:name="Shape17" draw:style-name="gr1" draw:text-style-name="P389" svg:x1="8cm" svg:y1="0.219cm" svg:x2="7.679cm" svg:y2="0.394cm"><text:p/></draw:line><text:span text:style-name="T130"><text:tab/> <text:s/></text:span><text:span text:style-name="T127">ProgressNode</text:span><text:span text:style-name="T131"><text:tab/><text:tab/><text:tab/><text:tab/> <text:s/></text:span><text:span text:style-name="T127">TaskReceive</text:span></text:p>
      <text:p text:style-name="P376"/>
      <text:p text:style-name="P371"><text:tab/></text:p>
      <text:p text:style-name="P369"><text:tab/><text:tab/><text:tab/></text:p>
      <text:p text:style-name="P355"><text:span text:style-name="T121"><text:s text:c="4"/>13.4</text:span>思路</text:p>
      <text:p text:style-name="P382"><text:span text:style-name="T8"><text:tab/></text:span><text:span text:style-name="T64">1</text:span><text:span text:style-name="T66">2</text:span><text:span text:style-name="T9">.</text:span><text:span text:style-name="T10">4.1 </text:span><text:span text:style-name="T43">参考一下ISSP – 任务分配 <text:s/>功能</text:span></text:p>
      <text:p text:style-name="P387"><text:tab/>12.4.2 创建项目，根据项目创建进度表，自定义进度表表头且记录表头信息</text:p>
      <text:p text:style-name="P387"><text:tab/>12.4.3 增删改查 进度表行信息，行信息包括：行标记，排序后的表头及对应的表头值</text:p>
      <text:p text:style-name="P387"><text:tab/>12.4.4 根据项目进度表创建进度节点，自定义节点表头且记录表头信息</text:p>
      <text:p text:style-name="P387"><text:tab/>12.4.<text:span text:style-name="T207">5</text:span> 自定义完整的进度表后，与任务接收中选中对应的节点进行任务下发。</text:p>
      <text:p text:style-name="P387"><text:tab/>12.4.<text:span text:style-name="T207">6</text:span> 提示：本模块还有自定义汇总未编写，详细情况请与李杨沟通。</text:p>
      <text:p text:style-name="P387"/>
      <text:p text:style-name="P385"/>
      <text:p text:style-name="P380"><text:span text:style-name="T162">十四、内部推荐</text:span>（<text:span text:style-name="T194">interiorrecommend</text:span>）思路文档</text:p>
      <text:p text:style-name="P380"/>
      <text:p text:style-name="P380"><text:span text:style-name="T119"><text:s text:c="3"/>14.1 </text:span>模块名</text:p>
      <text:p text:style-name="P380"><text:s text:c="10"/>内部推荐</text:p>
      <text:p text:style-name="P380"><text:span text:style-name="T119"><text:s text:c="3"/>14.2 </text:span>goddess对应的模块名</text:p>
      <text:p text:style-name="P380"><text:tab/> <text:s text:c="2"/><text:span text:style-name="T194">interiorrecommend</text:span>,<text:span text:style-name="T194">interiorrecommend-api,</text:span></text:p>
      <text:p text:style-name="P380"><text:tab/> <text:s text:c="2"/><text:span text:style-name="T194">interiorrecommend</text:span>-consumer,<text:span text:style-name="T194">interiorrecommend</text:span>-provider</text:p>
      <text:p text:style-name="P381"><text:s text:c="3"/><text:span text:style-name="T189">14</text:span>.3 表关联</text:p>
      <text:p text:style-name="P383"><text:span text:style-name="T50"><text:tab/> <text:s/></text:span><text:span text:style-name="T99">1</text:span><text:span text:style-name="T51">.</text:span><text:span text:style-name="T45">AwardInfo</text:span><text:span text:style-name="T51">：</text:span><text:span text:style-name="T54">推荐奖励信息</text:span><text:span text:style-name="T51">表</text:span></text:p>
      <text:p text:style-name="P383"><text:span text:style-name="T50"><text:tab/> <text:s/></text:span><text:span text:style-name="T100">2</text:span><text:span text:style-name="T51">.</text:span><text:span text:style-name="T45">AwardStandard</text:span><text:span text:style-name="T51">：推荐奖励要求标准</text:span><text:span text:style-name="T53">表</text:span></text:p>
      <text:p text:style-name="P383"><text:span text:style-name="T50"><text:tab/> <text:s/></text:span><text:span text:style-name="T101">3</text:span><text:span text:style-name="T51">.</text:span><text:span text:style-name="T45">RecommendAssessDetail</text:span><text:span text:style-name="T51">：考核内容</text:span><text:span text:style-name="T55">表</text:span></text:p>
      <text:p text:style-name="P383"><text:span text:style-name="T50"><text:tab/> <text:s/></text:span><text:span text:style-name="T102">4</text:span><text:span text:style-name="T51">.</text:span><text:span text:style-name="T45">RecommendContent</text:span><text:span text:style-name="T51">：</text:span><text:span text:style-name="T54">推荐内容</text:span><text:span text:style-name="T51">表</text:span></text:p>
      <text:p text:style-name="P383"><text:span text:style-name="T50"><text:tab/> <text:s/></text:span><text:span text:style-name="T102">5</text:span><text:span text:style-name="T51">.</text:span><text:span text:style-name="T45">RecommendInfo</text:span><text:span text:style-name="T51">：推荐信息</text:span><text:span text:style-name="T53">表</text:span></text:p>
      <text:p text:style-name="P383"><text:span text:style-name="T55"><text:tab/> <text:s/></text:span><text:span text:style-name="T102">6</text:span><text:span text:style-name="T51">.</text:span><text:span text:style-name="T45">RecommendRequire</text:span><text:span text:style-name="T51">：推荐要求</text:span><text:span text:style-name="T55">表</text:span></text:p>
      <text:p text:style-name="P383"><text:span text:style-name="T55"><text:tab/> <text:s/></text:span><text:span text:style-name="T103">7</text:span><text:span text:style-name="T51">.</text:span><text:span text:style-name="T45">RecommendScheme</text:span><text:span text:style-name="T51">：推荐方案</text:span><text:span text:style-name="T55">表</text:span></text:p>
      <text:p text:style-name="P383"><text:span text:style-name="T50"><text:tab/> <text:s/></text:span><text:span text:style-name="T103">8</text:span><text:span text:style-name="T51">.</text:span><text:span text:style-name="T45">RecommendType</text:span><text:span text:style-name="T51">：</text:span><text:span text:style-name="T54">推荐类型设定</text:span><text:span text:style-name="T51">表</text:span></text:p>
      <text:p text:style-name="P360"/>
      <text:p text:style-name="P373"/>
      <text:p text:style-name="P372"><text:soft-page-break/></text:p>
      <text:p text:style-name="P370"/>
      <text:p text:style-name="P354"/>
      <text:p text:style-name="P355"><text:tab/>关系：</text:p>
      <text:p text:style-name="P369"><text:tab/><text:tab/><text:tab/><text:tab/><text:tab/></text:p>
      <text:p text:style-name="P369"/>
      <text:p text:style-name="P367"><text:span text:style-name="T144"><text:tab/><text:tab/><text:tab/><text:tab/> <text:s/><text:tab/> </text:span><text:span text:style-name="T151">N</text:span><text:span text:style-name="T143">-1</text:span></text:p>
      <text:p text:style-name="P374"><draw:line text:anchor-type="paragraph" draw:z-index="206" draw:name="Shape7" draw:style-name="gr1" draw:text-style-name="P389" svg:x1="5.262cm" svg:y1="0.219cm" svg:x2="7.925cm" svg:y2="0.219cm"><text:p/></draw:line><draw:line text:anchor-type="paragraph" draw:z-index="207" draw:name="Shape8" draw:style-name="gr1" draw:text-style-name="P389" svg:x1="7.273cm" svg:y1="0.219cm" svg:x2="7.356cm" svg:y2="0.219cm"><text:p/></draw:line><draw:line text:anchor-type="paragraph" draw:z-index="208" draw:name="Shape9" draw:style-name="gr1" draw:text-style-name="P389" svg:x1="7.678cm" svg:y1="0.055cm" svg:x2="8.025cm" svg:y2="0.219cm"><text:p/></draw:line><draw:line text:anchor-type="paragraph" draw:z-index="209" draw:name="Shape17" draw:style-name="gr1" draw:text-style-name="P389" svg:x1="8cm" svg:y1="0.219cm" svg:x2="7.679cm" svg:y2="0.394cm"><text:p/></draw:line><text:span text:style-name="T139"><text:tab/> <text:s/></text:span><text:span text:style-name="T178">AwardStandard</text:span><text:span text:style-name="T131"><text:tab/><text:tab/><text:tab/><text:tab/></text:span><text:span text:style-name="T127">RecommendRequire</text:span></text:p>
      <text:p text:style-name="P377"/>
      <text:p text:style-name="P367"><text:span text:style-name="T144"><text:tab/><text:tab/><text:tab/><text:tab/> <text:s/><text:tab/> </text:span><text:span text:style-name="T151">N</text:span><text:span text:style-name="T143">-1</text:span></text:p>
      <text:p text:style-name="P374"><draw:line text:anchor-type="paragraph" draw:z-index="210" draw:name="Shape7" draw:style-name="gr1" draw:text-style-name="P389" svg:x1="5.262cm" svg:y1="0.219cm" svg:x2="7.925cm" svg:y2="0.219cm"><text:p/></draw:line><draw:line text:anchor-type="paragraph" draw:z-index="211" draw:name="Shape8" draw:style-name="gr1" draw:text-style-name="P389" svg:x1="7.273cm" svg:y1="0.219cm" svg:x2="7.356cm" svg:y2="0.219cm"><text:p/></draw:line><draw:line text:anchor-type="paragraph" draw:z-index="212" draw:name="Shape9" draw:style-name="gr1" draw:text-style-name="P389" svg:x1="7.678cm" svg:y1="0.055cm" svg:x2="8.025cm" svg:y2="0.219cm"><text:p/></draw:line><draw:line text:anchor-type="paragraph" draw:z-index="213" draw:name="Shape17" draw:style-name="gr1" draw:text-style-name="P389" svg:x1="8cm" svg:y1="0.219cm" svg:x2="7.679cm" svg:y2="0.394cm"><text:p/></draw:line><text:span text:style-name="T130"><text:tab/> <text:s/></text:span><text:span text:style-name="T127">RecommendInfo</text:span><text:span text:style-name="T131"><text:tab/><text:tab/><text:tab/><text:tab/></text:span><text:span text:style-name="T130"> </text:span><text:span text:style-name="T127">RecommendRequire</text:span></text:p>
      <text:p text:style-name="P376"/>
      <text:p text:style-name="P367"><text:span text:style-name="T144"><text:tab/><text:tab/><text:tab/><text:tab/> <text:s/><text:tab/> </text:span><text:span text:style-name="T151">1</text:span><text:span text:style-name="T143">-N</text:span></text:p>
      <text:p text:style-name="P374"><draw:line text:anchor-type="paragraph" draw:z-index="226" draw:name="Shape7" draw:style-name="gr1" draw:text-style-name="P389" svg:x1="5.262cm" svg:y1="0.219cm" svg:x2="7.925cm" svg:y2="0.219cm"><text:p/></draw:line><draw:line text:anchor-type="paragraph" draw:z-index="227" draw:name="Shape8" draw:style-name="gr1" draw:text-style-name="P389" svg:x1="7.273cm" svg:y1="0.219cm" svg:x2="7.356cm" svg:y2="0.219cm"><text:p/></draw:line><draw:line text:anchor-type="paragraph" draw:z-index="228" draw:name="Shape9" draw:style-name="gr1" draw:text-style-name="P389" svg:x1="7.678cm" svg:y1="0.055cm" svg:x2="8.025cm" svg:y2="0.219cm"><text:p/></draw:line><draw:line text:anchor-type="paragraph" draw:z-index="229" draw:name="Shape17" draw:style-name="gr1" draw:text-style-name="P389" svg:x1="8cm" svg:y1="0.219cm" svg:x2="7.679cm" svg:y2="0.394cm"><text:p/></draw:line><text:span text:style-name="T130"><text:tab/> <text:s/></text:span><text:span text:style-name="T127">RecommendInfo</text:span><text:span text:style-name="T131"><text:tab/><text:tab/><text:tab/><text:tab/></text:span><text:span text:style-name="T130"> </text:span><text:span text:style-name="T178">RecommendContent</text:span></text:p>
      <text:p text:style-name="P376"/>
      <text:p text:style-name="P376"/>
      <text:p text:style-name="P367"><text:span text:style-name="T144"><text:tab/><text:tab/><text:tab/><text:tab/> <text:s/><text:tab/> </text:span><text:span text:style-name="T143">1-N</text:span></text:p>
      <text:p text:style-name="P366"><draw:line text:anchor-type="paragraph" draw:z-index="230" draw:name="Shape7" draw:style-name="gr1" draw:text-style-name="P389" svg:x1="5.262cm" svg:y1="0.219cm" svg:x2="7.925cm" svg:y2="0.219cm"><text:p/></draw:line><draw:line text:anchor-type="paragraph" draw:z-index="231" draw:name="Shape8" draw:style-name="gr1" draw:text-style-name="P389" svg:x1="7.273cm" svg:y1="0.219cm" svg:x2="7.356cm" svg:y2="0.219cm"><text:p/></draw:line><draw:line text:anchor-type="paragraph" draw:z-index="232" draw:name="Shape9" draw:style-name="gr1" draw:text-style-name="P389" svg:x1="7.678cm" svg:y1="0.055cm" svg:x2="8.025cm" svg:y2="0.219cm"><text:p/></draw:line><draw:line text:anchor-type="paragraph" draw:z-index="233" draw:name="Shape17" draw:style-name="gr1" draw:text-style-name="P389" svg:x1="8cm" svg:y1="0.219cm" svg:x2="7.679cm" svg:y2="0.394cm"><text:p/></draw:line><text:span text:style-name="T132"><text:tab/> <text:s/></text:span><text:span text:style-name="T125">RecommendRequire</text:span><text:span text:style-name="T128"><text:tab/><text:tab/><text:tab/><text:tab/> </text:span><text:span text:style-name="T177">RecommendAssessDetail</text:span></text:p>
      <text:p text:style-name="P376"/>
      <text:p text:style-name="P367"><text:span text:style-name="T144"><text:tab/><text:tab/><text:tab/><text:tab/> <text:s/><text:tab/> </text:span><text:span text:style-name="T151">N</text:span><text:span text:style-name="T143">-1</text:span></text:p>
      <text:p text:style-name="P374"><draw:line text:anchor-type="paragraph" draw:z-index="214" draw:name="Shape7" draw:style-name="gr1" draw:text-style-name="P389" svg:x1="5.262cm" svg:y1="0.219cm" svg:x2="7.925cm" svg:y2="0.219cm"><text:p/></draw:line><draw:line text:anchor-type="paragraph" draw:z-index="215" draw:name="Shape8" draw:style-name="gr1" draw:text-style-name="P389" svg:x1="7.273cm" svg:y1="0.219cm" svg:x2="7.356cm" svg:y2="0.219cm"><text:p/></draw:line><draw:line text:anchor-type="paragraph" draw:z-index="216" draw:name="Shape9" draw:style-name="gr1" draw:text-style-name="P389" svg:x1="7.678cm" svg:y1="0.055cm" svg:x2="8.025cm" svg:y2="0.219cm"><text:p/></draw:line><draw:line text:anchor-type="paragraph" draw:z-index="217" draw:name="Shape17" draw:style-name="gr1" draw:text-style-name="P389" svg:x1="8cm" svg:y1="0.219cm" svg:x2="7.679cm" svg:y2="0.394cm"><text:p/></draw:line><text:span text:style-name="T130"><text:tab/> <text:s/></text:span><text:span text:style-name="T127">RecommendRequire</text:span><text:span text:style-name="T131"><text:tab/><text:tab/><text:tab/><text:tab/></text:span><text:span text:style-name="T127">RecommendScheme</text:span></text:p>
      <text:p text:style-name="P377"/>
      <text:p text:style-name="P367"><text:span text:style-name="T144"><text:tab/><text:tab/><text:tab/><text:tab/> <text:s/><text:tab/> </text:span><text:span text:style-name="T151">N</text:span><text:span text:style-name="T143">-1</text:span></text:p>
      <text:p text:style-name="P367"/>
      <text:p text:style-name="P374"><draw:line text:anchor-type="paragraph" draw:z-index="218" draw:name="Shape7" draw:style-name="gr1" draw:text-style-name="P389" svg:x1="5.262cm" svg:y1="0.219cm" svg:x2="7.925cm" svg:y2="0.219cm"><text:p/></draw:line><draw:line text:anchor-type="paragraph" draw:z-index="219" draw:name="Shape8" draw:style-name="gr1" draw:text-style-name="P389" svg:x1="7.273cm" svg:y1="0.219cm" svg:x2="7.356cm" svg:y2="0.219cm"><text:p/></draw:line><draw:line text:anchor-type="paragraph" draw:z-index="220" draw:name="Shape9" draw:style-name="gr1" draw:text-style-name="P389" svg:x1="7.678cm" svg:y1="0.055cm" svg:x2="8.025cm" svg:y2="0.219cm"><text:p/></draw:line><draw:line text:anchor-type="paragraph" draw:z-index="221" draw:name="Shape17" draw:style-name="gr1" draw:text-style-name="P389" svg:x1="8cm" svg:y1="0.219cm" svg:x2="7.679cm" svg:y2="0.394cm"><text:p/></draw:line><text:span text:style-name="T130"><text:tab/> <text:s/></text:span><text:span text:style-name="T127">RecommendRequire</text:span><text:span text:style-name="T131"><text:tab/><text:tab/><text:tab/><text:tab/></text:span><text:span text:style-name="T127">RecommendType</text:span></text:p>
      <text:p text:style-name="P376"/>
      <text:p text:style-name="P367"><text:span text:style-name="T144"><text:tab/><text:tab/><text:tab/><text:tab/> <text:s/><text:tab/> </text:span><text:span text:style-name="T143">1-1</text:span></text:p>
      <text:p text:style-name="P374"><draw:line text:anchor-type="paragraph" draw:z-index="222" draw:name="Shape7" draw:style-name="gr1" draw:text-style-name="P389" svg:x1="5.262cm" svg:y1="0.219cm" svg:x2="7.925cm" svg:y2="0.219cm"><text:p/></draw:line><draw:line text:anchor-type="paragraph" draw:z-index="223" draw:name="Shape8" draw:style-name="gr1" draw:text-style-name="P389" svg:x1="7.273cm" svg:y1="0.219cm" svg:x2="7.356cm" svg:y2="0.219cm"><text:p/></draw:line><draw:line text:anchor-type="paragraph" draw:z-index="224" draw:name="Shape9" draw:style-name="gr1" draw:text-style-name="P389" svg:x1="7.678cm" svg:y1="0.055cm" svg:x2="8.025cm" svg:y2="0.219cm"><text:p/></draw:line><draw:line text:anchor-type="paragraph" draw:z-index="225" draw:name="Shape17" draw:style-name="gr1" draw:text-style-name="P389" svg:x1="8cm" svg:y1="0.219cm" svg:x2="7.679cm" svg:y2="0.394cm"><text:p/></draw:line><text:span text:style-name="T130"><text:tab/> <text:s/></text:span><text:span text:style-name="T127">AwardInfo</text:span><text:span text:style-name="T131"><text:tab/><text:tab/><text:tab/><text:tab/><text:tab/> <text:s/></text:span><text:span text:style-name="T127">RecommendInfo</text:span></text:p>
      <text:p text:style-name="P367"/>
      <text:p text:style-name="P371"/>
      <text:p text:style-name="P369"><text:tab/><text:tab/><text:tab/></text:p>
      <text:p text:style-name="P355"><text:span text:style-name="T121"><text:s text:c="4"/>14.4</text:span>思路</text:p>
      <text:p text:style-name="P382"><text:span text:style-name="T8"><text:tab/></text:span><text:span text:style-name="T64">1</text:span><text:span text:style-name="T73">4</text:span><text:span text:style-name="T9">.</text:span><text:span text:style-name="T10">4.1 </text:span><text:span text:style-name="T67">推荐方案为简单的增删改查，并由对应的部门审核方案是否通过</text:span></text:p>
      <text:p text:style-name="P387"><text:tab/>1<text:span text:style-name="T198">4</text:span>.4.2 推荐类型设定为对类型列表进行定义，只要简单的增删改查</text:p>
      <text:p text:style-name="P387"><text:tab/>1<text:span text:style-name="T198">4</text:span>.4.3 添加、编辑推荐要求设定时，需要把推荐考核内容以LIST的形式提交到后台</text:p>
      <text:p text:style-name="P387"><text:tab/>1<text:span text:style-name="T199">4</text:span>.4.4 添加、编辑推荐信息时，需要把推荐内容以LIST的形式提交到后台</text:p>
      <text:p text:style-name="P357"><text:s text:c="4"/>14.5未完成</text:p>
      <text:p text:style-name="P355"><text:tab/><text:span text:style-name="T208">14.5.1 //TODO 各职位审核推荐方案时，尚为添加组织职位判断</text:span></text:p>
      <text:p text:style-name="P355"><text:tab/><text:span text:style-name="T208">14.5.2 未添加模块权限</text:span></text:p>
      <text:p text:style-name="P355"><text:tab/><text:span text:style-name="T208">14.5.3 <text:tab/>//TODO </text:span><text:bookmark-start text:name="__DdeLink__8178_31532990411"/><text:span text:style-name="T208">审核</text:span><text:bookmark-end text:name="__DdeLink__8178_31532990411"/><text:span text:style-name="T208">功能未判断审核人，当时</text:span><text:span text:style-name="T218">未明确</text:span><text:span text:style-name="T216">组织结</text:span><text:span text:style-name="T218">构信息及</text:span><text:span text:style-name="T216">账务</text:span><text:span text:style-name="T218">模</text:span><text:span text:style-name="T216">块审</text:span><text:span text:style-name="T218">核</text:span><text:span text:style-name="T216">对</text:span><text:span text:style-name="T218">象</text:span><text:span text:style-name="T208">。</text:span></text:p>
      <text:p text:style-name="P361"/>
      <text:p text:style-name="P361"/>
      <text:p text:style-name="P380"><text:span text:style-name="T162">十五、</text:span><text:bookmark-start text:name="__DdeLink__4265_315329904"/><text:span text:style-name="T162">车辆信息管理</text:span><text:bookmark-end text:name="__DdeLink__4265_315329904"/>（<text:span text:style-name="T209">carinfo</text:span>）思路文档 <text:s/>注意：所有用到以前driverinfo模块的以后改成carinfo</text:p>
      <text:p text:style-name="P380"/>
      <text:p text:style-name="P383"><text:span text:style-name="T171"><text:s text:c="3"/>15.1 </text:span><text:span text:style-name="T172">模块名</text:span><text:span text:style-name="T111">a89f1ae0-a3e4-4629-9666-4b08184de7d8</text:span></text:p>
      <text:p text:style-name="P380"/>
      <text:p text:style-name="P380"><text:s text:c="10"/><text:span text:style-name="T162">车辆信息管理</text:span></text:p>
      <text:p text:style-name="P380"><text:span text:style-name="T119"><text:s text:c="3"/>15.2 </text:span>goddess对应的模块名</text:p>
      <text:p text:style-name="P380"><text:tab/> <text:s text:c="2"/><text:span text:style-name="T209">carinfo</text:span>,<text:span text:style-name="T209">carinfo-api,</text:span></text:p>
      <text:p text:style-name="P380"><text:tab/> <text:s text:c="2"/><text:span text:style-name="T209">carinfo</text:span>-consumer,<text:span text:style-name="T209">carinfo</text:span>-provider</text:p>
      <text:p text:style-name="P381"><text:s text:c="3"/><text:span text:style-name="T189">15</text:span>.3 表关联</text:p>
      <text:p text:style-name="P383"><text:span text:style-name="T50"><text:tab/> <text:s/></text:span><text:span text:style-name="T99">1</text:span><text:span text:style-name="T51">.</text:span><text:span text:style-name="T45">DriverInfo</text:span><text:span text:style-name="T51">：司机</text:span><text:span text:style-name="T54">信息</text:span><text:span text:style-name="T51">表</text:span></text:p>
      <text:p text:style-name="P383"><text:span text:style-name="T50"><text:tab/> <text:s/></text:span><text:span text:style-name="T100">2</text:span><text:span text:style-name="T51">.</text:span><text:span text:style-name="T45">DriverRecruit</text:span><text:span text:style-name="T51">：司机</text:span><text:span text:style-name="T62">招聘</text:span><text:span text:style-name="T53">表</text:span></text:p>
      <text:p text:style-name="P354"/>
      <text:p text:style-name="P355"><text:tab/>关系：</text:p>
      <text:p text:style-name="P369"><text:tab/><text:tab/><text:tab/><text:tab/><text:tab/></text:p>
      <text:p text:style-name="P369"><text:tab/><text:tab/><text:tab/></text:p>
      <text:p text:style-name="P355"><text:span text:style-name="T121"><text:s text:c="4"/>15.4</text:span>思路</text:p>
      <text:p text:style-name="P382"><text:span text:style-name="T8"><text:tab/></text:span><text:span text:style-name="T64">1</text:span><text:span text:style-name="T80">6</text:span><text:span text:style-name="T9">.</text:span><text:span text:style-name="T10">4.1 </text:span><text:span text:style-name="T78">司机信息和招聘洗无表关联</text:span><text:span text:style-name="T79">存在业务关联</text:span><text:span text:style-name="T78">，当审核通过时复制司机招聘信息到司机信息表，为简单</text:span><text:span text:style-name="T67">增删改查<text:tab/><text:tab/> <text:s text:c="10"/>分别记录对应的信息</text:span></text:p>
      <text:p text:style-name="P357"><text:s text:c="4"/>1<text:span text:style-name="T214">5</text:span>.5未完成</text:p>
      <text:p text:style-name="P374"><text:bookmark-start text:name="__DdeLink__4276_3153299041"/><text:soft-page-break/><text:span text:style-name="T164"><text:tab/></text:span><text:span text:style-name="T166">1</text:span><text:span text:style-name="T169">6</text:span><text:span text:style-name="T166">.5.1 每十五天发邮件于项目经理、商务人员提示是否需要新增招聘司机（项目经理及商务人员未明确，请沟通了 <text:tab/> <text:tab/> <text:s text:c="10"/>解一下需求再编写定时器接口，编写完定时器接口需要在贵钦的定时器模块（quartz）中添加模块依赖及添 <text:s text:c="13"/><text:tab/> <text:s text:c="10"/>加对应定时规则：</text:span></text:p>
      <text:p text:style-name="P374"><text:span text:style-name="T166"><text:tab/><text:tab/><text:tab/>”每月十五号十点”----</text:span><text:span text:style-name="T167">&gt;</text:span><text:span text:style-name="T166">“</text:span><text:span text:style-name="T210">0 15 10 15 * ?</text:span><text:span text:style-name="T166">”和”每月最后一天</text:span><text:span text:style-name="T168">十点</text:span><text:span text:style-name="T166">”----</text:span><text:span text:style-name="T167">&gt;</text:span><text:span text:style-name="T166">“</text:span><text:span text:style-name="T210">0 </text:span><text:span text:style-name="T211">0</text:span><text:span text:style-name="T210"> 10 L * ?</text:span><text:span text:style-name="T166">”。</text:span><text:bookmark-end text:name="__DdeLink__4276_3153299041"/></text:p>
      <text:p text:style-name="P374"><text:span text:style-name="T164"><text:tab/></text:span><text:span text:style-name="T166">1</text:span><text:span text:style-name="T169">6</text:span><text:span text:style-name="T166">.5.</text:span><text:span text:style-name="T170">2</text:span><text:span text:style-name="T166"> <text:tab/></text:span><text:span text:style-name="T164">权限功能尚未添加，可以联系流程图负责人进行沟通添加对应的权限，在添加权限时注意userToken跨模块<text:tab/><text:tab/>丢失问题。</text:span></text:p>
      <text:p text:style-name="P362"/>
      <text:p text:style-name="P380"><text:span text:style-name="T162">十六、租车协议</text:span><text:bookmark-start text:name="__DdeLink__4265_3153299041"/><text:span text:style-name="T162">管理</text:span><text:bookmark-end text:name="__DdeLink__4265_3153299041"/>（<text:span text:style-name="T212">rentcar</text:span>）思路文档</text:p>
      <text:p text:style-name="P380"/>
      <text:p text:style-name="P380"><text:span text:style-name="T119"><text:s text:c="3"/>16.1 </text:span>模块名<text:span text:style-name="T225">`</text:span></text:p>
      <text:p text:style-name="P380"><text:s text:c="9"/><text:span text:style-name="T162">租车协议</text:span><text:bookmark-start text:name="__DdeLink__4265_31532990411"/><text:span text:style-name="T162">管理</text:span><text:bookmark-end text:name="__DdeLink__4265_31532990411"/></text:p>
      <text:p text:style-name="P380"><text:span text:style-name="T119"><text:s text:c="3"/>16.2 </text:span>goddess对应的模块名</text:p>
      <text:p text:style-name="P380"><text:tab/> <text:s text:c="2"/><text:span text:style-name="T212">rentcar</text:span>,<text:span text:style-name="T212">rentcar-api,</text:span></text:p>
      <text:p text:style-name="P380"><text:tab/> <text:s text:c="2"/><text:span text:style-name="T212">rentcar</text:span>-consumer,<text:span text:style-name="T212">rentcar</text:span>-provider</text:p>
      <text:p text:style-name="P381"><text:s text:c="3"/><text:span text:style-name="T189">16</text:span>.3 表关联</text:p>
      <text:p text:style-name="P383"><draw:line text:anchor-type="paragraph" draw:z-index="234" draw:name="Shape7" draw:style-name="gr1" draw:text-style-name="P389" svg:x1="5.262cm" svg:y1="0.219cm" svg:x2="7.925cm" svg:y2="0.219cm"><text:p/></draw:line><draw:line text:anchor-type="paragraph" draw:z-index="235" draw:name="Shape8" draw:style-name="gr1" draw:text-style-name="P389" svg:x1="7.273cm" svg:y1="0.219cm" svg:x2="7.356cm" svg:y2="0.219cm"><text:p/></draw:line><draw:line text:anchor-type="paragraph" draw:z-index="236" draw:name="Shape9" draw:style-name="gr1" draw:text-style-name="P389" svg:x1="7.678cm" svg:y1="0.055cm" svg:x2="8.025cm" svg:y2="0.219cm"><text:p/></draw:line><draw:line text:anchor-type="paragraph" draw:z-index="237" draw:name="Shape17" draw:style-name="gr1" draw:text-style-name="P389" svg:x1="8cm" svg:y1="0.219cm" svg:x2="7.679cm" svg:y2="0.394cm"><text:p/></draw:line><text:span text:style-name="T50"><text:tab/> <text:s/></text:span><text:span text:style-name="T99">1</text:span><text:span text:style-name="T51">.</text:span><text:span text:style-name="T45">DriverInfo</text:span><text:span text:style-name="T51">：司机</text:span><text:span text:style-name="T54">信息</text:span><text:span text:style-name="T51">表</text:span></text:p>
      <text:p text:style-name="P383"><text:span text:style-name="T50"><text:tab/> <text:s/></text:span><text:span text:style-name="T100">2</text:span><text:span text:style-name="T51">.</text:span><text:span text:style-name="T45">DriverRecruit</text:span><text:span text:style-name="T51">：司机</text:span><text:span text:style-name="T62">招聘</text:span><text:span text:style-name="T53">表</text:span></text:p>
      <text:p text:style-name="P354"/>
      <text:p text:style-name="P355"><text:tab/>关系：</text:p>
      <text:p text:style-name="P369"><text:tab/><text:tab/><text:tab/><text:tab/><text:tab/></text:p>
      <text:p text:style-name="P369"><text:tab/><text:tab/><text:tab/></text:p>
      <text:p text:style-name="P355"><text:span text:style-name="T121"><text:s text:c="4"/>16.4</text:span>思路</text:p>
      <text:p text:style-name="P382"><text:span text:style-name="T8"><text:tab/></text:span><text:span text:style-name="T64">1</text:span><text:span text:style-name="T80">6</text:span><text:span text:style-name="T9">.</text:span><text:span text:style-name="T10">4.1 </text:span><text:span text:style-name="T78">司机信息和招聘洗无表关联</text:span><text:span text:style-name="T79">存在业务关联</text:span><text:span text:style-name="T78">，当审核通过时复制司机招聘信息到司机信息表，为简单</text:span><text:span text:style-name="T67">增删改查<text:tab/><text:tab/> <text:s text:c="10"/>分别记录对应的信息</text:span></text:p>
      <text:p text:style-name="P357"><text:s text:c="4"/>1<text:span text:style-name="T213">6</text:span>.5未完成</text:p>
      <text:p text:style-name="P374"><text:bookmark-start text:name="__DdeLink__4276_315329904"/><text:span text:style-name="T164"><text:tab/></text:span><text:span text:style-name="T166">1</text:span><text:span text:style-name="T169">6</text:span><text:span text:style-name="T166">.5.1 每十五天发邮件于项目经理、商务人员提示是否需要新增招聘司机（项目经理及商务人员未明确，请沟通了 <text:tab/> <text:tab/> <text:s text:c="10"/>解一下需求再编写定时器接口，编写完定时器接口需要在贵钦的定时器模块（quartz）中添加模块依赖及添 <text:s text:c="13"/><text:tab/> <text:s text:c="10"/>加对应定时规则：</text:span></text:p>
      <text:p text:style-name="P374"><text:span text:style-name="T166"><text:tab/><text:tab/><text:tab/>”每月十五号十点”----</text:span><text:span text:style-name="T167">&gt;</text:span><text:span text:style-name="T166">“</text:span><text:span text:style-name="T210">0 15 10 15 * ?</text:span><text:span text:style-name="T166">”和”每月最后一天</text:span><text:span text:style-name="T168">十点</text:span><text:span text:style-name="T166">”----</text:span><text:span text:style-name="T167">&gt;</text:span><text:span text:style-name="T166">“</text:span><text:span text:style-name="T210">0 </text:span><text:span text:style-name="T211">0</text:span><text:span text:style-name="T210"> 10 L * ?</text:span><text:span text:style-name="T166">”。</text:span><text:bookmark-end text:name="__DdeLink__4276_315329904"/></text:p>
      <text:p text:style-name="P374"><text:span text:style-name="T164"><text:tab/></text:span><text:span text:style-name="T166">1</text:span><text:span text:style-name="T169">6</text:span><text:span text:style-name="T166">.5.</text:span><text:span text:style-name="T170">2</text:span><text:span text:style-name="T166"> <text:tab/></text:span><text:span text:style-name="T164">权限功能尚未添加，可以联系流程图负责人进行沟通添加对应的权限，在添加权限时注意userToken跨模块<text:tab/><text:tab/>丢失问题。</text:span></text:p>
      <text:p text:style-name="P379"><text:span text:style-name="T219"><text:tab/></text:span><text:span text:style-name="T220">1</text:span><text:span text:style-name="T221">6</text:span><text:span text:style-name="T220">.5.</text:span><text:span text:style-name="T222">3</text:span><text:span text:style-name="T220"> <text:tab/>//TODO </text:span><text:bookmark-start text:name="__DdeLink__8178_3153299041"/><text:span text:style-name="T220">审核</text:span><text:bookmark-end text:name="__DdeLink__8178_3153299041"/><text:span text:style-name="T220">功能未</text:span><text:span text:style-name="T222">判断审核人，</text:span><text:span text:style-name="T223">当时</text:span><text:span text:style-name="T217">未明确</text:span><text:span text:style-name="T215">组织结</text:span><text:span text:style-name="T217">构信息及</text:span><text:span text:style-name="T215">账务</text:span><text:span text:style-name="T217">模</text:span><text:span text:style-name="T215">块审</text:span><text:span text:style-name="T217">核</text:span><text:span text:style-name="T215">对</text:span><text:span text:style-name="T217">象</text:span><text:span text:style-name="T220">。</text:span></text:p>
      <text:p text:style-name="P362"/>
      <text:p text:style-name="P362"/>
      <text:p text:style-name="P362"/>
      <text:p text:style-name="P380"><text:span text:style-name="T162">十七、员工节日福利</text:span>（<text:span text:style-name="T227">staffwelfare</text:span>）思路文档</text:p>
      <text:p text:style-name="P380"/>
      <text:p text:style-name="P380"><text:span text:style-name="T119"><text:s text:c="3"/>17.1 </text:span>模块名<text:span text:style-name="T225">`</text:span></text:p>
      <text:p text:style-name="P380"><text:s text:c="10"/><text:span text:style-name="T162">员工节日福利</text:span></text:p>
      <text:p text:style-name="P380"><text:span text:style-name="T119"><text:s text:c="3"/>17.2 </text:span>goddess对应的模块名</text:p>
      <text:p text:style-name="P380"><text:tab/> <text:s text:c="2"/><text:span text:style-name="T227">staffwelfare</text:span>,<text:span text:style-name="T227">staffwelfare-api,</text:span></text:p>
      <text:p text:style-name="P380"><text:tab/> <text:s text:c="2"/><text:span text:style-name="T227">staffwelfare</text:span>-consumer,<text:span text:style-name="T227">staffwelfare</text:span>-provider</text:p>
      <text:p text:style-name="P381"><text:s text:c="3"/><text:span text:style-name="T189">17</text:span>.3 表关联</text:p>
      <text:p text:style-name="P383"><text:span text:style-name="T50"><text:tab/> <text:s/></text:span><text:span text:style-name="T99">1</text:span><text:span text:style-name="T51">.</text:span><text:span text:style-name="T45">HeadPortraitHat</text:span><text:span text:style-name="T51">：</text:span><text:span text:style-name="T63">头像帽表</text:span></text:p>
      <text:p text:style-name="P383"><text:span text:style-name="T50"><text:tab/> <text:s/></text:span><text:span text:style-name="T100">2</text:span><text:span text:style-name="T51">.</text:span><text:span text:style-name="T45">PersonalFestival</text:span><text:span text:style-name="T51">：</text:span><text:span text:style-name="T53">个人节日表<text:tab/> </text:span></text:p>
      <text:p text:style-name="P383"><text:span text:style-name="T53"><text:tab/> <text:s/></text:span><text:span text:style-name="T99">1</text:span><text:span text:style-name="T51">.</text:span><text:span text:style-name="T45">PersonalFestivalWish</text:span><text:span text:style-name="T51">：个人</text:span><text:span text:style-name="T63">节日祝福语表</text:span></text:p>
      <text:p text:style-name="P383"><text:span text:style-name="T53"><text:tab/> <text:s/></text:span><text:span text:style-name="T100">2</text:span><text:span text:style-name="T51">.</text:span><text:span text:style-name="T45">StaffBirthdayScheme</text:span><text:span text:style-name="T51">：</text:span><text:span text:style-name="T53">员工生日福利方案表</text:span></text:p>
      <text:p text:style-name="P383"><text:span text:style-name="T50"><text:tab/> <text:s/></text:span><text:span text:style-name="T99">1</text:span><text:span text:style-name="T51">.</text:span><text:span text:style-name="T45">StaffBirthDayWelfare</text:span><text:span text:style-name="T51">：</text:span><text:span text:style-name="T63">员工生日福利记录表</text:span></text:p>
      <text:p text:style-name="P383"><text:span text:style-name="T53"><text:tab/> <text:s/></text:span><text:span text:style-name="T100">2</text:span><text:span text:style-name="T51">.</text:span><text:span text:style-name="T45">ThankStatement</text:span><text:span text:style-name="T51">：</text:span><text:span text:style-name="T63">感谢语表</text:span></text:p>
      <text:p text:style-name="P374"><text:span text:style-name="T172"><text:tab/> <text:s/></text:span><text:span text:style-name="T228">2</text:span><text:span text:style-name="T173">.</text:span><text:span text:style-name="T126">WishesStatement</text:span><text:span text:style-name="T173">：</text:span><text:span text:style-name="T174">祝福语</text:span><text:span text:style-name="T173">表</text:span></text:p>
      <text:p text:style-name="P355"><text:tab/>关系：</text:p>
      <text:p text:style-name="P355"/>
      <text:p text:style-name="P367"><text:span text:style-name="T144"><text:tab/><text:tab/><text:tab/><text:tab/> <text:s/><text:tab/> </text:span><text:span text:style-name="T143">1-N</text:span></text:p>
      <text:p text:style-name="P355"><draw:line text:anchor-type="paragraph" draw:z-index="238" draw:name="Shape7" draw:style-name="gr1" draw:text-style-name="P389" svg:x1="5.262cm" svg:y1="0.219cm" svg:x2="7.925cm" svg:y2="0.219cm"><text:p/></draw:line><draw:line text:anchor-type="paragraph" draw:z-index="239" draw:name="Shape8" draw:style-name="gr1" draw:text-style-name="P389" svg:x1="7.273cm" svg:y1="0.219cm" svg:x2="7.356cm" svg:y2="0.219cm"><text:p/></draw:line><draw:line text:anchor-type="paragraph" draw:z-index="240" draw:name="Shape9" draw:style-name="gr1" draw:text-style-name="P389" svg:x1="7.678cm" svg:y1="0.055cm" svg:x2="8.025cm" svg:y2="0.219cm"><text:p/></draw:line><draw:line text:anchor-type="paragraph" draw:z-index="241" draw:name="Shape17" draw:style-name="gr1" draw:text-style-name="P389" svg:x1="8cm" svg:y1="0.219cm" svg:x2="7.679cm" svg:y2="0.394cm"><text:p/></draw:line><text:span text:style-name="T128"><text:tab/> <text:s/></text:span><text:span text:style-name="T179">PersonalFestival</text:span><text:span text:style-name="T129"><text:tab/><text:tab/><text:tab/><text:tab/><text:tab/> <text:s/></text:span><text:span text:style-name="T126"><text:s/></text:span><text:span text:style-name="T179">PersonalFestivalWish</text:span></text:p>
      <text:p text:style-name="P375"><text:tab/><text:tab/>除了本表外，其他的表无表结构关联，只是增删改查对应的信息。</text:p>
      <text:p text:style-name="P369"><text:tab/><text:tab/><text:tab/><text:tab/><text:tab/></text:p>
      <text:p text:style-name="P369"><text:tab/><text:tab/><text:tab/></text:p>
      <text:p text:style-name="P355"><text:span text:style-name="T121"><text:s text:c="4"/>17.4</text:span>思路</text:p>
      <text:p text:style-name="P382"><text:span text:style-name="T8"><text:tab/></text:span><text:span text:style-name="T64">1</text:span><text:span text:style-name="T81">7</text:span><text:span text:style-name="T9">.</text:span><text:span text:style-name="T10">4.1 </text:span><text:span text:style-name="T67">首先维护基础数据表</text:span><text:span text:style-name="T82">即感谢语表和祝福语表，该两表的数据为该模块维护公用的文本，即下拉列表，表结构 <text:tab/><text:tab/><text:tab/>无需关联（例如，某人生日，我可以选择一条祝福语或答谢语作为字段文本）</text:span></text:p>
      <text:p text:style-name="P363"/>
      <text:p text:style-name="P382"><text:soft-page-break/><text:span text:style-name="T8"><text:tab/></text:span><text:span text:style-name="T64">1</text:span><text:span text:style-name="T81">7</text:span><text:span text:style-name="T9">.</text:span><text:span text:style-name="T10">4.</text:span><text:span text:style-name="T83">2</text:span><text:span text:style-name="T10"> </text:span><text:span text:style-name="T82">头像帽表为记录图片信息，由于上传附件功能已经改变，需要修改保存图片信息的业务。</text:span></text:p>
      <text:p text:style-name="P382"><text:span text:style-name="T8"><text:tab/></text:span><text:span text:style-name="T64">1</text:span><text:span text:style-name="T81">7</text:span><text:span text:style-name="T9">.</text:span><text:span text:style-name="T10">4.</text:span><text:span text:style-name="T84">3</text:span><text:span text:style-name="T10"> </text:span><text:span text:style-name="T82">个人节日有允许查看的人员，对应的人员可以查看到数据进行个人节日祝福。</text:span></text:p>
      <text:p text:style-name="P382"><text:span text:style-name="T8"><text:tab/></text:span><text:span text:style-name="T64">1</text:span><text:span text:style-name="T81">7</text:span><text:span text:style-name="T9">.</text:span><text:span text:style-name="T10">4.</text:span><text:span text:style-name="T85">4</text:span><text:span text:style-name="T10"> </text:span><text:span text:style-name="T82">如果框架及技术可以支持，不妨考虑保持通讯技术判断</text:span></text:p>
      <text:p text:style-name="P357"><text:s text:c="4"/>1<text:span text:style-name="T226">7</text:span>.5未完成</text:p>
      <text:p text:style-name="P379"><text:bookmark-start text:name="__DdeLink__4276_3153299042"/><text:span text:style-name="T219"><text:tab/></text:span><text:span text:style-name="T220">1</text:span><text:span text:style-name="T224">7</text:span><text:span text:style-name="T220">.5.1 </text:span><text:bookmark-end text:name="__DdeLink__4276_3153299042"/><text:span text:style-name="T219">权限功能尚未添加，可以联系流程图负责人进行沟通添加对应的权限，在添加权限时注意userToken跨模块<text:tab/><text:tab/>丢失问题。</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svg:font-family="'DejaVu Sans'"/>
    <style:font-face style:name="DejaVu Sans Mono" svg:font-family="'DejaVu Sans Mono'"/>
    <style:font-face style:name="Lohit Devanagari1" svg:font-family="'Lohit Devanagari'"/>
    <style:font-face style:name="Microsoft Yahei" svg:font-family="'Microsoft Yahei', arial, sans-serif"/>
    <style:font-face style:name="思源黑体 CN Heavy" svg:font-family="'思源黑体 CN Heavy'"/>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思源黑体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 style:font-family-asian="'思源黑体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0$Linux_X86_64 LibreOffice_project/10$Build-2</meta:generator>
    <dc:date>2017-07-20T11:43:30.190130983</dc:date>
    <meta:editing-duration>PT18H1M30S</meta:editing-duration>
    <meta:editing-cycles>384</meta:editing-cycles>
    <meta:document-statistic meta:table-count="0" meta:image-count="0" meta:object-count="0" meta:page-count="12" meta:paragraph-count="500" meta:word-count="5047" meta:character-count="13743" meta:non-whitespace-character-count="10895"/>
  </office:meta>
</office:document-meta>
</file>